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1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1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pivotsubjects</text:p>
          </table:table-cell>
          <table:table-cell office:value-type="string" calcext:value-type="string">
            <text:p>dist_pivot</text:p>
          </table:table-cell>
          <table:table-cell office:value-type="string" calcext:value-type="string">
            <text:p>sumsubj_pivot</text:p>
          </table:table-cell>
          <table:table-cell office:value-type="string" calcext:value-type="string">
            <text:p>targetsubjects</text:p>
          </table:table-cell>
          <table:table-cell office:value-type="string" calcext:value-type="string">
            <text:p>dist_target</text:p>
          </table:table-cell>
          <table:table-cell office:value-type="string" calcext:value-type="string">
            <text:p>sumsub_target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tting-started,</text:p>
          </table:table-cell>
          <table:table-cell office:value-type="percentage" office:value="0.0001" calcext:value-type="percentage">
            <text:p>0.01%</text:p>
          </table:table-cell>
          <table:table-cell/>
          <table:table-cell office:value-type="string" calcext:value-type="string">
            <text:p>getting-started,</text:p>
          </table:table-cell>
          <table:table-cell office:value-type="percentage" office:value="0.0001" calcext:value-type="percentage">
            <text:p>0.01%</text:p>
          </table:table-cell>
          <table:table-cell/>
          <table:table-cell table:formula="of:=&quot;&lt;tr&gt;&lt;td&gt;&quot;&amp;[.A2]&amp;&quot;&lt;/td&gt;&lt;td&gt;&quot;&amp;[.C2]&amp;&quot;&lt;/td&gt;&lt;/tr&gt;&quot;" office:value-type="string" office:string-value="&lt;tr&gt;&lt;td&gt;getting-started,&lt;/td&gt;&lt;td&gt;&lt;/td&gt;&lt;/tr&gt;" calcext:value-type="string">
            <text:p>&lt;tr&gt;&lt;td&gt;getting-started,&lt;/td&gt;&lt;td&gt;&lt;/td&gt;&lt;/tr&gt;</text:p>
          </table:table-cell>
          <table:table-cell table:formula="of:=&quot;&lt;tr&gt;&lt;td&gt;&quot;&amp;[.A2]&amp;&quot;&lt;/td&gt;&lt;td&gt;&quot;&amp;[.F2]&amp;&quot;&lt;/td&gt;&lt;/tr&gt;&quot;" office:value-type="string" office:string-value="&lt;tr&gt;&lt;td&gt;getting-started,&lt;/td&gt;&lt;td&gt;&lt;/td&gt;&lt;/tr&gt;" calcext:value-type="string">
            <text:p>&lt;tr&gt;&lt;td&gt;getting-started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join-the-freecodecamp-community,</text:p>
          </table:table-cell>
          <table:table-cell office:value-type="percentage" office:value="0.0169" calcext:value-type="percentage">
            <text:p>1.69%</text:p>
          </table:table-cell>
          <table:table-cell/>
          <table:table-cell office:value-type="string" calcext:value-type="string">
            <text:p>join-the-freecodecamp-community,</text:p>
          </table:table-cell>
          <table:table-cell office:value-type="percentage" office:value="0.0141" calcext:value-type="percentage">
            <text:p>1.41%</text:p>
          </table:table-cell>
          <table:table-cell/>
          <table:table-cell table:formula="of:=&quot;&lt;tr&gt;&lt;td&gt;&quot;&amp;[.A3]&amp;&quot;&lt;/td&gt;&lt;td&gt;&quot;&amp;[.C3]&amp;&quot;&lt;/td&gt;&lt;/tr&gt;&quot;" office:value-type="string" office:string-value="&lt;tr&gt;&lt;td&gt;join-the-freecodecamp-community,&lt;/td&gt;&lt;td&gt;&lt;/td&gt;&lt;/tr&gt;" calcext:value-type="string">
            <text:p>&lt;tr&gt;&lt;td&gt;join-the-freecodecamp-community,&lt;/td&gt;&lt;td&gt;&lt;/td&gt;&lt;/tr&gt;</text:p>
          </table:table-cell>
          <table:table-cell table:formula="of:=&quot;&lt;tr&gt;&lt;td&gt;&quot;&amp;[.A3]&amp;&quot;&lt;/td&gt;&lt;td&gt;&quot;&amp;[.F3]&amp;&quot;&lt;/td&gt;&lt;/tr&gt;&quot;" office:value-type="string" office:string-value="&lt;tr&gt;&lt;td&gt;join-the-freecodecamp-community,&lt;/td&gt;&lt;td&gt;&lt;/td&gt;&lt;/tr&gt;" calcext:value-type="string">
            <text:p>&lt;tr&gt;&lt;td&gt;join-the-freecodecamp-community,&lt;/td&gt;&lt;td&gt;&lt;/td&gt;&lt;/tr&gt;</text:p>
          </table:table-cell>
        </table:table-row>
        <table:table-row table:style-name="ro1">
          <table:table-cell office:value-type="string" calcext:value-type="string">
            <text:p>responsive-web-design,</text:p>
          </table:table-cell>
          <table:table-cell office:value-type="percentage" office:value="0.0004" calcext:value-type="percentage">
            <text:p>0.04%</text:p>
          </table:table-cell>
          <table:table-cell table:style-name="ce1" table:formula="of:=SUM([Sheet1.B4:.B12])" office:value-type="percentage" office:value="0.1654" calcext:value-type="percentage">
            <text:p>16.54%</text:p>
          </table:table-cell>
          <table:table-cell office:value-type="string" calcext:value-type="string">
            <text:p>responsive-web-design,</text:p>
          </table:table-cell>
          <table:table-cell office:value-type="percentage" office:value="0.0003" calcext:value-type="percentage">
            <text:p>0.03%</text:p>
          </table:table-cell>
          <table:table-cell table:style-name="ce1" table:formula="of:=SUM([Sheet1.E4:.E12])" office:value-type="percentage" office:value="0.2509" calcext:value-type="percentage">
            <text:p>25.09%</text:p>
          </table:table-cell>
          <table:table-cell table:formula="of:=&quot;&lt;tr&gt;&lt;td&gt;&lt;div class='checkbox'&gt;&lt;label&gt;&lt;input type='checkbox' value=''&gt;&quot;&amp;[.A4]&amp;&quot;&lt;/label&gt;&lt;/div&gt;&lt;/td&gt;&lt;td&gt;&quot;&amp;[.C4]*100&amp;&quot;%&lt;/td&gt;&lt;/tr&gt;&quot;" office:value-type="string" office:string-value="&lt;tr&gt;&lt;td&gt;&lt;div class='checkbox'&gt;&lt;label&gt;&lt;input type='checkbox' value=''&gt;responsive-web-design,&lt;/label&gt;&lt;/div&gt;&lt;/td&gt;&lt;td&gt;16.54%&lt;/td&gt;&lt;/tr&gt;" calcext:value-type="string">
            <text:p>&lt;tr&gt;&lt;td&gt;&lt;div class='checkbox'&gt;&lt;label&gt;&lt;input type='checkbox' value=''&gt;responsive-web-design,&lt;/label&gt;&lt;/div&gt;&lt;/td&gt;&lt;td&gt;16.54%&lt;/td&gt;&lt;/tr&gt;</text:p>
          </table:table-cell>
          <table:table-cell table:formula="of:=&quot;&lt;tr&gt;&lt;td&gt;&lt;div class='checkbox'&gt;&lt;label&gt;&lt;input type='checkbox' value=''&gt;&quot;&amp;[.A4]&amp;&quot;&lt;/label&gt;&lt;/div&gt;&lt;/td&gt;&lt;td&gt;&quot;&amp;[.F4]*100&amp;&quot;%&lt;/td&gt;&lt;/tr&gt;&quot;" office:value-type="string" office:string-value="&lt;tr&gt;&lt;td&gt;&lt;div class='checkbox'&gt;&lt;label&gt;&lt;input type='checkbox' value=''&gt;responsive-web-design,&lt;/label&gt;&lt;/div&gt;&lt;/td&gt;&lt;td&gt;25.09%&lt;/td&gt;&lt;/tr&gt;" calcext:value-type="string">
            <text:p>&lt;tr&gt;&lt;td&gt;&lt;div class='checkbox'&gt;&lt;label&gt;&lt;input type='checkbox' value=''&gt;responsive-web-design,&lt;/label&gt;&lt;/div&gt;&lt;/td&gt;&lt;td&gt;25.09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asic-html-and-html5,</text:p>
          </table:table-cell>
          <table:table-cell office:value-type="percentage" office:value="0.0223" calcext:value-type="percentage">
            <text:p>2.23%</text:p>
          </table:table-cell>
          <table:table-cell/>
          <table:table-cell office:value-type="string" calcext:value-type="string">
            <text:p>basic-html-and-html5,</text:p>
          </table:table-cell>
          <table:table-cell office:value-type="percentage" office:value="0.0323" calcext:value-type="percentage">
            <text:p>3.23%</text:p>
          </table:table-cell>
          <table:table-cell/>
          <table:table-cell table:formula="of:=&quot;&lt;tr&gt;&lt;td&gt;&quot;&amp;[.A5]&amp;&quot;&lt;/td&gt;&lt;td&gt;&quot;&amp;[.C5]&amp;&quot;&lt;/td&gt;&lt;/tr&gt;&quot;" office:value-type="string" office:string-value="&lt;tr&gt;&lt;td&gt;basic-html-and-html5,&lt;/td&gt;&lt;td&gt;&lt;/td&gt;&lt;/tr&gt;" calcext:value-type="string">
            <text:p>&lt;tr&gt;&lt;td&gt;basic-html-and-html5,&lt;/td&gt;&lt;td&gt;&lt;/td&gt;&lt;/tr&gt;</text:p>
          </table:table-cell>
          <table:table-cell table:formula="of:=&quot;&lt;tr&gt;&lt;td&gt;&quot;&amp;[.A5]&amp;&quot;&lt;/td&gt;&lt;td&gt;&quot;&amp;[.F5]&amp;&quot;&lt;/td&gt;&lt;/tr&gt;&quot;" office:value-type="string" office:string-value="&lt;tr&gt;&lt;td&gt;basic-html-and-html5,&lt;/td&gt;&lt;td&gt;&lt;/td&gt;&lt;/tr&gt;" calcext:value-type="string">
            <text:p>&lt;tr&gt;&lt;td&gt;basic-html-and-html5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css,</text:p>
          </table:table-cell>
          <table:table-cell office:value-type="percentage" office:value="0.024" calcext:value-type="percentage">
            <text:p>2.40%</text:p>
          </table:table-cell>
          <table:table-cell/>
          <table:table-cell office:value-type="string" calcext:value-type="string">
            <text:p>basic-css,</text:p>
          </table:table-cell>
          <table:table-cell office:value-type="percentage" office:value="0.0416" calcext:value-type="percentage">
            <text:p>4.16%</text:p>
          </table:table-cell>
          <table:table-cell/>
          <table:table-cell table:formula="of:=&quot;&lt;tr&gt;&lt;td&gt;&quot;&amp;[.A6]&amp;&quot;&lt;/td&gt;&lt;td&gt;&quot;&amp;[.C6]&amp;&quot;&lt;/td&gt;&lt;/tr&gt;&quot;" office:value-type="string" office:string-value="&lt;tr&gt;&lt;td&gt;basic-css,&lt;/td&gt;&lt;td&gt;&lt;/td&gt;&lt;/tr&gt;" calcext:value-type="string">
            <text:p>&lt;tr&gt;&lt;td&gt;basic-css,&lt;/td&gt;&lt;td&gt;&lt;/td&gt;&lt;/tr&gt;</text:p>
          </table:table-cell>
          <table:table-cell table:formula="of:=&quot;&lt;tr&gt;&lt;td&gt;&quot;&amp;[.A6]&amp;&quot;&lt;/td&gt;&lt;td&gt;&quot;&amp;[.F6]&amp;&quot;&lt;/td&gt;&lt;/tr&gt;&quot;" office:value-type="string" office:string-value="&lt;tr&gt;&lt;td&gt;basic-css,&lt;/td&gt;&lt;td&gt;&lt;/td&gt;&lt;/tr&gt;" calcext:value-type="string">
            <text:p>&lt;tr&gt;&lt;td&gt;basic-cs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pplied-visual-design,</text:p>
          </table:table-cell>
          <table:table-cell office:value-type="percentage" office:value="0.0299" calcext:value-type="percentage">
            <text:p>2.99%</text:p>
          </table:table-cell>
          <table:table-cell/>
          <table:table-cell office:value-type="string" calcext:value-type="string">
            <text:p>applied-visual-design,</text:p>
          </table:table-cell>
          <table:table-cell office:value-type="percentage" office:value="0.0486" calcext:value-type="percentage">
            <text:p>4.86%</text:p>
          </table:table-cell>
          <table:table-cell/>
          <table:table-cell table:formula="of:=&quot;&lt;tr&gt;&lt;td&gt;&quot;&amp;[.A7]&amp;&quot;&lt;/td&gt;&lt;td&gt;&quot;&amp;[.C7]&amp;&quot;&lt;/td&gt;&lt;/tr&gt;&quot;" office:value-type="string" office:string-value="&lt;tr&gt;&lt;td&gt;applied-visual-design,&lt;/td&gt;&lt;td&gt;&lt;/td&gt;&lt;/tr&gt;" calcext:value-type="string">
            <text:p>&lt;tr&gt;&lt;td&gt;applied-visual-design,&lt;/td&gt;&lt;td&gt;&lt;/td&gt;&lt;/tr&gt;</text:p>
          </table:table-cell>
          <table:table-cell table:formula="of:=&quot;&lt;tr&gt;&lt;td&gt;&quot;&amp;[.A7]&amp;&quot;&lt;/td&gt;&lt;td&gt;&quot;&amp;[.F7]&amp;&quot;&lt;/td&gt;&lt;/tr&gt;&quot;" office:value-type="string" office:string-value="&lt;tr&gt;&lt;td&gt;applied-visual-design,&lt;/td&gt;&lt;td&gt;&lt;/td&gt;&lt;/tr&gt;" calcext:value-type="string">
            <text:p>&lt;tr&gt;&lt;td&gt;applied-visual-design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applied-accessibility,</text:p>
          </table:table-cell>
          <table:table-cell office:value-type="percentage" office:value="0.0251" calcext:value-type="percentage">
            <text:p>2.51%</text:p>
          </table:table-cell>
          <table:table-cell/>
          <table:table-cell office:value-type="string" calcext:value-type="string">
            <text:p>applied-accessibility,</text:p>
          </table:table-cell>
          <table:table-cell office:value-type="percentage" office:value="0.0431" calcext:value-type="percentage">
            <text:p>4.31%</text:p>
          </table:table-cell>
          <table:table-cell/>
          <table:table-cell table:formula="of:=&quot;&lt;tr&gt;&lt;td&gt;&quot;&amp;[.A8]&amp;&quot;&lt;/td&gt;&lt;td&gt;&quot;&amp;[.C8]&amp;&quot;&lt;/td&gt;&lt;/tr&gt;&quot;" office:value-type="string" office:string-value="&lt;tr&gt;&lt;td&gt;applied-accessibility,&lt;/td&gt;&lt;td&gt;&lt;/td&gt;&lt;/tr&gt;" calcext:value-type="string">
            <text:p>&lt;tr&gt;&lt;td&gt;applied-accessibility,&lt;/td&gt;&lt;td&gt;&lt;/td&gt;&lt;/tr&gt;</text:p>
          </table:table-cell>
          <table:table-cell table:formula="of:=&quot;&lt;tr&gt;&lt;td&gt;&quot;&amp;[.A8]&amp;&quot;&lt;/td&gt;&lt;td&gt;&quot;&amp;[.F8]&amp;&quot;&lt;/td&gt;&lt;/tr&gt;&quot;" office:value-type="string" office:string-value="&lt;tr&gt;&lt;td&gt;applied-accessibility,&lt;/td&gt;&lt;td&gt;&lt;/td&gt;&lt;/tr&gt;" calcext:value-type="string">
            <text:p>&lt;tr&gt;&lt;td&gt;applied-accessibility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responsive-web-design-principles,</text:p>
          </table:table-cell>
          <table:table-cell office:value-type="percentage" office:value="0.0176" calcext:value-type="percentage">
            <text:p>1.76%</text:p>
          </table:table-cell>
          <table:table-cell/>
          <table:table-cell office:value-type="string" calcext:value-type="string">
            <text:p>responsive-web-design-principles,</text:p>
          </table:table-cell>
          <table:table-cell office:value-type="percentage" office:value="0.0223" calcext:value-type="percentage">
            <text:p>2.23%</text:p>
          </table:table-cell>
          <table:table-cell/>
          <table:table-cell table:formula="of:=&quot;&lt;tr&gt;&lt;td&gt;&quot;&amp;[.A9]&amp;&quot;&lt;/td&gt;&lt;td&gt;&quot;&amp;[.C9]&amp;&quot;&lt;/td&gt;&lt;/tr&gt;&quot;" office:value-type="string" office:string-value="&lt;tr&gt;&lt;td&gt;responsive-web-design-principles,&lt;/td&gt;&lt;td&gt;&lt;/td&gt;&lt;/tr&gt;" calcext:value-type="string">
            <text:p>&lt;tr&gt;&lt;td&gt;responsive-web-design-principles,&lt;/td&gt;&lt;td&gt;&lt;/td&gt;&lt;/tr&gt;</text:p>
          </table:table-cell>
          <table:table-cell table:formula="of:=&quot;&lt;tr&gt;&lt;td&gt;&quot;&amp;[.A9]&amp;&quot;&lt;/td&gt;&lt;td&gt;&quot;&amp;[.F9]&amp;&quot;&lt;/td&gt;&lt;/tr&gt;&quot;" office:value-type="string" office:string-value="&lt;tr&gt;&lt;td&gt;responsive-web-design-principles,&lt;/td&gt;&lt;td&gt;&lt;/td&gt;&lt;/tr&gt;" calcext:value-type="string">
            <text:p>&lt;tr&gt;&lt;td&gt;responsive-web-design-principle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ss-flexbox,</text:p>
          </table:table-cell>
          <table:table-cell office:value-type="percentage" office:value="0.0135" calcext:value-type="percentage">
            <text:p>1.35%</text:p>
          </table:table-cell>
          <table:table-cell/>
          <table:table-cell office:value-type="string" calcext:value-type="string">
            <text:p>css-flexbox,</text:p>
          </table:table-cell>
          <table:table-cell office:value-type="percentage" office:value="0.0226" calcext:value-type="percentage">
            <text:p>2.26%</text:p>
          </table:table-cell>
          <table:table-cell/>
          <table:table-cell table:formula="of:=&quot;&lt;tr&gt;&lt;td&gt;&quot;&amp;[.A10]&amp;&quot;&lt;/td&gt;&lt;td&gt;&quot;&amp;[.C10]&amp;&quot;&lt;/td&gt;&lt;/tr&gt;&quot;" office:value-type="string" office:string-value="&lt;tr&gt;&lt;td&gt;css-flexbox,&lt;/td&gt;&lt;td&gt;&lt;/td&gt;&lt;/tr&gt;" calcext:value-type="string">
            <text:p>&lt;tr&gt;&lt;td&gt;css-flexbox,&lt;/td&gt;&lt;td&gt;&lt;/td&gt;&lt;/tr&gt;</text:p>
          </table:table-cell>
          <table:table-cell table:formula="of:=&quot;&lt;tr&gt;&lt;td&gt;&quot;&amp;[.A10]&amp;&quot;&lt;/td&gt;&lt;td&gt;&quot;&amp;[.F10]&amp;&quot;&lt;/td&gt;&lt;/tr&gt;&quot;" office:value-type="string" office:string-value="&lt;tr&gt;&lt;td&gt;css-flexbox,&lt;/td&gt;&lt;td&gt;&lt;/td&gt;&lt;/tr&gt;" calcext:value-type="string">
            <text:p>&lt;tr&gt;&lt;td&gt;css-flexbox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pplied-responsive-web-design-projects,</text:p>
          </table:table-cell>
          <table:table-cell office:value-type="percentage" office:value="0.021" calcext:value-type="percentage">
            <text:p>2.10%</text:p>
          </table:table-cell>
          <table:table-cell/>
          <table:table-cell office:value-type="string" calcext:value-type="string">
            <text:p>applied-responsive-web-design-projects,</text:p>
          </table:table-cell>
          <table:table-cell office:value-type="percentage" office:value="0.0242" calcext:value-type="percentage">
            <text:p>2.42%</text:p>
          </table:table-cell>
          <table:table-cell/>
          <table:table-cell table:formula="of:=&quot;&lt;tr&gt;&lt;td&gt;&quot;&amp;[.A11]&amp;&quot;&lt;/td&gt;&lt;td&gt;&quot;&amp;[.C11]&amp;&quot;&lt;/td&gt;&lt;/tr&gt;&quot;" office:value-type="string" office:string-value="&lt;tr&gt;&lt;td&gt;applied-responsive-web-design-projects,&lt;/td&gt;&lt;td&gt;&lt;/td&gt;&lt;/tr&gt;" calcext:value-type="string">
            <text:p>&lt;tr&gt;&lt;td&gt;applied-responsive-web-design-projects,&lt;/td&gt;&lt;td&gt;&lt;/td&gt;&lt;/tr&gt;</text:p>
          </table:table-cell>
          <table:table-cell table:formula="of:=&quot;&lt;tr&gt;&lt;td&gt;&quot;&amp;[.A11]&amp;&quot;&lt;/td&gt;&lt;td&gt;&quot;&amp;[.F11]&amp;&quot;&lt;/td&gt;&lt;/tr&gt;&quot;" office:value-type="string" office:string-value="&lt;tr&gt;&lt;td&gt;applied-responsive-web-design-projects,&lt;/td&gt;&lt;td&gt;&lt;/td&gt;&lt;/tr&gt;" calcext:value-type="string">
            <text:p>&lt;tr&gt;&lt;td&gt;applied-responsive-web-design-projects,&lt;/td&gt;&lt;td&gt;&lt;/td&gt;&lt;/tr&gt;</text:p>
          </table:table-cell>
        </table:table-row>
        <table:table-row table:style-name="ro1" table:visibility="filter">
          <table:table-cell table:style-name="ce2" office:value-type="string" calcext:value-type="string">
            <text:p>claim-your-responsive-web-design-certificate,</text:p>
          </table:table-cell>
          <table:table-cell office:value-type="percentage" office:value="0.0116" calcext:value-type="percentage">
            <text:p>1.16%</text:p>
          </table:table-cell>
          <table:table-cell/>
          <table:table-cell office:value-type="string" calcext:value-type="string">
            <text:p>claim-your-responsive-web-design-certificate,</text:p>
          </table:table-cell>
          <table:table-cell office:value-type="percentage" office:value="0.0159" calcext:value-type="percentage">
            <text:p>1.59%</text:p>
          </table:table-cell>
          <table:table-cell/>
          <table:table-cell table:formula="of:=&quot;&lt;tr&gt;&lt;td&gt;&quot;&amp;[.A12]&amp;&quot;&lt;/td&gt;&lt;td&gt;&quot;&amp;[.C12]&amp;&quot;&lt;/td&gt;&lt;/tr&gt;&quot;" office:value-type="string" office:string-value="&lt;tr&gt;&lt;td&gt;claim-your-responsive-web-design-certificate,&lt;/td&gt;&lt;td&gt;&lt;/td&gt;&lt;/tr&gt;" calcext:value-type="string">
            <text:p>&lt;tr&gt;&lt;td&gt;claim-your-responsive-web-design-certificate,&lt;/td&gt;&lt;td&gt;&lt;/td&gt;&lt;/tr&gt;</text:p>
          </table:table-cell>
          <table:table-cell table:formula="of:=&quot;&lt;tr&gt;&lt;td&gt;&quot;&amp;[.A12]&amp;&quot;&lt;/td&gt;&lt;td&gt;&quot;&amp;[.F12]&amp;&quot;&lt;/td&gt;&lt;/tr&gt;&quot;" office:value-type="string" office:string-value="&lt;tr&gt;&lt;td&gt;claim-your-responsive-web-design-certificate,&lt;/td&gt;&lt;td&gt;&lt;/td&gt;&lt;/tr&gt;" calcext:value-type="string">
            <text:p>&lt;tr&gt;&lt;td&gt;claim-your-responsive-web-design-certificate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javascript-algorithms-and-data-structures,</text:p>
          </table:table-cell>
          <table:table-cell office:value-type="percentage" office:value="0.0017" calcext:value-type="percentage">
            <text:p>0.17%</text:p>
          </table:table-cell>
          <table:table-cell table:style-name="ce1" table:formula="of:=SUM([Sheet1.B13:.B23])" office:value-type="percentage" office:value="0.2826" calcext:value-type="percentage">
            <text:p>28.26%</text:p>
          </table:table-cell>
          <table:table-cell office:value-type="string" calcext:value-type="string">
            <text:p>javascript-algorithms-and-data-structures,</text:p>
          </table:table-cell>
          <table:table-cell office:value-type="percentage" office:value="0.001" calcext:value-type="percentage">
            <text:p>0.10%</text:p>
          </table:table-cell>
          <table:table-cell table:style-name="ce1" table:formula="of:=SUM([Sheet1.E13:.E23])" office:value-type="percentage" office:value="0.2641" calcext:value-type="percentage">
            <text:p>26.41%</text:p>
          </table:table-cell>
          <table:table-cell table:formula="of:=&quot;&lt;tr&gt;&lt;td&gt;&lt;div class='checkbox'&gt;&lt;label&gt;&lt;input type='checkbox' value=''&gt;&quot;&amp;[.A13]&amp;&quot;&lt;/label&gt;&lt;/div&gt;&lt;/td&gt;&lt;td&gt;&quot;&amp;[.C13]*100&amp;&quot;%&lt;/td&gt;&lt;/tr&gt;&quot;" office:value-type="string" office:string-value="&lt;tr&gt;&lt;td&gt;&lt;div class='checkbox'&gt;&lt;label&gt;&lt;input type='checkbox' value=''&gt;javascript-algorithms-and-data-structures,&lt;/label&gt;&lt;/div&gt;&lt;/td&gt;&lt;td&gt;28.26%&lt;/td&gt;&lt;/tr&gt;" calcext:value-type="string">
            <text:p>&lt;tr&gt;&lt;td&gt;&lt;div class='checkbox'&gt;&lt;label&gt;&lt;input type='checkbox' value=''&gt;javascript-algorithms-and-data-structures,&lt;/label&gt;&lt;/div&gt;&lt;/td&gt;&lt;td&gt;28.26%&lt;/td&gt;&lt;/tr&gt;</text:p>
          </table:table-cell>
          <table:table-cell table:formula="of:=&quot;&lt;tr&gt;&lt;td&gt;&lt;div class='checkbox'&gt;&lt;label&gt;&lt;input type='checkbox' value=''&gt;&quot;&amp;[.A13]&amp;&quot;&lt;/label&gt;&lt;/div&gt;&lt;/td&gt;&lt;td&gt;&quot;&amp;[.F13]*100&amp;&quot;%&lt;/td&gt;&lt;/tr&gt;&quot;" office:value-type="string" office:string-value="&lt;tr&gt;&lt;td&gt;&lt;div class='checkbox'&gt;&lt;label&gt;&lt;input type='checkbox' value=''&gt;javascript-algorithms-and-data-structures,&lt;/label&gt;&lt;/div&gt;&lt;/td&gt;&lt;td&gt;26.41%&lt;/td&gt;&lt;/tr&gt;" calcext:value-type="string">
            <text:p>&lt;tr&gt;&lt;td&gt;&lt;div class='checkbox'&gt;&lt;label&gt;&lt;input type='checkbox' value=''&gt;javascript-algorithms-and-data-structures,&lt;/label&gt;&lt;/div&gt;&lt;/td&gt;&lt;td&gt;26.41%&lt;/td&gt;&lt;/tr&gt;</text:p>
          </table:table-cell>
        </table:table-row>
        <table:table-row table:style-name="ro1" table:visibility="filter">
          <table:table-cell office:value-type="string" calcext:value-type="string">
            <text:p>basic-javascript,</text:p>
          </table:table-cell>
          <table:table-cell office:value-type="percentage" office:value="0.0494" calcext:value-type="percentage">
            <text:p>4.94%</text:p>
          </table:table-cell>
          <table:table-cell/>
          <table:table-cell office:value-type="string" calcext:value-type="string">
            <text:p>basic-javascript,</text:p>
          </table:table-cell>
          <table:table-cell office:value-type="percentage" office:value="0.0422" calcext:value-type="percentage">
            <text:p>4.22%</text:p>
          </table:table-cell>
          <table:table-cell/>
          <table:table-cell table:formula="of:=&quot;&lt;tr&gt;&lt;td&gt;&quot;&amp;[.A14]&amp;&quot;&lt;/td&gt;&lt;td&gt;&quot;&amp;[.C14]&amp;&quot;&lt;/td&gt;&lt;/tr&gt;&quot;" office:value-type="string" office:string-value="&lt;tr&gt;&lt;td&gt;basic-javascript,&lt;/td&gt;&lt;td&gt;&lt;/td&gt;&lt;/tr&gt;" calcext:value-type="string">
            <text:p>&lt;tr&gt;&lt;td&gt;basic-javascript,&lt;/td&gt;&lt;td&gt;&lt;/td&gt;&lt;/tr&gt;</text:p>
          </table:table-cell>
          <table:table-cell table:formula="of:=&quot;&lt;tr&gt;&lt;td&gt;&quot;&amp;[.A14]&amp;&quot;&lt;/td&gt;&lt;td&gt;&quot;&amp;[.F14]&amp;&quot;&lt;/td&gt;&lt;/tr&gt;&quot;" office:value-type="string" office:string-value="&lt;tr&gt;&lt;td&gt;basic-javascript,&lt;/td&gt;&lt;td&gt;&lt;/td&gt;&lt;/tr&gt;" calcext:value-type="string">
            <text:p>&lt;tr&gt;&lt;td&gt;basic-javascript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es6,</text:p>
          </table:table-cell>
          <table:table-cell office:value-type="percentage" office:value="0.0439" calcext:value-type="percentage">
            <text:p>4.39%</text:p>
          </table:table-cell>
          <table:table-cell/>
          <table:table-cell office:value-type="string" calcext:value-type="string">
            <text:p>es6,</text:p>
          </table:table-cell>
          <table:table-cell office:value-type="percentage" office:value="0.0458" calcext:value-type="percentage">
            <text:p>4.58%</text:p>
          </table:table-cell>
          <table:table-cell/>
          <table:table-cell table:formula="of:=&quot;&lt;tr&gt;&lt;td&gt;&quot;&amp;[.A15]&amp;&quot;&lt;/td&gt;&lt;td&gt;&quot;&amp;[.C15]&amp;&quot;&lt;/td&gt;&lt;/tr&gt;&quot;" office:value-type="string" office:string-value="&lt;tr&gt;&lt;td&gt;es6,&lt;/td&gt;&lt;td&gt;&lt;/td&gt;&lt;/tr&gt;" calcext:value-type="string">
            <text:p>&lt;tr&gt;&lt;td&gt;es6,&lt;/td&gt;&lt;td&gt;&lt;/td&gt;&lt;/tr&gt;</text:p>
          </table:table-cell>
          <table:table-cell table:formula="of:=&quot;&lt;tr&gt;&lt;td&gt;&quot;&amp;[.A15]&amp;&quot;&lt;/td&gt;&lt;td&gt;&quot;&amp;[.F15]&amp;&quot;&lt;/td&gt;&lt;/tr&gt;&quot;" office:value-type="string" office:string-value="&lt;tr&gt;&lt;td&gt;es6,&lt;/td&gt;&lt;td&gt;&lt;/td&gt;&lt;/tr&gt;" calcext:value-type="string">
            <text:p>&lt;tr&gt;&lt;td&gt;es6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gular-expressions,</text:p>
          </table:table-cell>
          <table:table-cell office:value-type="percentage" office:value="0.0202" calcext:value-type="percentage">
            <text:p>2.02%</text:p>
          </table:table-cell>
          <table:table-cell/>
          <table:table-cell office:value-type="string" calcext:value-type="string">
            <text:p>regular-expressions,</text:p>
          </table:table-cell>
          <table:table-cell office:value-type="percentage" office:value="0.0187" calcext:value-type="percentage">
            <text:p>1.87%</text:p>
          </table:table-cell>
          <table:table-cell/>
          <table:table-cell table:formula="of:=&quot;&lt;tr&gt;&lt;td&gt;&quot;&amp;[.A16]&amp;&quot;&lt;/td&gt;&lt;td&gt;&quot;&amp;[.C16]&amp;&quot;&lt;/td&gt;&lt;/tr&gt;&quot;" office:value-type="string" office:string-value="&lt;tr&gt;&lt;td&gt;regular-expressions,&lt;/td&gt;&lt;td&gt;&lt;/td&gt;&lt;/tr&gt;" calcext:value-type="string">
            <text:p>&lt;tr&gt;&lt;td&gt;regular-expressions,&lt;/td&gt;&lt;td&gt;&lt;/td&gt;&lt;/tr&gt;</text:p>
          </table:table-cell>
          <table:table-cell table:formula="of:=&quot;&lt;tr&gt;&lt;td&gt;&quot;&amp;[.A16]&amp;&quot;&lt;/td&gt;&lt;td&gt;&quot;&amp;[.F16]&amp;&quot;&lt;/td&gt;&lt;/tr&gt;&quot;" office:value-type="string" office:string-value="&lt;tr&gt;&lt;td&gt;regular-expressions,&lt;/td&gt;&lt;td&gt;&lt;/td&gt;&lt;/tr&gt;" calcext:value-type="string">
            <text:p>&lt;tr&gt;&lt;td&gt;regular-expression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debugging,</text:p>
          </table:table-cell>
          <table:table-cell office:value-type="percentage" office:value="0.0247" calcext:value-type="percentage">
            <text:p>2.47%</text:p>
          </table:table-cell>
          <table:table-cell/>
          <table:table-cell office:value-type="string" calcext:value-type="string">
            <text:p>debugging,</text:p>
          </table:table-cell>
          <table:table-cell office:value-type="percentage" office:value="0.0219" calcext:value-type="percentage">
            <text:p>2.19%</text:p>
          </table:table-cell>
          <table:table-cell/>
          <table:table-cell table:formula="of:=&quot;&lt;tr&gt;&lt;td&gt;&quot;&amp;[.A17]&amp;&quot;&lt;/td&gt;&lt;td&gt;&quot;&amp;[.C17]&amp;&quot;&lt;/td&gt;&lt;/tr&gt;&quot;" office:value-type="string" office:string-value="&lt;tr&gt;&lt;td&gt;debugging,&lt;/td&gt;&lt;td&gt;&lt;/td&gt;&lt;/tr&gt;" calcext:value-type="string">
            <text:p>&lt;tr&gt;&lt;td&gt;debugging,&lt;/td&gt;&lt;td&gt;&lt;/td&gt;&lt;/tr&gt;</text:p>
          </table:table-cell>
          <table:table-cell table:formula="of:=&quot;&lt;tr&gt;&lt;td&gt;&quot;&amp;[.A17]&amp;&quot;&lt;/td&gt;&lt;td&gt;&quot;&amp;[.F17]&amp;&quot;&lt;/td&gt;&lt;/tr&gt;&quot;" office:value-type="string" office:string-value="&lt;tr&gt;&lt;td&gt;debugging,&lt;/td&gt;&lt;td&gt;&lt;/td&gt;&lt;/tr&gt;" calcext:value-type="string">
            <text:p>&lt;tr&gt;&lt;td&gt;debugg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data-structures,</text:p>
          </table:table-cell>
          <table:table-cell office:value-type="percentage" office:value="0.0439" calcext:value-type="percentage">
            <text:p>4.39%</text:p>
          </table:table-cell>
          <table:table-cell/>
          <table:table-cell office:value-type="string" calcext:value-type="string">
            <text:p>basic-data-structures,</text:p>
          </table:table-cell>
          <table:table-cell office:value-type="percentage" office:value="0.0464" calcext:value-type="percentage">
            <text:p>4.64%</text:p>
          </table:table-cell>
          <table:table-cell/>
          <table:table-cell table:formula="of:=&quot;&lt;tr&gt;&lt;td&gt;&quot;&amp;[.A18]&amp;&quot;&lt;/td&gt;&lt;td&gt;&quot;&amp;[.C18]&amp;&quot;&lt;/td&gt;&lt;/tr&gt;&quot;" office:value-type="string" office:string-value="&lt;tr&gt;&lt;td&gt;basic-data-structures,&lt;/td&gt;&lt;td&gt;&lt;/td&gt;&lt;/tr&gt;" calcext:value-type="string">
            <text:p>&lt;tr&gt;&lt;td&gt;basic-data-structures,&lt;/td&gt;&lt;td&gt;&lt;/td&gt;&lt;/tr&gt;</text:p>
          </table:table-cell>
          <table:table-cell table:formula="of:=&quot;&lt;tr&gt;&lt;td&gt;&quot;&amp;[.A18]&amp;&quot;&lt;/td&gt;&lt;td&gt;&quot;&amp;[.F18]&amp;&quot;&lt;/td&gt;&lt;/tr&gt;&quot;" office:value-type="string" office:string-value="&lt;tr&gt;&lt;td&gt;basic-data-structures,&lt;/td&gt;&lt;td&gt;&lt;/td&gt;&lt;/tr&gt;" calcext:value-type="string">
            <text:p>&lt;tr&gt;&lt;td&gt;basic-data-structure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asic-algorithm-scripting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basic-algorithm-scripting,</text:p>
          </table:table-cell>
          <table:table-cell office:value-type="percentage" office:value="0.0069" calcext:value-type="percentage">
            <text:p>0.69%</text:p>
          </table:table-cell>
          <table:table-cell/>
          <table:table-cell table:formula="of:=&quot;&lt;tr&gt;&lt;td&gt;&quot;&amp;[.A19]&amp;&quot;&lt;/td&gt;&lt;td&gt;&quot;&amp;[.C19]&amp;&quot;&lt;/td&gt;&lt;/tr&gt;&quot;" office:value-type="string" office:string-value="&lt;tr&gt;&lt;td&gt;basic-algorithm-scripting,&lt;/td&gt;&lt;td&gt;&lt;/td&gt;&lt;/tr&gt;" calcext:value-type="string">
            <text:p>&lt;tr&gt;&lt;td&gt;basic-algorithm-scripting,&lt;/td&gt;&lt;td&gt;&lt;/td&gt;&lt;/tr&gt;</text:p>
          </table:table-cell>
          <table:table-cell table:formula="of:=&quot;&lt;tr&gt;&lt;td&gt;&quot;&amp;[.A19]&amp;&quot;&lt;/td&gt;&lt;td&gt;&quot;&amp;[.F19]&amp;&quot;&lt;/td&gt;&lt;/tr&gt;&quot;" office:value-type="string" office:string-value="&lt;tr&gt;&lt;td&gt;basic-algorithm-scripting,&lt;/td&gt;&lt;td&gt;&lt;/td&gt;&lt;/tr&gt;" calcext:value-type="string">
            <text:p>&lt;tr&gt;&lt;td&gt;basic-algorithm-script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object-oriented-programming,</text:p>
          </table:table-cell>
          <table:table-cell office:value-type="percentage" office:value="0.0304" calcext:value-type="percentage">
            <text:p>3.04%</text:p>
          </table:table-cell>
          <table:table-cell/>
          <table:table-cell office:value-type="string" calcext:value-type="string">
            <text:p>object-oriented-programming,</text:p>
          </table:table-cell>
          <table:table-cell office:value-type="percentage" office:value="0.0282" calcext:value-type="percentage">
            <text:p>2.82%</text:p>
          </table:table-cell>
          <table:table-cell/>
          <table:table-cell table:formula="of:=&quot;&lt;tr&gt;&lt;td&gt;&quot;&amp;[.A20]&amp;&quot;&lt;/td&gt;&lt;td&gt;&quot;&amp;[.C20]&amp;&quot;&lt;/td&gt;&lt;/tr&gt;&quot;" office:value-type="string" office:string-value="&lt;tr&gt;&lt;td&gt;object-oriented-programming,&lt;/td&gt;&lt;td&gt;&lt;/td&gt;&lt;/tr&gt;" calcext:value-type="string">
            <text:p>&lt;tr&gt;&lt;td&gt;object-oriented-programming,&lt;/td&gt;&lt;td&gt;&lt;/td&gt;&lt;/tr&gt;</text:p>
          </table:table-cell>
          <table:table-cell table:formula="of:=&quot;&lt;tr&gt;&lt;td&gt;&quot;&amp;[.A20]&amp;&quot;&lt;/td&gt;&lt;td&gt;&quot;&amp;[.F20]&amp;&quot;&lt;/td&gt;&lt;/tr&gt;&quot;" office:value-type="string" office:string-value="&lt;tr&gt;&lt;td&gt;object-oriented-programming,&lt;/td&gt;&lt;td&gt;&lt;/td&gt;&lt;/tr&gt;" calcext:value-type="string">
            <text:p>&lt;tr&gt;&lt;td&gt;object-oriented-programming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functional-programming,</text:p>
          </table:table-cell>
          <table:table-cell office:value-type="percentage" office:value="0.0336" calcext:value-type="percentage">
            <text:p>3.36%</text:p>
          </table:table-cell>
          <table:table-cell/>
          <table:table-cell office:value-type="string" calcext:value-type="string">
            <text:p>functional-programming,</text:p>
          </table:table-cell>
          <table:table-cell office:value-type="percentage" office:value="0.0286" calcext:value-type="percentage">
            <text:p>2.86%</text:p>
          </table:table-cell>
          <table:table-cell/>
          <table:table-cell table:formula="of:=&quot;&lt;tr&gt;&lt;td&gt;&quot;&amp;[.A21]&amp;&quot;&lt;/td&gt;&lt;td&gt;&quot;&amp;[.C21]&amp;&quot;&lt;/td&gt;&lt;/tr&gt;&quot;" office:value-type="string" office:string-value="&lt;tr&gt;&lt;td&gt;functional-programming,&lt;/td&gt;&lt;td&gt;&lt;/td&gt;&lt;/tr&gt;" calcext:value-type="string">
            <text:p>&lt;tr&gt;&lt;td&gt;functional-programming,&lt;/td&gt;&lt;td&gt;&lt;/td&gt;&lt;/tr&gt;</text:p>
          </table:table-cell>
          <table:table-cell table:formula="of:=&quot;&lt;tr&gt;&lt;td&gt;&quot;&amp;[.A21]&amp;&quot;&lt;/td&gt;&lt;td&gt;&quot;&amp;[.F21]&amp;&quot;&lt;/td&gt;&lt;/tr&gt;&quot;" office:value-type="string" office:string-value="&lt;tr&gt;&lt;td&gt;functional-programming,&lt;/td&gt;&lt;td&gt;&lt;/td&gt;&lt;/tr&gt;" calcext:value-type="string">
            <text:p>&lt;tr&gt;&lt;td&gt;functional-programm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intermediate-algorithm-scripting,</text:p>
          </table:table-cell>
          <table:table-cell office:value-type="percentage" office:value="0.0118" calcext:value-type="percentage">
            <text:p>1.18%</text:p>
          </table:table-cell>
          <table:table-cell/>
          <table:table-cell office:value-type="string" calcext:value-type="string">
            <text:p>intermediate-algorithm-scripting,</text:p>
          </table:table-cell>
          <table:table-cell office:value-type="percentage" office:value="0.0134" calcext:value-type="percentage">
            <text:p>1.34%</text:p>
          </table:table-cell>
          <table:table-cell/>
          <table:table-cell table:formula="of:=&quot;&lt;tr&gt;&lt;td&gt;&quot;&amp;[.A22]&amp;&quot;&lt;/td&gt;&lt;td&gt;&quot;&amp;[.C22]&amp;&quot;&lt;/td&gt;&lt;/tr&gt;&quot;" office:value-type="string" office:string-value="&lt;tr&gt;&lt;td&gt;intermediate-algorithm-scripting,&lt;/td&gt;&lt;td&gt;&lt;/td&gt;&lt;/tr&gt;" calcext:value-type="string">
            <text:p>&lt;tr&gt;&lt;td&gt;intermediate-algorithm-scripting,&lt;/td&gt;&lt;td&gt;&lt;/td&gt;&lt;/tr&gt;</text:p>
          </table:table-cell>
          <table:table-cell table:formula="of:=&quot;&lt;tr&gt;&lt;td&gt;&quot;&amp;[.A22]&amp;&quot;&lt;/td&gt;&lt;td&gt;&quot;&amp;[.F22]&amp;&quot;&lt;/td&gt;&lt;/tr&gt;&quot;" office:value-type="string" office:string-value="&lt;tr&gt;&lt;td&gt;intermediate-algorithm-scripting,&lt;/td&gt;&lt;td&gt;&lt;/td&gt;&lt;/tr&gt;" calcext:value-type="string">
            <text:p>&lt;tr&gt;&lt;td&gt;intermediate-algorithm-scripting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javascript-algorithms-and-data-structures-certificate,</text:p>
          </table:table-cell>
          <table:table-cell office:value-type="percentage" office:value="0.0135" calcext:value-type="percentage">
            <text:p>1.35%</text:p>
          </table:table-cell>
          <table:table-cell/>
          <table:table-cell office:value-type="string" calcext:value-type="string">
            <text:p>claim-your-javascript-algorithms-and-data-structures-certificate,</text:p>
          </table:table-cell>
          <table:table-cell office:value-type="percentage" office:value="0.011" calcext:value-type="percentage">
            <text:p>1.10%</text:p>
          </table:table-cell>
          <table:table-cell/>
          <table:table-cell table:formula="of:=&quot;&lt;tr&gt;&lt;td&gt;&quot;&amp;[.A23]&amp;&quot;&lt;/td&gt;&lt;td&gt;&quot;&amp;[.C23]&amp;&quot;&lt;/td&gt;&lt;/tr&gt;&quot;" office:value-type="string" office:string-value="&lt;tr&gt;&lt;td&gt;claim-your-javascript-algorithms-and-data-structures-certificate,&lt;/td&gt;&lt;td&gt;&lt;/td&gt;&lt;/tr&gt;" calcext:value-type="string">
            <text:p>&lt;tr&gt;&lt;td&gt;claim-your-javascript-algorithms-and-data-structures-certificate,&lt;/td&gt;&lt;td&gt;&lt;/td&gt;&lt;/tr&gt;</text:p>
          </table:table-cell>
          <table:table-cell table:formula="of:=&quot;&lt;tr&gt;&lt;td&gt;&quot;&amp;[.A23]&amp;&quot;&lt;/td&gt;&lt;td&gt;&quot;&amp;[.F23]&amp;&quot;&lt;/td&gt;&lt;/tr&gt;&quot;" office:value-type="string" office:string-value="&lt;tr&gt;&lt;td&gt;claim-your-javascript-algorithms-and-data-structures-certificate,&lt;/td&gt;&lt;td&gt;&lt;/td&gt;&lt;/tr&gt;" calcext:value-type="string">
            <text:p>&lt;tr&gt;&lt;td&gt;claim-your-javascript-algorithms-and-data-structures-certificate,&lt;/td&gt;&lt;td&gt;&lt;/td&gt;&lt;/tr&gt;</text:p>
          </table:table-cell>
        </table:table-row>
        <table:table-row table:style-name="ro1">
          <table:table-cell office:value-type="string" calcext:value-type="string">
            <text:p>front-end-libraries,</text:p>
          </table:table-cell>
          <table:table-cell office:value-type="percentage" office:value="0.0033" calcext:value-type="percentage">
            <text:p>0.33%</text:p>
          </table:table-cell>
          <table:table-cell table:style-name="ce1" table:formula="of:=SUM([Sheet1.B24:.B32])" office:value-type="percentage" office:value="0.1196" calcext:value-type="percentage">
            <text:p>11.96%</text:p>
          </table:table-cell>
          <table:table-cell office:value-type="string" calcext:value-type="string">
            <text:p>front-end-libraries,</text:p>
          </table:table-cell>
          <table:table-cell office:value-type="percentage" office:value="0.002" calcext:value-type="percentage">
            <text:p>0.20%</text:p>
          </table:table-cell>
          <table:table-cell table:style-name="ce1" table:formula="of:=SUM([Sheet1.E24:.E32])" office:value-type="percentage" office:value="0.1426" calcext:value-type="percentage">
            <text:p>14.26%</text:p>
          </table:table-cell>
          <table:table-cell table:formula="of:=&quot;&lt;tr&gt;&lt;td&gt;&lt;div class='checkbox'&gt;&lt;label&gt;&lt;input type='checkbox' value=''&gt;&quot;&amp;[.A24]&amp;&quot;&lt;/label&gt;&lt;/div&gt;&lt;/td&gt;&lt;td&gt;&quot;&amp;[.C24]*100&amp;&quot;%&lt;/td&gt;&lt;/tr&gt;&quot;" office:value-type="string" office:string-value="&lt;tr&gt;&lt;td&gt;&lt;div class='checkbox'&gt;&lt;label&gt;&lt;input type='checkbox' value=''&gt;front-end-libraries,&lt;/label&gt;&lt;/div&gt;&lt;/td&gt;&lt;td&gt;11.96%&lt;/td&gt;&lt;/tr&gt;" calcext:value-type="string">
            <text:p>&lt;tr&gt;&lt;td&gt;&lt;div class='checkbox'&gt;&lt;label&gt;&lt;input type='checkbox' value=''&gt;front-end-libraries,&lt;/label&gt;&lt;/div&gt;&lt;/td&gt;&lt;td&gt;11.96%&lt;/td&gt;&lt;/tr&gt;</text:p>
          </table:table-cell>
          <table:table-cell table:formula="of:=&quot;&lt;tr&gt;&lt;td&gt;&lt;div class='checkbox'&gt;&lt;label&gt;&lt;input type='checkbox' value=''&gt;&quot;&amp;[.A24]&amp;&quot;&lt;/label&gt;&lt;/div&gt;&lt;/td&gt;&lt;td&gt;&quot;&amp;[.F24]*100&amp;&quot;%&lt;/td&gt;&lt;/tr&gt;&quot;" office:value-type="string" office:string-value="&lt;tr&gt;&lt;td&gt;&lt;div class='checkbox'&gt;&lt;label&gt;&lt;input type='checkbox' value=''&gt;front-end-libraries,&lt;/label&gt;&lt;/div&gt;&lt;/td&gt;&lt;td&gt;14.26%&lt;/td&gt;&lt;/tr&gt;" calcext:value-type="string">
            <text:p>&lt;tr&gt;&lt;td&gt;&lt;div class='checkbox'&gt;&lt;label&gt;&lt;input type='checkbox' value=''&gt;front-end-libraries,&lt;/label&gt;&lt;/div&gt;&lt;/td&gt;&lt;td&gt;14.26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ootstrap,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bootstrap,</text:p>
          </table:table-cell>
          <table:table-cell office:value-type="percentage" office:value="0.0503" calcext:value-type="percentage">
            <text:p>5.03%</text:p>
          </table:table-cell>
          <table:table-cell/>
          <table:table-cell table:formula="of:=&quot;&lt;tr&gt;&lt;td&gt;&quot;&amp;[.A25]&amp;&quot;&lt;/td&gt;&lt;td&gt;&quot;&amp;[.C25]&amp;&quot;&lt;/td&gt;&lt;/tr&gt;&quot;" office:value-type="string" office:string-value="&lt;tr&gt;&lt;td&gt;bootstrap,&lt;/td&gt;&lt;td&gt;&lt;/td&gt;&lt;/tr&gt;" calcext:value-type="string">
            <text:p>&lt;tr&gt;&lt;td&gt;bootstrap,&lt;/td&gt;&lt;td&gt;&lt;/td&gt;&lt;/tr&gt;</text:p>
          </table:table-cell>
          <table:table-cell table:formula="of:=&quot;&lt;tr&gt;&lt;td&gt;&quot;&amp;[.A25]&amp;&quot;&lt;/td&gt;&lt;td&gt;&quot;&amp;[.F25]&amp;&quot;&lt;/td&gt;&lt;/tr&gt;&quot;" office:value-type="string" office:string-value="&lt;tr&gt;&lt;td&gt;bootstrap,&lt;/td&gt;&lt;td&gt;&lt;/td&gt;&lt;/tr&gt;" calcext:value-type="string">
            <text:p>&lt;tr&gt;&lt;td&gt;bootstrap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jquery,</text:p>
          </table:table-cell>
          <table:table-cell office:value-type="percentage" office:value="0.026" calcext:value-type="percentage">
            <text:p>2.60%</text:p>
          </table:table-cell>
          <table:table-cell/>
          <table:table-cell office:value-type="string" calcext:value-type="string">
            <text:p>jquery,</text:p>
          </table:table-cell>
          <table:table-cell office:value-type="percentage" office:value="0.0392" calcext:value-type="percentage">
            <text:p>3.92%</text:p>
          </table:table-cell>
          <table:table-cell/>
          <table:table-cell table:formula="of:=&quot;&lt;tr&gt;&lt;td&gt;&quot;&amp;[.A26]&amp;&quot;&lt;/td&gt;&lt;td&gt;&quot;&amp;[.C26]&amp;&quot;&lt;/td&gt;&lt;/tr&gt;&quot;" office:value-type="string" office:string-value="&lt;tr&gt;&lt;td&gt;jquery,&lt;/td&gt;&lt;td&gt;&lt;/td&gt;&lt;/tr&gt;" calcext:value-type="string">
            <text:p>&lt;tr&gt;&lt;td&gt;jquery,&lt;/td&gt;&lt;td&gt;&lt;/td&gt;&lt;/tr&gt;</text:p>
          </table:table-cell>
          <table:table-cell table:formula="of:=&quot;&lt;tr&gt;&lt;td&gt;&quot;&amp;[.A26]&amp;&quot;&lt;/td&gt;&lt;td&gt;&quot;&amp;[.F26]&amp;&quot;&lt;/td&gt;&lt;/tr&gt;&quot;" office:value-type="string" office:string-value="&lt;tr&gt;&lt;td&gt;jquery,&lt;/td&gt;&lt;td&gt;&lt;/td&gt;&lt;/tr&gt;" calcext:value-type="string">
            <text:p>&lt;tr&gt;&lt;td&gt;jquery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sass,</text:p>
          </table:table-cell>
          <table:table-cell office:value-type="percentage" office:value="0.0165" calcext:value-type="percentage">
            <text:p>1.65%</text:p>
          </table:table-cell>
          <table:table-cell/>
          <table:table-cell office:value-type="string" calcext:value-type="string">
            <text:p>sass,</text:p>
          </table:table-cell>
          <table:table-cell office:value-type="percentage" office:value="0.0221" calcext:value-type="percentage">
            <text:p>2.21%</text:p>
          </table:table-cell>
          <table:table-cell/>
          <table:table-cell table:formula="of:=&quot;&lt;tr&gt;&lt;td&gt;&quot;&amp;[.A27]&amp;&quot;&lt;/td&gt;&lt;td&gt;&quot;&amp;[.C27]&amp;&quot;&lt;/td&gt;&lt;/tr&gt;&quot;" office:value-type="string" office:string-value="&lt;tr&gt;&lt;td&gt;sass,&lt;/td&gt;&lt;td&gt;&lt;/td&gt;&lt;/tr&gt;" calcext:value-type="string">
            <text:p>&lt;tr&gt;&lt;td&gt;sass,&lt;/td&gt;&lt;td&gt;&lt;/td&gt;&lt;/tr&gt;</text:p>
          </table:table-cell>
          <table:table-cell table:formula="of:=&quot;&lt;tr&gt;&lt;td&gt;&quot;&amp;[.A27]&amp;&quot;&lt;/td&gt;&lt;td&gt;&quot;&amp;[.F27]&amp;&quot;&lt;/td&gt;&lt;/tr&gt;&quot;" office:value-type="string" office:string-value="&lt;tr&gt;&lt;td&gt;sass,&lt;/td&gt;&lt;td&gt;&lt;/td&gt;&lt;/tr&gt;" calcext:value-type="string">
            <text:p>&lt;tr&gt;&lt;td&gt;sas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act,</text:p>
          </table:table-cell>
          <table:table-cell office:value-type="percentage" office:value="0.0079" calcext:value-type="percentage">
            <text:p>0.79%</text:p>
          </table:table-cell>
          <table:table-cell/>
          <table:table-cell office:value-type="string" calcext:value-type="string">
            <text:p>react,</text:p>
          </table:table-cell>
          <table:table-cell office:value-type="percentage" office:value="0.0033" calcext:value-type="percentage">
            <text:p>0.33%</text:p>
          </table:table-cell>
          <table:table-cell/>
          <table:table-cell table:formula="of:=&quot;&lt;tr&gt;&lt;td&gt;&quot;&amp;[.A28]&amp;&quot;&lt;/td&gt;&lt;td&gt;&quot;&amp;[.C28]&amp;&quot;&lt;/td&gt;&lt;/tr&gt;&quot;" office:value-type="string" office:string-value="&lt;tr&gt;&lt;td&gt;react,&lt;/td&gt;&lt;td&gt;&lt;/td&gt;&lt;/tr&gt;" calcext:value-type="string">
            <text:p>&lt;tr&gt;&lt;td&gt;react,&lt;/td&gt;&lt;td&gt;&lt;/td&gt;&lt;/tr&gt;</text:p>
          </table:table-cell>
          <table:table-cell table:formula="of:=&quot;&lt;tr&gt;&lt;td&gt;&quot;&amp;[.A28]&amp;&quot;&lt;/td&gt;&lt;td&gt;&quot;&amp;[.F28]&amp;&quot;&lt;/td&gt;&lt;/tr&gt;&quot;" office:value-type="string" office:string-value="&lt;tr&gt;&lt;td&gt;react,&lt;/td&gt;&lt;td&gt;&lt;/td&gt;&lt;/tr&gt;" calcext:value-type="string">
            <text:p>&lt;tr&gt;&lt;td&gt;react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redux,</text:p>
          </table:table-cell>
          <table:table-cell office:value-type="percentage" office:value="0.0055" calcext:value-type="percentage">
            <text:p>0.55%</text:p>
          </table:table-cell>
          <table:table-cell/>
          <table:table-cell office:value-type="string" calcext:value-type="string">
            <text:p>redux,</text:p>
          </table:table-cell>
          <table:table-cell office:value-type="percentage" office:value="0.0029" calcext:value-type="percentage">
            <text:p>0.29%</text:p>
          </table:table-cell>
          <table:table-cell/>
          <table:table-cell table:formula="of:=&quot;&lt;tr&gt;&lt;td&gt;&quot;&amp;[.A29]&amp;&quot;&lt;/td&gt;&lt;td&gt;&quot;&amp;[.C29]&amp;&quot;&lt;/td&gt;&lt;/tr&gt;&quot;" office:value-type="string" office:string-value="&lt;tr&gt;&lt;td&gt;redux,&lt;/td&gt;&lt;td&gt;&lt;/td&gt;&lt;/tr&gt;" calcext:value-type="string">
            <text:p>&lt;tr&gt;&lt;td&gt;redux,&lt;/td&gt;&lt;td&gt;&lt;/td&gt;&lt;/tr&gt;</text:p>
          </table:table-cell>
          <table:table-cell table:formula="of:=&quot;&lt;tr&gt;&lt;td&gt;&quot;&amp;[.A29]&amp;&quot;&lt;/td&gt;&lt;td&gt;&quot;&amp;[.F29]&amp;&quot;&lt;/td&gt;&lt;/tr&gt;&quot;" office:value-type="string" office:string-value="&lt;tr&gt;&lt;td&gt;redux,&lt;/td&gt;&lt;td&gt;&lt;/td&gt;&lt;/tr&gt;" calcext:value-type="string">
            <text:p>&lt;tr&gt;&lt;td&gt;redux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act-and-redux,</text:p>
          </table:table-cell>
          <table:table-cell office:value-type="percentage" office:value="0.0087" calcext:value-type="percentage">
            <text:p>0.87%</text:p>
          </table:table-cell>
          <table:table-cell/>
          <table:table-cell office:value-type="string" calcext:value-type="string">
            <text:p>react-and-redux,</text:p>
          </table:table-cell>
          <table:table-cell office:value-type="percentage" office:value="0.0036" calcext:value-type="percentage">
            <text:p>0.36%</text:p>
          </table:table-cell>
          <table:table-cell/>
          <table:table-cell table:formula="of:=&quot;&lt;tr&gt;&lt;td&gt;&quot;&amp;[.A30]&amp;&quot;&lt;/td&gt;&lt;td&gt;&quot;&amp;[.C30]&amp;&quot;&lt;/td&gt;&lt;/tr&gt;&quot;" office:value-type="string" office:string-value="&lt;tr&gt;&lt;td&gt;react-and-redux,&lt;/td&gt;&lt;td&gt;&lt;/td&gt;&lt;/tr&gt;" calcext:value-type="string">
            <text:p>&lt;tr&gt;&lt;td&gt;react-and-redux,&lt;/td&gt;&lt;td&gt;&lt;/td&gt;&lt;/tr&gt;</text:p>
          </table:table-cell>
          <table:table-cell table:formula="of:=&quot;&lt;tr&gt;&lt;td&gt;&quot;&amp;[.A30]&amp;&quot;&lt;/td&gt;&lt;td&gt;&quot;&amp;[.F30]&amp;&quot;&lt;/td&gt;&lt;/tr&gt;&quot;" office:value-type="string" office:string-value="&lt;tr&gt;&lt;td&gt;react-and-redux,&lt;/td&gt;&lt;td&gt;&lt;/td&gt;&lt;/tr&gt;" calcext:value-type="string">
            <text:p>&lt;tr&gt;&lt;td&gt;react-and-redux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front-end-frameworks-projects,</text:p>
          </table:table-cell>
          <table:table-cell office:value-type="percentage" office:value="0.0152" calcext:value-type="percentage">
            <text:p>1.52%</text:p>
          </table:table-cell>
          <table:table-cell/>
          <table:table-cell office:value-type="string" calcext:value-type="string">
            <text:p>front-end-frameworks-projects,</text:p>
          </table:table-cell>
          <table:table-cell office:value-type="percentage" office:value="0.0132" calcext:value-type="percentage">
            <text:p>1.32%</text:p>
          </table:table-cell>
          <table:table-cell/>
          <table:table-cell table:formula="of:=&quot;&lt;tr&gt;&lt;td&gt;&quot;&amp;[.A31]&amp;&quot;&lt;/td&gt;&lt;td&gt;&quot;&amp;[.C31]&amp;&quot;&lt;/td&gt;&lt;/tr&gt;&quot;" office:value-type="string" office:string-value="&lt;tr&gt;&lt;td&gt;front-end-frameworks-projects,&lt;/td&gt;&lt;td&gt;&lt;/td&gt;&lt;/tr&gt;" calcext:value-type="string">
            <text:p>&lt;tr&gt;&lt;td&gt;front-end-frameworks-projects,&lt;/td&gt;&lt;td&gt;&lt;/td&gt;&lt;/tr&gt;</text:p>
          </table:table-cell>
          <table:table-cell table:formula="of:=&quot;&lt;tr&gt;&lt;td&gt;&quot;&amp;[.A31]&amp;&quot;&lt;/td&gt;&lt;td&gt;&quot;&amp;[.F31]&amp;&quot;&lt;/td&gt;&lt;/tr&gt;&quot;" office:value-type="string" office:string-value="&lt;tr&gt;&lt;td&gt;front-end-frameworks-projects,&lt;/td&gt;&lt;td&gt;&lt;/td&gt;&lt;/tr&gt;" calcext:value-type="string">
            <text:p>&lt;tr&gt;&lt;td&gt;front-end-frameworks-projects,&lt;/td&gt;&lt;td&gt;&lt;/td&gt;&lt;/tr&gt;</text:p>
          </table:table-cell>
        </table:table-row>
        <table:table-row table:style-name="ro1" table:visibility="filter">
          <table:table-cell table:style-name="ce2" office:value-type="string" calcext:value-type="string">
            <text:p>claim-your-front-end-libraries-certificate,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claim-your-front-end-libraries-certificate,</text:p>
          </table:table-cell>
          <table:table-cell office:value-type="percentage" office:value="0.006" calcext:value-type="percentage">
            <text:p>0.60%</text:p>
          </table:table-cell>
          <table:table-cell/>
          <table:table-cell table:formula="of:=&quot;&lt;tr&gt;&lt;td&gt;&quot;&amp;[.A32]&amp;&quot;&lt;/td&gt;&lt;td&gt;&quot;&amp;[.C32]&amp;&quot;&lt;/td&gt;&lt;/tr&gt;&quot;" office:value-type="string" office:string-value="&lt;tr&gt;&lt;td&gt;claim-your-front-end-libraries-certificate,&lt;/td&gt;&lt;td&gt;&lt;/td&gt;&lt;/tr&gt;" calcext:value-type="string">
            <text:p>&lt;tr&gt;&lt;td&gt;claim-your-front-end-libraries-certificate,&lt;/td&gt;&lt;td&gt;&lt;/td&gt;&lt;/tr&gt;</text:p>
          </table:table-cell>
          <table:table-cell table:formula="of:=&quot;&lt;tr&gt;&lt;td&gt;&quot;&amp;[.A32]&amp;&quot;&lt;/td&gt;&lt;td&gt;&quot;&amp;[.F32]&amp;&quot;&lt;/td&gt;&lt;/tr&gt;&quot;" office:value-type="string" office:string-value="&lt;tr&gt;&lt;td&gt;claim-your-front-end-libraries-certificate,&lt;/td&gt;&lt;td&gt;&lt;/td&gt;&lt;/tr&gt;" calcext:value-type="string">
            <text:p>&lt;tr&gt;&lt;td&gt;claim-your-front-end-libraries-certificate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data-visualization,</text:p>
          </table:table-cell>
          <table:table-cell office:value-type="percentage" office:value="0.0045" calcext:value-type="percentage">
            <text:p>0.45%</text:p>
          </table:table-cell>
          <table:table-cell table:style-name="ce1" table:formula="of:=SUM([Sheet1.B33:.B37])" office:value-type="percentage" office:value="0.0786" calcext:value-type="percentage">
            <text:p>7.86%</text:p>
          </table:table-cell>
          <table:table-cell office:value-type="string" calcext:value-type="string">
            <text:p>data-visualization,</text:p>
          </table:table-cell>
          <table:table-cell office:value-type="percentage" office:value="0.0028" calcext:value-type="percentage">
            <text:p>0.28%</text:p>
          </table:table-cell>
          <table:table-cell table:style-name="ce1" table:formula="of:=SUM([Sheet1.E33:.E37])" office:value-type="percentage" office:value="0.0704" calcext:value-type="percentage">
            <text:p>7.04%</text:p>
          </table:table-cell>
          <table:table-cell table:formula="of:=&quot;&lt;tr&gt;&lt;td&gt;&lt;div class='checkbox'&gt;&lt;label&gt;&lt;input type='checkbox' value=''&gt;&quot;&amp;[.A33]&amp;&quot;&lt;/label&gt;&lt;/div&gt;&lt;/td&gt;&lt;td&gt;&quot;&amp;[.C33]*100&amp;&quot;%&lt;/td&gt;&lt;/tr&gt;&quot;" office:value-type="string" office:string-value="&lt;tr&gt;&lt;td&gt;&lt;div class='checkbox'&gt;&lt;label&gt;&lt;input type='checkbox' value=''&gt;data-visualization,&lt;/label&gt;&lt;/div&gt;&lt;/td&gt;&lt;td&gt;7.86%&lt;/td&gt;&lt;/tr&gt;" calcext:value-type="string">
            <text:p>&lt;tr&gt;&lt;td&gt;&lt;div class='checkbox'&gt;&lt;label&gt;&lt;input type='checkbox' value=''&gt;data-visualization,&lt;/label&gt;&lt;/div&gt;&lt;/td&gt;&lt;td&gt;7.86%&lt;/td&gt;&lt;/tr&gt;</text:p>
          </table:table-cell>
          <table:table-cell table:formula="of:=&quot;&lt;tr&gt;&lt;td&gt;&lt;div class='checkbox'&gt;&lt;label&gt;&lt;input type='checkbox' value=''&gt;&quot;&amp;[.A33]&amp;&quot;&lt;/label&gt;&lt;/div&gt;&lt;/td&gt;&lt;td&gt;&quot;&amp;[.F33]*100&amp;&quot;%&lt;/td&gt;&lt;/tr&gt;&quot;" office:value-type="string" office:string-value="&lt;tr&gt;&lt;td&gt;&lt;div class='checkbox'&gt;&lt;label&gt;&lt;input type='checkbox' value=''&gt;data-visualization,&lt;/label&gt;&lt;/div&gt;&lt;/td&gt;&lt;td&gt;7.04%&lt;/td&gt;&lt;/tr&gt;" calcext:value-type="string">
            <text:p>&lt;tr&gt;&lt;td&gt;&lt;div class='checkbox'&gt;&lt;label&gt;&lt;input type='checkbox' value=''&gt;data-visualization,&lt;/label&gt;&lt;/div&gt;&lt;/td&gt;&lt;td&gt;7.04%&lt;/td&gt;&lt;/tr&gt;</text:p>
          </table:table-cell>
        </table:table-row>
        <table:table-row table:style-name="ro1" table:visibility="filter">
          <table:table-cell office:value-type="string" calcext:value-type="string">
            <text:p>data-visualization-with-d3,</text:p>
          </table:table-cell>
          <table:table-cell office:value-type="percentage" office:value="0.0228" calcext:value-type="percentage">
            <text:p>2.28%</text:p>
          </table:table-cell>
          <table:table-cell/>
          <table:table-cell office:value-type="string" calcext:value-type="string">
            <text:p>data-visualization-with-d3,</text:p>
          </table:table-cell>
          <table:table-cell office:value-type="percentage" office:value="0.0224" calcext:value-type="percentage">
            <text:p>2.24%</text:p>
          </table:table-cell>
          <table:table-cell/>
          <table:table-cell table:formula="of:=&quot;&lt;tr&gt;&lt;td&gt;&quot;&amp;[.A34]&amp;&quot;&lt;/td&gt;&lt;td&gt;&quot;&amp;[.C34]&amp;&quot;&lt;/td&gt;&lt;/tr&gt;&quot;" office:value-type="string" office:string-value="&lt;tr&gt;&lt;td&gt;data-visualization-with-d3,&lt;/td&gt;&lt;td&gt;&lt;/td&gt;&lt;/tr&gt;" calcext:value-type="string">
            <text:p>&lt;tr&gt;&lt;td&gt;data-visualization-with-d3,&lt;/td&gt;&lt;td&gt;&lt;/td&gt;&lt;/tr&gt;</text:p>
          </table:table-cell>
          <table:table-cell table:formula="of:=&quot;&lt;tr&gt;&lt;td&gt;&quot;&amp;[.A34]&amp;&quot;&lt;/td&gt;&lt;td&gt;&quot;&amp;[.F34]&amp;&quot;&lt;/td&gt;&lt;/tr&gt;&quot;" office:value-type="string" office:string-value="&lt;tr&gt;&lt;td&gt;data-visualization-with-d3,&lt;/td&gt;&lt;td&gt;&lt;/td&gt;&lt;/tr&gt;" calcext:value-type="string">
            <text:p>&lt;tr&gt;&lt;td&gt;data-visualization-with-d3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json-apis-and-ajax,</text:p>
          </table:table-cell>
          <table:table-cell office:value-type="percentage" office:value="0.0375" calcext:value-type="percentage">
            <text:p>3.75%</text:p>
          </table:table-cell>
          <table:table-cell/>
          <table:table-cell office:value-type="string" calcext:value-type="string">
            <text:p>json-apis-and-ajax,</text:p>
          </table:table-cell>
          <table:table-cell office:value-type="percentage" office:value="0.0365" calcext:value-type="percentage">
            <text:p>3.65%</text:p>
          </table:table-cell>
          <table:table-cell/>
          <table:table-cell table:formula="of:=&quot;&lt;tr&gt;&lt;td&gt;&quot;&amp;[.A35]&amp;&quot;&lt;/td&gt;&lt;td&gt;&quot;&amp;[.C35]&amp;&quot;&lt;/td&gt;&lt;/tr&gt;&quot;" office:value-type="string" office:string-value="&lt;tr&gt;&lt;td&gt;json-apis-and-ajax,&lt;/td&gt;&lt;td&gt;&lt;/td&gt;&lt;/tr&gt;" calcext:value-type="string">
            <text:p>&lt;tr&gt;&lt;td&gt;json-apis-and-ajax,&lt;/td&gt;&lt;td&gt;&lt;/td&gt;&lt;/tr&gt;</text:p>
          </table:table-cell>
          <table:table-cell table:formula="of:=&quot;&lt;tr&gt;&lt;td&gt;&quot;&amp;[.A35]&amp;&quot;&lt;/td&gt;&lt;td&gt;&quot;&amp;[.F35]&amp;&quot;&lt;/td&gt;&lt;/tr&gt;&quot;" office:value-type="string" office:string-value="&lt;tr&gt;&lt;td&gt;json-apis-and-ajax,&lt;/td&gt;&lt;td&gt;&lt;/td&gt;&lt;/tr&gt;" calcext:value-type="string">
            <text:p>&lt;tr&gt;&lt;td&gt;json-apis-and-ajax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data-visualization-projects,</text:p>
          </table:table-cell>
          <table:table-cell office:value-type="percentage" office:value="0.007" calcext:value-type="percentage">
            <text:p>0.70%</text:p>
          </table:table-cell>
          <table:table-cell/>
          <table:table-cell office:value-type="string" calcext:value-type="string">
            <text:p>data-visualization-projects,</text:p>
          </table:table-cell>
          <table:table-cell office:value-type="percentage" office:value="0.0045" calcext:value-type="percentage">
            <text:p>0.45%</text:p>
          </table:table-cell>
          <table:table-cell/>
          <table:table-cell table:formula="of:=&quot;&lt;tr&gt;&lt;td&gt;&quot;&amp;[.A36]&amp;&quot;&lt;/td&gt;&lt;td&gt;&quot;&amp;[.C36]&amp;&quot;&lt;/td&gt;&lt;/tr&gt;&quot;" office:value-type="string" office:string-value="&lt;tr&gt;&lt;td&gt;data-visualization-projects,&lt;/td&gt;&lt;td&gt;&lt;/td&gt;&lt;/tr&gt;" calcext:value-type="string">
            <text:p>&lt;tr&gt;&lt;td&gt;data-visualization-projects,&lt;/td&gt;&lt;td&gt;&lt;/td&gt;&lt;/tr&gt;</text:p>
          </table:table-cell>
          <table:table-cell table:formula="of:=&quot;&lt;tr&gt;&lt;td&gt;&quot;&amp;[.A36]&amp;&quot;&lt;/td&gt;&lt;td&gt;&quot;&amp;[.F36]&amp;&quot;&lt;/td&gt;&lt;/tr&gt;&quot;" office:value-type="string" office:string-value="&lt;tr&gt;&lt;td&gt;data-visualization-projects,&lt;/td&gt;&lt;td&gt;&lt;/td&gt;&lt;/tr&gt;" calcext:value-type="string">
            <text:p>&lt;tr&gt;&lt;td&gt;data-visualization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data-visualization-certificate,</text:p>
          </table:table-cell>
          <table:table-cell office:value-type="percentage" office:value="0.0068" calcext:value-type="percentage">
            <text:p>0.68%</text:p>
          </table:table-cell>
          <table:table-cell/>
          <table:table-cell office:value-type="string" calcext:value-type="string">
            <text:p>claim-your-data-visualization-certificate,</text:p>
          </table:table-cell>
          <table:table-cell office:value-type="percentage" office:value="0.0042" calcext:value-type="percentage">
            <text:p>0.42%</text:p>
          </table:table-cell>
          <table:table-cell/>
          <table:table-cell table:formula="of:=&quot;&lt;tr&gt;&lt;td&gt;&quot;&amp;[.A37]&amp;&quot;&lt;/td&gt;&lt;td&gt;&quot;&amp;[.C37]&amp;&quot;&lt;/td&gt;&lt;/tr&gt;&quot;" office:value-type="string" office:string-value="&lt;tr&gt;&lt;td&gt;claim-your-data-visualization-certificate,&lt;/td&gt;&lt;td&gt;&lt;/td&gt;&lt;/tr&gt;" calcext:value-type="string">
            <text:p>&lt;tr&gt;&lt;td&gt;claim-your-data-visualization-certificate,&lt;/td&gt;&lt;td&gt;&lt;/td&gt;&lt;/tr&gt;</text:p>
          </table:table-cell>
          <table:table-cell table:formula="of:=&quot;&lt;tr&gt;&lt;td&gt;&quot;&amp;[.A37]&amp;&quot;&lt;/td&gt;&lt;td&gt;&quot;&amp;[.F37]&amp;&quot;&lt;/td&gt;&lt;/tr&gt;&quot;" office:value-type="string" office:string-value="&lt;tr&gt;&lt;td&gt;claim-your-data-visualization-certificate,&lt;/td&gt;&lt;td&gt;&lt;/td&gt;&lt;/tr&gt;" calcext:value-type="string">
            <text:p>&lt;tr&gt;&lt;td&gt;claim-your-data-visualization-certificate,&lt;/td&gt;&lt;td&gt;&lt;/td&gt;&lt;/tr&gt;</text:p>
          </table:table-cell>
        </table:table-row>
        <table:table-row table:style-name="ro1">
          <table:table-cell office:value-type="string" calcext:value-type="string">
            <text:p>apis-and-microservices,</text:p>
          </table:table-cell>
          <table:table-cell office:value-type="percentage" office:value="0.0053" calcext:value-type="percentage">
            <text:p>0.53%</text:p>
          </table:table-cell>
          <table:table-cell table:style-name="ce1" table:formula="of:=SUM([Sheet1.B38:.B43])" office:value-type="percentage" office:value="0.1069" calcext:value-type="percentage">
            <text:p>10.69%</text:p>
          </table:table-cell>
          <table:table-cell office:value-type="string" calcext:value-type="string">
            <text:p>apis-and-microservices,</text:p>
          </table:table-cell>
          <table:table-cell office:value-type="percentage" office:value="0.0032" calcext:value-type="percentage">
            <text:p>0.32%</text:p>
          </table:table-cell>
          <table:table-cell table:style-name="ce1" table:formula="of:=SUM([Sheet1.E38:.E43])" office:value-type="percentage" office:value="0.0671" calcext:value-type="percentage">
            <text:p>6.71%</text:p>
          </table:table-cell>
          <table:table-cell table:formula="of:=&quot;&lt;tr&gt;&lt;td&gt;&lt;div class='checkbox'&gt;&lt;label&gt;&lt;input type='checkbox' value=''&gt;&quot;&amp;[.A38]&amp;&quot;&lt;/label&gt;&lt;/div&gt;&lt;/td&gt;&lt;td&gt;&quot;&amp;[.C38]*100&amp;&quot;%&lt;/td&gt;&lt;/tr&gt;&quot;" office:value-type="string" office:string-value="&lt;tr&gt;&lt;td&gt;&lt;div class='checkbox'&gt;&lt;label&gt;&lt;input type='checkbox' value=''&gt;apis-and-microservices,&lt;/label&gt;&lt;/div&gt;&lt;/td&gt;&lt;td&gt;10.69%&lt;/td&gt;&lt;/tr&gt;" calcext:value-type="string">
            <text:p>&lt;tr&gt;&lt;td&gt;&lt;div class='checkbox'&gt;&lt;label&gt;&lt;input type='checkbox' value=''&gt;apis-and-microservices,&lt;/label&gt;&lt;/div&gt;&lt;/td&gt;&lt;td&gt;10.69%&lt;/td&gt;&lt;/tr&gt;</text:p>
          </table:table-cell>
          <table:table-cell table:formula="of:=&quot;&lt;tr&gt;&lt;td&gt;&lt;div class='checkbox'&gt;&lt;label&gt;&lt;input type='checkbox' value=''&gt;&quot;&amp;[.A38]&amp;&quot;&lt;/label&gt;&lt;/div&gt;&lt;/td&gt;&lt;td&gt;&quot;&amp;[.F38]*100&amp;&quot;%&lt;/td&gt;&lt;/tr&gt;&quot;" office:value-type="string" office:string-value="&lt;tr&gt;&lt;td&gt;&lt;div class='checkbox'&gt;&lt;label&gt;&lt;input type='checkbox' value=''&gt;apis-and-microservices,&lt;/label&gt;&lt;/div&gt;&lt;/td&gt;&lt;td&gt;6.71%&lt;/td&gt;&lt;/tr&gt;" calcext:value-type="string">
            <text:p>&lt;tr&gt;&lt;td&gt;&lt;div class='checkbox'&gt;&lt;label&gt;&lt;input type='checkbox' value=''&gt;apis-and-microservices,&lt;/label&gt;&lt;/div&gt;&lt;/td&gt;&lt;td&gt;6.71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managing-packages-with-npm,</text:p>
          </table:table-cell>
          <table:table-cell office:value-type="percentage" office:value="0.0206" calcext:value-type="percentage">
            <text:p>2.06%</text:p>
          </table:table-cell>
          <table:table-cell/>
          <table:table-cell office:value-type="string" calcext:value-type="string">
            <text:p>managing-packages-with-npm,</text:p>
          </table:table-cell>
          <table:table-cell office:value-type="percentage" office:value="0.0109" calcext:value-type="percentage">
            <text:p>1.09%</text:p>
          </table:table-cell>
          <table:table-cell/>
          <table:table-cell table:formula="of:=&quot;&lt;tr&gt;&lt;td&gt;&quot;&amp;[.A39]&amp;&quot;&lt;/td&gt;&lt;td&gt;&quot;&amp;[.C39]&amp;&quot;&lt;/td&gt;&lt;/tr&gt;&quot;" office:value-type="string" office:string-value="&lt;tr&gt;&lt;td&gt;managing-packages-with-npm,&lt;/td&gt;&lt;td&gt;&lt;/td&gt;&lt;/tr&gt;" calcext:value-type="string">
            <text:p>&lt;tr&gt;&lt;td&gt;managing-packages-with-npm,&lt;/td&gt;&lt;td&gt;&lt;/td&gt;&lt;/tr&gt;</text:p>
          </table:table-cell>
          <table:table-cell table:formula="of:=&quot;&lt;tr&gt;&lt;td&gt;&quot;&amp;[.A39]&amp;&quot;&lt;/td&gt;&lt;td&gt;&quot;&amp;[.F39]&amp;&quot;&lt;/td&gt;&lt;/tr&gt;&quot;" office:value-type="string" office:string-value="&lt;tr&gt;&lt;td&gt;managing-packages-with-npm,&lt;/td&gt;&lt;td&gt;&lt;/td&gt;&lt;/tr&gt;" calcext:value-type="string">
            <text:p>&lt;tr&gt;&lt;td&gt;managing-packages-with-npm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node-and-express,</text:p>
          </table:table-cell>
          <table:table-cell office:value-type="percentage" office:value="0.0397" calcext:value-type="percentage">
            <text:p>3.97%</text:p>
          </table:table-cell>
          <table:table-cell/>
          <table:table-cell office:value-type="string" calcext:value-type="string">
            <text:p>basic-node-and-express,</text:p>
          </table:table-cell>
          <table:table-cell office:value-type="percentage" office:value="0.025" calcext:value-type="percentage">
            <text:p>2.50%</text:p>
          </table:table-cell>
          <table:table-cell/>
          <table:table-cell table:formula="of:=&quot;&lt;tr&gt;&lt;td&gt;&quot;&amp;[.A40]&amp;&quot;&lt;/td&gt;&lt;td&gt;&quot;&amp;[.C40]&amp;&quot;&lt;/td&gt;&lt;/tr&gt;&quot;" office:value-type="string" office:string-value="&lt;tr&gt;&lt;td&gt;basic-node-and-express,&lt;/td&gt;&lt;td&gt;&lt;/td&gt;&lt;/tr&gt;" calcext:value-type="string">
            <text:p>&lt;tr&gt;&lt;td&gt;basic-node-and-express,&lt;/td&gt;&lt;td&gt;&lt;/td&gt;&lt;/tr&gt;</text:p>
          </table:table-cell>
          <table:table-cell table:formula="of:=&quot;&lt;tr&gt;&lt;td&gt;&quot;&amp;[.A40]&amp;&quot;&lt;/td&gt;&lt;td&gt;&quot;&amp;[.F40]&amp;&quot;&lt;/td&gt;&lt;/tr&gt;&quot;" office:value-type="string" office:string-value="&lt;tr&gt;&lt;td&gt;basic-node-and-express,&lt;/td&gt;&lt;td&gt;&lt;/td&gt;&lt;/tr&gt;" calcext:value-type="string">
            <text:p>&lt;tr&gt;&lt;td&gt;basic-node-and-expres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mongodb-and-mongoose,</text:p>
          </table:table-cell>
          <table:table-cell office:value-type="percentage" office:value="0.0253" calcext:value-type="percentage">
            <text:p>2.53%</text:p>
          </table:table-cell>
          <table:table-cell/>
          <table:table-cell office:value-type="string" calcext:value-type="string">
            <text:p>mongodb-and-mongoose,</text:p>
          </table:table-cell>
          <table:table-cell office:value-type="percentage" office:value="0.0188" calcext:value-type="percentage">
            <text:p>1.88%</text:p>
          </table:table-cell>
          <table:table-cell/>
          <table:table-cell table:formula="of:=&quot;&lt;tr&gt;&lt;td&gt;&quot;&amp;[.A41]&amp;&quot;&lt;/td&gt;&lt;td&gt;&quot;&amp;[.C41]&amp;&quot;&lt;/td&gt;&lt;/tr&gt;&quot;" office:value-type="string" office:string-value="&lt;tr&gt;&lt;td&gt;mongodb-and-mongoose,&lt;/td&gt;&lt;td&gt;&lt;/td&gt;&lt;/tr&gt;" calcext:value-type="string">
            <text:p>&lt;tr&gt;&lt;td&gt;mongodb-and-mongoose,&lt;/td&gt;&lt;td&gt;&lt;/td&gt;&lt;/tr&gt;</text:p>
          </table:table-cell>
          <table:table-cell table:formula="of:=&quot;&lt;tr&gt;&lt;td&gt;&quot;&amp;[.A41]&amp;&quot;&lt;/td&gt;&lt;td&gt;&quot;&amp;[.F41]&amp;&quot;&lt;/td&gt;&lt;/tr&gt;&quot;" office:value-type="string" office:string-value="&lt;tr&gt;&lt;td&gt;mongodb-and-mongoose,&lt;/td&gt;&lt;td&gt;&lt;/td&gt;&lt;/tr&gt;" calcext:value-type="string">
            <text:p>&lt;tr&gt;&lt;td&gt;mongodb-and-mongoose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api-and-microservice-projects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api-and-microservice-projects,</text:p>
          </table:table-cell>
          <table:table-cell office:value-type="percentage" office:value="0.0053" calcext:value-type="percentage">
            <text:p>0.53%</text:p>
          </table:table-cell>
          <table:table-cell/>
          <table:table-cell table:formula="of:=&quot;&lt;tr&gt;&lt;td&gt;&quot;&amp;[.A42]&amp;&quot;&lt;/td&gt;&lt;td&gt;&quot;&amp;[.C42]&amp;&quot;&lt;/td&gt;&lt;/tr&gt;&quot;" office:value-type="string" office:string-value="&lt;tr&gt;&lt;td&gt;api-and-microservice-projects,&lt;/td&gt;&lt;td&gt;&lt;/td&gt;&lt;/tr&gt;" calcext:value-type="string">
            <text:p>&lt;tr&gt;&lt;td&gt;api-and-microservice-projects,&lt;/td&gt;&lt;td&gt;&lt;/td&gt;&lt;/tr&gt;</text:p>
          </table:table-cell>
          <table:table-cell table:formula="of:=&quot;&lt;tr&gt;&lt;td&gt;&quot;&amp;[.A42]&amp;&quot;&lt;/td&gt;&lt;td&gt;&quot;&amp;[.F42]&amp;&quot;&lt;/td&gt;&lt;/tr&gt;&quot;" office:value-type="string" office:string-value="&lt;tr&gt;&lt;td&gt;api-and-microservice-projects,&lt;/td&gt;&lt;td&gt;&lt;/td&gt;&lt;/tr&gt;" calcext:value-type="string">
            <text:p>&lt;tr&gt;&lt;td&gt;api-and-microservice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apis-and-microservices-certificate,</text:p>
          </table:table-cell>
          <table:table-cell office:value-type="percentage" office:value="0.0065" calcext:value-type="percentage">
            <text:p>0.65%</text:p>
          </table:table-cell>
          <table:table-cell/>
          <table:table-cell office:value-type="string" calcext:value-type="string">
            <text:p>claim-your-apis-and-microservices-certificate,</text:p>
          </table:table-cell>
          <table:table-cell office:value-type="percentage" office:value="0.0039" calcext:value-type="percentage">
            <text:p>0.39%</text:p>
          </table:table-cell>
          <table:table-cell/>
          <table:table-cell table:formula="of:=&quot;&lt;tr&gt;&lt;td&gt;&quot;&amp;[.A43]&amp;&quot;&lt;/td&gt;&lt;td&gt;&quot;&amp;[.C43]&amp;&quot;&lt;/td&gt;&lt;/tr&gt;&quot;" office:value-type="string" office:string-value="&lt;tr&gt;&lt;td&gt;claim-your-apis-and-microservices-certificate,&lt;/td&gt;&lt;td&gt;&lt;/td&gt;&lt;/tr&gt;" calcext:value-type="string">
            <text:p>&lt;tr&gt;&lt;td&gt;claim-your-apis-and-microservices-certificate,&lt;/td&gt;&lt;td&gt;&lt;/td&gt;&lt;/tr&gt;</text:p>
          </table:table-cell>
          <table:table-cell table:formula="of:=&quot;&lt;tr&gt;&lt;td&gt;&quot;&amp;[.A43]&amp;&quot;&lt;/td&gt;&lt;td&gt;&quot;&amp;[.F43]&amp;&quot;&lt;/td&gt;&lt;/tr&gt;&quot;" office:value-type="string" office:string-value="&lt;tr&gt;&lt;td&gt;claim-your-apis-and-microservices-certificate,&lt;/td&gt;&lt;td&gt;&lt;/td&gt;&lt;/tr&gt;" calcext:value-type="string">
            <text:p>&lt;tr&gt;&lt;td&gt;claim-your-apis-and-microservices-certificate,&lt;/td&gt;&lt;td&gt;&lt;/td&gt;&lt;/tr&gt;</text:p>
          </table:table-cell>
        </table:table-row>
        <table:table-row table:style-name="ro1">
          <table:table-cell office:value-type="string" calcext:value-type="string">
            <text:p>information-security-and-quality-assurance,</text:p>
          </table:table-cell>
          <table:table-cell office:value-type="percentage" office:value="0.0061" calcext:value-type="percentage">
            <text:p>0.61%</text:p>
          </table:table-cell>
          <table:table-cell table:style-name="ce1" table:formula="of:=SUM([Sheet1.B44:.B49])" office:value-type="percentage" office:value="0.1275" calcext:value-type="percentage">
            <text:p>12.75%</text:p>
          </table:table-cell>
          <table:table-cell office:value-type="string" calcext:value-type="string">
            <text:p>information-security-and-quality-assurance,</text:p>
          </table:table-cell>
          <table:table-cell office:value-type="percentage" office:value="0.0038" calcext:value-type="percentage">
            <text:p>0.38%</text:p>
          </table:table-cell>
          <table:table-cell table:style-name="ce1" table:formula="of:=SUM([Sheet1.E44:.E49])" office:value-type="percentage" office:value="0.111" calcext:value-type="percentage">
            <text:p>11.10%</text:p>
          </table:table-cell>
          <table:table-cell table:formula="of:=&quot;&lt;tr&gt;&lt;td&gt;&lt;div class='checkbox'&gt;&lt;label&gt;&lt;input type='checkbox' value=''&gt;&quot;&amp;[.A44]&amp;&quot;&lt;/label&gt;&lt;/div&gt;&lt;/td&gt;&lt;td&gt;&quot;&amp;[.C44]*100&amp;&quot;%&lt;/td&gt;&lt;/tr&gt;&quot;" office:value-type="string" office:string-value="&lt;tr&gt;&lt;td&gt;&lt;div class='checkbox'&gt;&lt;label&gt;&lt;input type='checkbox' value=''&gt;information-security-and-quality-assurance,&lt;/label&gt;&lt;/div&gt;&lt;/td&gt;&lt;td&gt;12.75%&lt;/td&gt;&lt;/tr&gt;" calcext:value-type="string">
            <text:p>&lt;tr&gt;&lt;td&gt;&lt;div class='checkbox'&gt;&lt;label&gt;&lt;input type='checkbox' value=''&gt;information-security-and-quality-assurance,&lt;/label&gt;&lt;/div&gt;&lt;/td&gt;&lt;td&gt;12.75%&lt;/td&gt;&lt;/tr&gt;</text:p>
          </table:table-cell>
          <table:table-cell table:formula="of:=&quot;&lt;tr&gt;&lt;td&gt;&lt;div class='checkbox'&gt;&lt;label&gt;&lt;input type='checkbox' value=''&gt;&quot;&amp;[.A44]&amp;&quot;&lt;/label&gt;&lt;/div&gt;&lt;/td&gt;&lt;td&gt;&quot;&amp;[.F44]*100&amp;&quot;%&lt;/td&gt;&lt;/tr&gt;&quot;" office:value-type="string" office:string-value="&lt;tr&gt;&lt;td&gt;&lt;div class='checkbox'&gt;&lt;label&gt;&lt;input type='checkbox' value=''&gt;information-security-and-quality-assurance,&lt;/label&gt;&lt;/div&gt;&lt;/td&gt;&lt;td&gt;11.1%&lt;/td&gt;&lt;/tr&gt;" calcext:value-type="string">
            <text:p>&lt;tr&gt;&lt;td&gt;&lt;div class='checkbox'&gt;&lt;label&gt;&lt;input type='checkbox' value=''&gt;information-security-and-quality-assurance,&lt;/label&gt;&lt;/div&gt;&lt;/td&gt;&lt;td&gt;11.1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information-security-with-helmetjs,</text:p>
          </table:table-cell>
          <table:table-cell office:value-type="percentage" office:value="0.0223" calcext:value-type="percentage">
            <text:p>2.23%</text:p>
          </table:table-cell>
          <table:table-cell/>
          <table:table-cell office:value-type="string" calcext:value-type="string">
            <text:p>information-security-with-helmetjs,</text:p>
          </table:table-cell>
          <table:table-cell office:value-type="percentage" office:value="0.022" calcext:value-type="percentage">
            <text:p>2.20%</text:p>
          </table:table-cell>
          <table:table-cell/>
          <table:table-cell table:formula="of:=&quot;&lt;tr&gt;&lt;td&gt;&quot;&amp;[.A45]&amp;&quot;&lt;/td&gt;&lt;td&gt;&quot;&amp;[.C45]&amp;&quot;&lt;/td&gt;&lt;/tr&gt;&quot;" office:value-type="string" office:string-value="&lt;tr&gt;&lt;td&gt;information-security-with-helmetjs,&lt;/td&gt;&lt;td&gt;&lt;/td&gt;&lt;/tr&gt;" calcext:value-type="string">
            <text:p>&lt;tr&gt;&lt;td&gt;information-security-with-helmetjs,&lt;/td&gt;&lt;td&gt;&lt;/td&gt;&lt;/tr&gt;</text:p>
          </table:table-cell>
          <table:table-cell table:formula="of:=&quot;&lt;tr&gt;&lt;td&gt;&quot;&amp;[.A45]&amp;&quot;&lt;/td&gt;&lt;td&gt;&quot;&amp;[.F45]&amp;&quot;&lt;/td&gt;&lt;/tr&gt;&quot;" office:value-type="string" office:string-value="&lt;tr&gt;&lt;td&gt;information-security-with-helmetjs,&lt;/td&gt;&lt;td&gt;&lt;/td&gt;&lt;/tr&gt;" calcext:value-type="string">
            <text:p>&lt;tr&gt;&lt;td&gt;information-security-with-helmetj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quality-assurance-and-testing-with-chai,</text:p>
          </table:table-cell>
          <table:table-cell office:value-type="percentage" office:value="0.0582" calcext:value-type="percentage">
            <text:p>5.82%</text:p>
          </table:table-cell>
          <table:table-cell/>
          <table:table-cell office:value-type="string" calcext:value-type="string">
            <text:p>quality-assurance-and-testing-with-chai,</text:p>
          </table:table-cell>
          <table:table-cell office:value-type="percentage" office:value="0.0572" calcext:value-type="percentage">
            <text:p>5.72%</text:p>
          </table:table-cell>
          <table:table-cell/>
          <table:table-cell table:formula="of:=&quot;&lt;tr&gt;&lt;td&gt;&quot;&amp;[.A46]&amp;&quot;&lt;/td&gt;&lt;td&gt;&quot;&amp;[.C46]&amp;&quot;&lt;/td&gt;&lt;/tr&gt;&quot;" office:value-type="string" office:string-value="&lt;tr&gt;&lt;td&gt;quality-assurance-and-testing-with-chai,&lt;/td&gt;&lt;td&gt;&lt;/td&gt;&lt;/tr&gt;" calcext:value-type="string">
            <text:p>&lt;tr&gt;&lt;td&gt;quality-assurance-and-testing-with-chai,&lt;/td&gt;&lt;td&gt;&lt;/td&gt;&lt;/tr&gt;</text:p>
          </table:table-cell>
          <table:table-cell table:formula="of:=&quot;&lt;tr&gt;&lt;td&gt;&quot;&amp;[.A46]&amp;&quot;&lt;/td&gt;&lt;td&gt;&quot;&amp;[.F46]&amp;&quot;&lt;/td&gt;&lt;/tr&gt;&quot;" office:value-type="string" office:string-value="&lt;tr&gt;&lt;td&gt;quality-assurance-and-testing-with-chai,&lt;/td&gt;&lt;td&gt;&lt;/td&gt;&lt;/tr&gt;" calcext:value-type="string">
            <text:p>&lt;tr&gt;&lt;td&gt;quality-assurance-and-testing-with-chai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dvanced-node-and-express,</text:p>
          </table:table-cell>
          <table:table-cell office:value-type="percentage" office:value="0.0233" calcext:value-type="percentage">
            <text:p>2.33%</text:p>
          </table:table-cell>
          <table:table-cell/>
          <table:table-cell office:value-type="string" calcext:value-type="string">
            <text:p>advanced-node-and-express,</text:p>
          </table:table-cell>
          <table:table-cell office:value-type="percentage" office:value="0.0166" calcext:value-type="percentage">
            <text:p>1.66%</text:p>
          </table:table-cell>
          <table:table-cell/>
          <table:table-cell table:formula="of:=&quot;&lt;tr&gt;&lt;td&gt;&quot;&amp;[.A47]&amp;&quot;&lt;/td&gt;&lt;td&gt;&quot;&amp;[.C47]&amp;&quot;&lt;/td&gt;&lt;/tr&gt;&quot;" office:value-type="string" office:string-value="&lt;tr&gt;&lt;td&gt;advanced-node-and-express,&lt;/td&gt;&lt;td&gt;&lt;/td&gt;&lt;/tr&gt;" calcext:value-type="string">
            <text:p>&lt;tr&gt;&lt;td&gt;advanced-node-and-express,&lt;/td&gt;&lt;td&gt;&lt;/td&gt;&lt;/tr&gt;</text:p>
          </table:table-cell>
          <table:table-cell table:formula="of:=&quot;&lt;tr&gt;&lt;td&gt;&quot;&amp;[.A47]&amp;&quot;&lt;/td&gt;&lt;td&gt;&quot;&amp;[.F47]&amp;&quot;&lt;/td&gt;&lt;/tr&gt;&quot;" office:value-type="string" office:string-value="&lt;tr&gt;&lt;td&gt;advanced-node-and-express,&lt;/td&gt;&lt;td&gt;&lt;/td&gt;&lt;/tr&gt;" calcext:value-type="string">
            <text:p>&lt;tr&gt;&lt;td&gt;advanced-node-and-expres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information-security-and-quality-assurance-projects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information-security-and-quality-assurance-projects,</text:p>
          </table:table-cell>
          <table:table-cell office:value-type="percentage" office:value="0.0056" calcext:value-type="percentage">
            <text:p>0.56%</text:p>
          </table:table-cell>
          <table:table-cell/>
          <table:table-cell table:formula="of:=&quot;&lt;tr&gt;&lt;td&gt;&quot;&amp;[.A48]&amp;&quot;&lt;/td&gt;&lt;td&gt;&quot;&amp;[.C48]&amp;&quot;&lt;/td&gt;&lt;/tr&gt;&quot;" office:value-type="string" office:string-value="&lt;tr&gt;&lt;td&gt;information-security-and-quality-assurance-projects,&lt;/td&gt;&lt;td&gt;&lt;/td&gt;&lt;/tr&gt;" calcext:value-type="string">
            <text:p>&lt;tr&gt;&lt;td&gt;information-security-and-quality-assurance-projects,&lt;/td&gt;&lt;td&gt;&lt;/td&gt;&lt;/tr&gt;</text:p>
          </table:table-cell>
          <table:table-cell table:formula="of:=&quot;&lt;tr&gt;&lt;td&gt;&quot;&amp;[.A48]&amp;&quot;&lt;/td&gt;&lt;td&gt;&quot;&amp;[.F48]&amp;&quot;&lt;/td&gt;&lt;/tr&gt;&quot;" office:value-type="string" office:string-value="&lt;tr&gt;&lt;td&gt;information-security-and-quality-assurance-projects,&lt;/td&gt;&lt;td&gt;&lt;/td&gt;&lt;/tr&gt;" calcext:value-type="string">
            <text:p>&lt;tr&gt;&lt;td&gt;information-security-and-quality-assurance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information-security-and-quality-assurance-certificate,</text:p>
          </table:table-cell>
          <table:table-cell office:value-type="percentage" office:value="0.0081" calcext:value-type="percentage">
            <text:p>0.81%</text:p>
          </table:table-cell>
          <table:table-cell/>
          <table:table-cell office:value-type="string" calcext:value-type="string">
            <text:p>claim-your-information-security-and-quality-assurance-certificate,</text:p>
          </table:table-cell>
          <table:table-cell office:value-type="percentage" office:value="0.0058" calcext:value-type="percentage">
            <text:p>0.58%</text:p>
          </table:table-cell>
          <table:table-cell/>
          <table:table-cell table:formula="of:=&quot;&lt;tr&gt;&lt;td&gt;&quot;&amp;[.A49]&amp;&quot;&lt;/td&gt;&lt;td&gt;&quot;&amp;[.C49]&amp;&quot;&lt;/td&gt;&lt;/tr&gt;&quot;" office:value-type="string" office:string-value="&lt;tr&gt;&lt;td&gt;claim-your-information-security-and-quality-assurance-certificate,&lt;/td&gt;&lt;td&gt;&lt;/td&gt;&lt;/tr&gt;" calcext:value-type="string">
            <text:p>&lt;tr&gt;&lt;td&gt;claim-your-information-security-and-quality-assurance-certificate,&lt;/td&gt;&lt;td&gt;&lt;/td&gt;&lt;/tr&gt;</text:p>
          </table:table-cell>
          <table:table-cell table:formula="of:=&quot;&lt;tr&gt;&lt;td&gt;&quot;&amp;[.A49]&amp;&quot;&lt;/td&gt;&lt;td&gt;&quot;&amp;[.F49]&amp;&quot;&lt;/td&gt;&lt;/tr&gt;&quot;" office:value-type="string" office:string-value="&lt;tr&gt;&lt;td&gt;claim-your-information-security-and-quality-assurance-certificate,&lt;/td&gt;&lt;td&gt;&lt;/td&gt;&lt;/tr&gt;" calcext:value-type="string">
            <text:p>&lt;tr&gt;&lt;td&gt;claim-your-information-security-and-quality-assurance-certificate,&lt;/td&gt;&lt;td&gt;&lt;/td&gt;&lt;/tr&gt;</text:p>
          </table:table-cell>
        </table:table-row>
        <table:table-row table:style-name="ro1">
          <table:table-cell office:value-type="string" calcext:value-type="string">
            <text:p>contribute-to-open-source-and-help-nonprofits,</text:p>
          </table:table-cell>
          <table:table-cell office:value-type="percentage" office:value="0.007" calcext:value-type="percentage">
            <text:p>0.70%</text:p>
          </table:table-cell>
          <table:table-cell table:style-name="ce1" table:formula="of:=SUM([Sheet1.B50:.B55])" office:value-type="percentage" office:value="0.1026" calcext:value-type="percentage">
            <text:p>10.26%</text:p>
          </table:table-cell>
          <table:table-cell office:value-type="string" calcext:value-type="string">
            <text:p>contribute-to-open-source-and-help-nonprofits,</text:p>
          </table:table-cell>
          <table:table-cell office:value-type="percentage" office:value="0.0043" calcext:value-type="percentage">
            <text:p>0.43%</text:p>
          </table:table-cell>
          <table:table-cell table:style-name="ce1" table:formula="of:=SUM([Sheet1.E50:.E55])" office:value-type="percentage" office:value="0.0797" calcext:value-type="percentage">
            <text:p>7.97%</text:p>
          </table:table-cell>
          <table:table-cell table:formula="of:=&quot;&lt;tr&gt;&lt;td&gt;&lt;div class='checkbox'&gt;&lt;label&gt;&lt;input type='checkbox' value=''&gt;&quot;&amp;[.A50]&amp;&quot;&lt;/label&gt;&lt;/div&gt;&lt;/td&gt;&lt;td&gt;&quot;&amp;[.C50]*100&amp;&quot;%&lt;/td&gt;&lt;/tr&gt;&quot;" office:value-type="string" office:string-value="&lt;tr&gt;&lt;td&gt;&lt;div class='checkbox'&gt;&lt;label&gt;&lt;input type='checkbox' value=''&gt;contribute-to-open-source-and-help-nonprofits,&lt;/label&gt;&lt;/div&gt;&lt;/td&gt;&lt;td&gt;10.26%&lt;/td&gt;&lt;/tr&gt;" calcext:value-type="string">
            <text:p>&lt;tr&gt;&lt;td&gt;&lt;div class='checkbox'&gt;&lt;label&gt;&lt;input type='checkbox' value=''&gt;contribute-to-open-source-and-help-nonprofits,&lt;/label&gt;&lt;/div&gt;&lt;/td&gt;&lt;td&gt;10.26%&lt;/td&gt;&lt;/tr&gt;</text:p>
          </table:table-cell>
          <table:table-cell table:formula="of:=&quot;&lt;tr&gt;&lt;td&gt;&lt;div class='checkbox'&gt;&lt;label&gt;&lt;input type='checkbox' value=''&gt;&quot;&amp;[.A50]&amp;&quot;&lt;/label&gt;&lt;/div&gt;&lt;/td&gt;&lt;td&gt;&quot;&amp;[.F50]*100&amp;&quot;%&lt;/td&gt;&lt;/tr&gt;&quot;" office:value-type="string" office:string-value="&lt;tr&gt;&lt;td&gt;&lt;div class='checkbox'&gt;&lt;label&gt;&lt;input type='checkbox' value=''&gt;contribute-to-open-source-and-help-nonprofits,&lt;/label&gt;&lt;/div&gt;&lt;/td&gt;&lt;td&gt;7.97%&lt;/td&gt;&lt;/tr&gt;" calcext:value-type="string">
            <text:p>&lt;tr&gt;&lt;td&gt;&lt;div class='checkbox'&gt;&lt;label&gt;&lt;input type='checkbox' value=''&gt;contribute-to-open-source-and-help-nonprofits,&lt;/label&gt;&lt;/div&gt;&lt;/td&gt;&lt;td&gt;7.97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open-source-contributions,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open-source-contributions,</text:p>
          </table:table-cell>
          <table:table-cell office:value-type="percentage" office:value="0.0044" calcext:value-type="percentage">
            <text:p>0.44%</text:p>
          </table:table-cell>
          <table:table-cell/>
          <table:table-cell table:formula="of:=&quot;&lt;tr&gt;&lt;td&gt;&quot;&amp;[.A51]&amp;&quot;&lt;/td&gt;&lt;td&gt;&quot;&amp;[.C51]&amp;&quot;&lt;/td&gt;&lt;/tr&gt;&quot;" office:value-type="string" office:string-value="&lt;tr&gt;&lt;td&gt;open-source-contributions,&lt;/td&gt;&lt;td&gt;&lt;/td&gt;&lt;/tr&gt;" calcext:value-type="string">
            <text:p>&lt;tr&gt;&lt;td&gt;open-source-contributions,&lt;/td&gt;&lt;td&gt;&lt;/td&gt;&lt;/tr&gt;</text:p>
          </table:table-cell>
          <table:table-cell table:formula="of:=&quot;&lt;tr&gt;&lt;td&gt;&quot;&amp;[.A51]&amp;&quot;&lt;/td&gt;&lt;td&gt;&quot;&amp;[.F51]&amp;&quot;&lt;/td&gt;&lt;/tr&gt;&quot;" office:value-type="string" office:string-value="&lt;tr&gt;&lt;td&gt;open-source-contributions,&lt;/td&gt;&lt;td&gt;&lt;/td&gt;&lt;/tr&gt;" calcext:value-type="string">
            <text:p>&lt;tr&gt;&lt;td&gt;open-source-contribution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oding-interview-questions-and-take-home-assignments,</text:p>
          </table:table-cell>
          <table:table-cell office:value-type="percentage" office:value="0.0072" calcext:value-type="percentage">
            <text:p>0.72%</text:p>
          </table:table-cell>
          <table:table-cell/>
          <table:table-cell office:value-type="string" calcext:value-type="string">
            <text:p>coding-interview-questions-and-take-home-assignments,</text:p>
          </table:table-cell>
          <table:table-cell office:value-type="percentage" office:value="0.0045" calcext:value-type="percentage">
            <text:p>0.45%</text:p>
          </table:table-cell>
          <table:table-cell/>
          <table:table-cell table:formula="of:=&quot;&lt;tr&gt;&lt;td&gt;&quot;&amp;[.A52]&amp;&quot;&lt;/td&gt;&lt;td&gt;&quot;&amp;[.C52]&amp;&quot;&lt;/td&gt;&lt;/tr&gt;&quot;" office:value-type="string" office:string-value="&lt;tr&gt;&lt;td&gt;coding-interview-questions-and-take-home-assignments,&lt;/td&gt;&lt;td&gt;&lt;/td&gt;&lt;/tr&gt;" calcext:value-type="string">
            <text:p>&lt;tr&gt;&lt;td&gt;coding-interview-questions-and-take-home-assignments,&lt;/td&gt;&lt;td&gt;&lt;/td&gt;&lt;/tr&gt;</text:p>
          </table:table-cell>
          <table:table-cell table:formula="of:=&quot;&lt;tr&gt;&lt;td&gt;&quot;&amp;[.A52]&amp;&quot;&lt;/td&gt;&lt;td&gt;&quot;&amp;[.F52]&amp;&quot;&lt;/td&gt;&lt;/tr&gt;&quot;" office:value-type="string" office:string-value="&lt;tr&gt;&lt;td&gt;coding-interview-questions-and-take-home-assignments,&lt;/td&gt;&lt;td&gt;&lt;/td&gt;&lt;/tr&gt;" calcext:value-type="string">
            <text:p>&lt;tr&gt;&lt;td&gt;coding-interview-questions-and-take-home-assignment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coding-interview-algorithm-questions,</text:p>
          </table:table-cell>
          <table:table-cell office:value-type="percentage" office:value="0.0102" calcext:value-type="percentage">
            <text:p>1.02%</text:p>
          </table:table-cell>
          <table:table-cell/>
          <table:table-cell office:value-type="string" calcext:value-type="string">
            <text:p>coding-interview-algorithm-questions,</text:p>
          </table:table-cell>
          <table:table-cell office:value-type="percentage" office:value="0.007" calcext:value-type="percentage">
            <text:p>0.70%</text:p>
          </table:table-cell>
          <table:table-cell/>
          <table:table-cell table:formula="of:=&quot;&lt;tr&gt;&lt;td&gt;&quot;&amp;[.A53]&amp;&quot;&lt;/td&gt;&lt;td&gt;&quot;&amp;[.C53]&amp;&quot;&lt;/td&gt;&lt;/tr&gt;&quot;" office:value-type="string" office:string-value="&lt;tr&gt;&lt;td&gt;coding-interview-algorithm-questions,&lt;/td&gt;&lt;td&gt;&lt;/td&gt;&lt;/tr&gt;" calcext:value-type="string">
            <text:p>&lt;tr&gt;&lt;td&gt;coding-interview-algorithm-questions,&lt;/td&gt;&lt;td&gt;&lt;/td&gt;&lt;/tr&gt;</text:p>
          </table:table-cell>
          <table:table-cell table:formula="of:=&quot;&lt;tr&gt;&lt;td&gt;&quot;&amp;[.A53]&amp;&quot;&lt;/td&gt;&lt;td&gt;&quot;&amp;[.F53]&amp;&quot;&lt;/td&gt;&lt;/tr&gt;&quot;" office:value-type="string" office:string-value="&lt;tr&gt;&lt;td&gt;coding-interview-algorithm-questions,&lt;/td&gt;&lt;td&gt;&lt;/td&gt;&lt;/tr&gt;" calcext:value-type="string">
            <text:p>&lt;tr&gt;&lt;td&gt;coding-interview-algorithm-question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oding-interview-data-structure-questions,</text:p>
          </table:table-cell>
          <table:table-cell office:value-type="percentage" office:value="0.0463" calcext:value-type="percentage">
            <text:p>4.63%</text:p>
          </table:table-cell>
          <table:table-cell/>
          <table:table-cell office:value-type="string" calcext:value-type="string">
            <text:p>coding-interview-data-structure-questions,</text:p>
          </table:table-cell>
          <table:table-cell office:value-type="percentage" office:value="0.0393" calcext:value-type="percentage">
            <text:p>3.93%</text:p>
          </table:table-cell>
          <table:table-cell/>
          <table:table-cell table:formula="of:=&quot;&lt;tr&gt;&lt;td&gt;&quot;&amp;[.A54]&amp;&quot;&lt;/td&gt;&lt;td&gt;&quot;&amp;[.C54]&amp;&quot;&lt;/td&gt;&lt;/tr&gt;&quot;" office:value-type="string" office:string-value="&lt;tr&gt;&lt;td&gt;coding-interview-data-structure-questions,&lt;/td&gt;&lt;td&gt;&lt;/td&gt;&lt;/tr&gt;" calcext:value-type="string">
            <text:p>&lt;tr&gt;&lt;td&gt;coding-interview-data-structure-questions,&lt;/td&gt;&lt;td&gt;&lt;/td&gt;&lt;/tr&gt;</text:p>
          </table:table-cell>
          <table:table-cell table:formula="of:=&quot;&lt;tr&gt;&lt;td&gt;&quot;&amp;[.A54]&amp;&quot;&lt;/td&gt;&lt;td&gt;&quot;&amp;[.F54]&amp;&quot;&lt;/td&gt;&lt;/tr&gt;&quot;" office:value-type="string" office:string-value="&lt;tr&gt;&lt;td&gt;coding-interview-data-structure-questions,&lt;/td&gt;&lt;td&gt;&lt;/td&gt;&lt;/tr&gt;" calcext:value-type="string">
            <text:p>&lt;tr&gt;&lt;td&gt;coding-interview-data-structure-question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coding-interview-take-home-projects,</text:p>
          </table:table-cell>
          <table:table-cell office:value-type="percentage" office:value="0.0248" calcext:value-type="percentage">
            <text:p>2.48%</text:p>
          </table:table-cell>
          <table:table-cell/>
          <table:table-cell office:value-type="string" calcext:value-type="string">
            <text:p>coding-interview-take-home-projects,</text:p>
          </table:table-cell>
          <table:table-cell office:value-type="percentage" office:value="0.0202" calcext:value-type="percentage">
            <text:p>2.02%</text:p>
          </table:table-cell>
          <table:table-cell/>
          <table:table-cell table:formula="of:=&quot;&lt;tr&gt;&lt;td&gt;&quot;&amp;[.A55]&amp;&quot;&lt;/td&gt;&lt;td&gt;&quot;&amp;[.C55]&amp;&quot;&lt;/td&gt;&lt;/tr&gt;&quot;" office:value-type="string" office:string-value="&lt;tr&gt;&lt;td&gt;coding-interview-take-home-projects,&lt;/td&gt;&lt;td&gt;&lt;/td&gt;&lt;/tr&gt;" calcext:value-type="string">
            <text:p>&lt;tr&gt;&lt;td&gt;coding-interview-take-home-projects,&lt;/td&gt;&lt;td&gt;&lt;/td&gt;&lt;/tr&gt;</text:p>
          </table:table-cell>
          <table:table-cell table:formula="of:=&quot;&lt;tr&gt;&lt;td&gt;&quot;&amp;[.A55]&amp;&quot;&lt;/td&gt;&lt;td&gt;&quot;&amp;[.F55]&amp;&quot;&lt;/td&gt;&lt;/tr&gt;&quot;" office:value-type="string" office:string-value="&lt;tr&gt;&lt;td&gt;coding-interview-take-home-projects,&lt;/td&gt;&lt;td&gt;&lt;/td&gt;&lt;/tr&gt;" calcext:value-type="string">
            <text:p>&lt;tr&gt;&lt;td&gt;coding-interview-take-home-projects,&lt;/td&gt;&lt;td&gt;&lt;/td&gt;&lt;/tr&gt;</text:p>
          </table:table-cell>
        </table:table-row>
        <table:table-row table:style-name="ro1" table:visibility="filter"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REPLICA</text:p>
          </table:table-cell>
          <table:table-cell/>
          <table:table-cell table:style-name="Default"/>
          <table:table-cell office:value-type="string" calcext:value-type="string">
            <text:p>UDEMY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tting-started,</text:p>
          </table:table-cell>
          <table:table-cell office:value-type="percentage" office:value="0.0001" calcext:value-type="percentage">
            <text:p>0.01%</text:p>
          </table:table-cell>
          <table:table-cell/>
          <table:table-cell office:value-type="string" calcext:value-type="string">
            <text:p>getting-started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58]&amp;&quot;&lt;/td&gt;&lt;td&gt;&quot;&amp;[.F58]&amp;&quot;&lt;/td&gt;&lt;/tr&gt;&quot;" office:value-type="string" office:string-value="&lt;tr&gt;&lt;td&gt;getting-started,&lt;/td&gt;&lt;td&gt;&lt;/td&gt;&lt;/tr&gt;" calcext:value-type="string">
            <text:p>&lt;tr&gt;&lt;td&gt;getting-started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join-the-freecodecamp-community,</text:p>
          </table:table-cell>
          <table:table-cell office:value-type="percentage" office:value="0.0169" calcext:value-type="percentage">
            <text:p>1.69%</text:p>
          </table:table-cell>
          <table:table-cell/>
          <table:table-cell office:value-type="string" calcext:value-type="string">
            <text:p>join-the-freecodecamp-community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59]&amp;&quot;&lt;/td&gt;&lt;td&gt;&quot;&amp;[.F59]&amp;&quot;&lt;/td&gt;&lt;/tr&gt;&quot;" office:value-type="string" office:string-value="&lt;tr&gt;&lt;td&gt;join-the-freecodecamp-community,&lt;/td&gt;&lt;td&gt;&lt;/td&gt;&lt;/tr&gt;" calcext:value-type="string">
            <text:p>&lt;tr&gt;&lt;td&gt;join-the-freecodecamp-community,&lt;/td&gt;&lt;td&gt;&lt;/td&gt;&lt;/tr&gt;</text:p>
          </table:table-cell>
        </table:table-row>
        <table:table-row table:style-name="ro1">
          <table:table-cell office:value-type="string" calcext:value-type="string">
            <text:p>responsive-web-design,</text:p>
          </table:table-cell>
          <table:table-cell office:value-type="percentage" office:value="0.0004" calcext:value-type="percentage">
            <text:p>0.04%</text:p>
          </table:table-cell>
          <table:table-cell table:style-name="ce1" table:formula="of:=SUM([Sheet1.B60:.B68])" office:value-type="percentage" office:value="0.1654" calcext:value-type="percentage">
            <text:p>16.54%</text:p>
          </table:table-cell>
          <table:table-cell office:value-type="string" calcext:value-type="string">
            <text:p>responsive-web-design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60:.E68])" office:value-type="percentage" office:value="0.148" calcext:value-type="percentage">
            <text:p>14.80%</text:p>
          </table:table-cell>
          <table:table-cell/>
          <table:table-cell table:formula="of:=&quot;&lt;tr&gt;&lt;td&gt;&quot;&amp;[.A60]&amp;&quot;&lt;/td&gt;&lt;td&gt;&quot;&amp;[.F60]*100&amp;&quot;%&lt;/td&gt;&lt;/tr&gt;&quot;" office:value-type="string" office:string-value="&lt;tr&gt;&lt;td&gt;responsive-web-design,&lt;/td&gt;&lt;td&gt;14.8%&lt;/td&gt;&lt;/tr&gt;" calcext:value-type="string">
            <text:p>&lt;tr&gt;&lt;td&gt;responsive-web-design,&lt;/td&gt;&lt;td&gt;14.8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asic-html-and-html5,</text:p>
          </table:table-cell>
          <table:table-cell office:value-type="percentage" office:value="0.0223" calcext:value-type="percentage">
            <text:p>2.23%</text:p>
          </table:table-cell>
          <table:table-cell/>
          <table:table-cell office:value-type="string" calcext:value-type="string">
            <text:p>basic-html-and-html5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61]&amp;&quot;&lt;/td&gt;&lt;td&gt;&quot;&amp;[.F61]&amp;&quot;&lt;/td&gt;&lt;/tr&gt;&quot;" office:value-type="string" office:string-value="&lt;tr&gt;&lt;td&gt;basic-html-and-html5,&lt;/td&gt;&lt;td&gt;&lt;/td&gt;&lt;/tr&gt;" calcext:value-type="string">
            <text:p>&lt;tr&gt;&lt;td&gt;basic-html-and-html5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css,</text:p>
          </table:table-cell>
          <table:table-cell office:value-type="percentage" office:value="0.024" calcext:value-type="percentage">
            <text:p>2.40%</text:p>
          </table:table-cell>
          <table:table-cell/>
          <table:table-cell office:value-type="string" calcext:value-type="string">
            <text:p>basic-css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62]&amp;&quot;&lt;/td&gt;&lt;td&gt;&quot;&amp;[.F62]&amp;&quot;&lt;/td&gt;&lt;/tr&gt;&quot;" office:value-type="string" office:string-value="&lt;tr&gt;&lt;td&gt;basic-css,&lt;/td&gt;&lt;td&gt;&lt;/td&gt;&lt;/tr&gt;" calcext:value-type="string">
            <text:p>&lt;tr&gt;&lt;td&gt;basic-cs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pplied-visual-design,</text:p>
          </table:table-cell>
          <table:table-cell office:value-type="percentage" office:value="0.0299" calcext:value-type="percentage">
            <text:p>2.99%</text:p>
          </table:table-cell>
          <table:table-cell/>
          <table:table-cell office:value-type="string" calcext:value-type="string">
            <text:p>applied-visual-design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63]&amp;&quot;&lt;/td&gt;&lt;td&gt;&quot;&amp;[.F63]&amp;&quot;&lt;/td&gt;&lt;/tr&gt;&quot;" office:value-type="string" office:string-value="&lt;tr&gt;&lt;td&gt;applied-visual-design,&lt;/td&gt;&lt;td&gt;&lt;/td&gt;&lt;/tr&gt;" calcext:value-type="string">
            <text:p>&lt;tr&gt;&lt;td&gt;applied-visual-design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applied-accessibility,</text:p>
          </table:table-cell>
          <table:table-cell office:value-type="percentage" office:value="0.0251" calcext:value-type="percentage">
            <text:p>2.51%</text:p>
          </table:table-cell>
          <table:table-cell/>
          <table:table-cell office:value-type="string" calcext:value-type="string">
            <text:p>applied-accessibility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64]&amp;&quot;&lt;/td&gt;&lt;td&gt;&quot;&amp;[.F64]&amp;&quot;&lt;/td&gt;&lt;/tr&gt;&quot;" office:value-type="string" office:string-value="&lt;tr&gt;&lt;td&gt;applied-accessibility,&lt;/td&gt;&lt;td&gt;&lt;/td&gt;&lt;/tr&gt;" calcext:value-type="string">
            <text:p>&lt;tr&gt;&lt;td&gt;applied-accessibility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responsive-web-design-principles,</text:p>
          </table:table-cell>
          <table:table-cell office:value-type="percentage" office:value="0.0176" calcext:value-type="percentage">
            <text:p>1.76%</text:p>
          </table:table-cell>
          <table:table-cell/>
          <table:table-cell office:value-type="string" calcext:value-type="string">
            <text:p>responsive-web-design-principles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65]&amp;&quot;&lt;/td&gt;&lt;td&gt;&quot;&amp;[.F65]&amp;&quot;&lt;/td&gt;&lt;/tr&gt;&quot;" office:value-type="string" office:string-value="&lt;tr&gt;&lt;td&gt;responsive-web-design-principles,&lt;/td&gt;&lt;td&gt;&lt;/td&gt;&lt;/tr&gt;" calcext:value-type="string">
            <text:p>&lt;tr&gt;&lt;td&gt;responsive-web-design-principle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ss-flexbox,</text:p>
          </table:table-cell>
          <table:table-cell office:value-type="percentage" office:value="0.0135" calcext:value-type="percentage">
            <text:p>1.35%</text:p>
          </table:table-cell>
          <table:table-cell/>
          <table:table-cell office:value-type="string" calcext:value-type="string">
            <text:p>css-flexbox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66]&amp;&quot;&lt;/td&gt;&lt;td&gt;&quot;&amp;[.F66]&amp;&quot;&lt;/td&gt;&lt;/tr&gt;&quot;" office:value-type="string" office:string-value="&lt;tr&gt;&lt;td&gt;css-flexbox,&lt;/td&gt;&lt;td&gt;&lt;/td&gt;&lt;/tr&gt;" calcext:value-type="string">
            <text:p>&lt;tr&gt;&lt;td&gt;css-flexbox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pplied-responsive-web-design-projects,</text:p>
          </table:table-cell>
          <table:table-cell office:value-type="percentage" office:value="0.021" calcext:value-type="percentage">
            <text:p>2.10%</text:p>
          </table:table-cell>
          <table:table-cell/>
          <table:table-cell office:value-type="string" calcext:value-type="string">
            <text:p>applied-responsive-web-design-projects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67]&amp;&quot;&lt;/td&gt;&lt;td&gt;&quot;&amp;[.F67]&amp;&quot;&lt;/td&gt;&lt;/tr&gt;&quot;" office:value-type="string" office:string-value="&lt;tr&gt;&lt;td&gt;applied-responsive-web-design-projects,&lt;/td&gt;&lt;td&gt;&lt;/td&gt;&lt;/tr&gt;" calcext:value-type="string">
            <text:p>&lt;tr&gt;&lt;td&gt;applied-responsive-web-design-projects,&lt;/td&gt;&lt;td&gt;&lt;/td&gt;&lt;/tr&gt;</text:p>
          </table:table-cell>
        </table:table-row>
        <table:table-row table:style-name="ro1" table:visibility="filter">
          <table:table-cell table:style-name="ce2" office:value-type="string" calcext:value-type="string">
            <text:p>claim-your-responsive-web-design-certificate,</text:p>
          </table:table-cell>
          <table:table-cell office:value-type="percentage" office:value="0.0116" calcext:value-type="percentage">
            <text:p>1.16%</text:p>
          </table:table-cell>
          <table:table-cell/>
          <table:table-cell office:value-type="string" calcext:value-type="string">
            <text:p>claim-your-responsive-web-design-certificate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68]&amp;&quot;&lt;/td&gt;&lt;td&gt;&quot;&amp;[.F68]&amp;&quot;&lt;/td&gt;&lt;/tr&gt;&quot;" office:value-type="string" office:string-value="&lt;tr&gt;&lt;td&gt;claim-your-responsive-web-design-certificate,&lt;/td&gt;&lt;td&gt;&lt;/td&gt;&lt;/tr&gt;" calcext:value-type="string">
            <text:p>&lt;tr&gt;&lt;td&gt;claim-your-responsive-web-design-certificate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javascript-algorithms-and-data-structures,</text:p>
          </table:table-cell>
          <table:table-cell office:value-type="percentage" office:value="0.0017" calcext:value-type="percentage">
            <text:p>0.17%</text:p>
          </table:table-cell>
          <table:table-cell table:style-name="ce1" table:formula="of:=SUM([Sheet1.B69:.B79])" office:value-type="percentage" office:value="0.2826" calcext:value-type="percentage">
            <text:p>28.26%</text:p>
          </table:table-cell>
          <table:table-cell office:value-type="string" calcext:value-type="string">
            <text:p>javascript-algorithms-and-data-structure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69:.E79])" office:value-type="percentage" office:value="0.3147" calcext:value-type="percentage">
            <text:p>31.47%</text:p>
          </table:table-cell>
          <table:table-cell/>
          <table:table-cell table:formula="of:=&quot;&lt;tr&gt;&lt;td&gt;&quot;&amp;[.A69]&amp;&quot;&lt;/td&gt;&lt;td&gt;&quot;&amp;[.F69]*100&amp;&quot;%&lt;/td&gt;&lt;/tr&gt;&quot;" office:value-type="string" office:string-value="&lt;tr&gt;&lt;td&gt;javascript-algorithms-and-data-structures,&lt;/td&gt;&lt;td&gt;31.47%&lt;/td&gt;&lt;/tr&gt;" calcext:value-type="string">
            <text:p>&lt;tr&gt;&lt;td&gt;javascript-algorithms-and-data-structures,&lt;/td&gt;&lt;td&gt;31.47%&lt;/td&gt;&lt;/tr&gt;</text:p>
          </table:table-cell>
        </table:table-row>
        <table:table-row table:style-name="ro1" table:visibility="filter">
          <table:table-cell office:value-type="string" calcext:value-type="string">
            <text:p>basic-javascript,</text:p>
          </table:table-cell>
          <table:table-cell office:value-type="percentage" office:value="0.0494" calcext:value-type="percentage">
            <text:p>4.94%</text:p>
          </table:table-cell>
          <table:table-cell/>
          <table:table-cell office:value-type="string" calcext:value-type="string">
            <text:p>basic-javascript,</text:p>
          </table:table-cell>
          <table:table-cell office:value-type="percentage" office:value="0.0741" calcext:value-type="percentage">
            <text:p>7.41%</text:p>
          </table:table-cell>
          <table:table-cell table:number-columns-repeated="2"/>
          <table:table-cell table:formula="of:=&quot;&lt;tr&gt;&lt;td&gt;&quot;&amp;[.A70]&amp;&quot;&lt;/td&gt;&lt;td&gt;&quot;&amp;[.F70]&amp;&quot;&lt;/td&gt;&lt;/tr&gt;&quot;" office:value-type="string" office:string-value="&lt;tr&gt;&lt;td&gt;basic-javascript,&lt;/td&gt;&lt;td&gt;&lt;/td&gt;&lt;/tr&gt;" calcext:value-type="string">
            <text:p>&lt;tr&gt;&lt;td&gt;basic-javascript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es6,</text:p>
          </table:table-cell>
          <table:table-cell office:value-type="percentage" office:value="0.0439" calcext:value-type="percentage">
            <text:p>4.39%</text:p>
          </table:table-cell>
          <table:table-cell/>
          <table:table-cell office:value-type="string" calcext:value-type="string">
            <text:p>es6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71]&amp;&quot;&lt;/td&gt;&lt;td&gt;&quot;&amp;[.F71]&amp;&quot;&lt;/td&gt;&lt;/tr&gt;&quot;" office:value-type="string" office:string-value="&lt;tr&gt;&lt;td&gt;es6,&lt;/td&gt;&lt;td&gt;&lt;/td&gt;&lt;/tr&gt;" calcext:value-type="string">
            <text:p>&lt;tr&gt;&lt;td&gt;es6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gular-expressions,</text:p>
          </table:table-cell>
          <table:table-cell office:value-type="percentage" office:value="0.0202" calcext:value-type="percentage">
            <text:p>2.02%</text:p>
          </table:table-cell>
          <table:table-cell/>
          <table:table-cell office:value-type="string" calcext:value-type="string">
            <text:p>regular-expressions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72]&amp;&quot;&lt;/td&gt;&lt;td&gt;&quot;&amp;[.F72]&amp;&quot;&lt;/td&gt;&lt;/tr&gt;&quot;" office:value-type="string" office:string-value="&lt;tr&gt;&lt;td&gt;regular-expressions,&lt;/td&gt;&lt;td&gt;&lt;/td&gt;&lt;/tr&gt;" calcext:value-type="string">
            <text:p>&lt;tr&gt;&lt;td&gt;regular-expression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debugging,</text:p>
          </table:table-cell>
          <table:table-cell office:value-type="percentage" office:value="0.0247" calcext:value-type="percentage">
            <text:p>2.47%</text:p>
          </table:table-cell>
          <table:table-cell/>
          <table:table-cell office:value-type="string" calcext:value-type="string">
            <text:p>debugging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73]&amp;&quot;&lt;/td&gt;&lt;td&gt;&quot;&amp;[.F73]&amp;&quot;&lt;/td&gt;&lt;/tr&gt;&quot;" office:value-type="string" office:string-value="&lt;tr&gt;&lt;td&gt;debugging,&lt;/td&gt;&lt;td&gt;&lt;/td&gt;&lt;/tr&gt;" calcext:value-type="string">
            <text:p>&lt;tr&gt;&lt;td&gt;debugg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data-structures,</text:p>
          </table:table-cell>
          <table:table-cell office:value-type="percentage" office:value="0.0439" calcext:value-type="percentage">
            <text:p>4.39%</text:p>
          </table:table-cell>
          <table:table-cell/>
          <table:table-cell office:value-type="string" calcext:value-type="string">
            <text:p>basic-data-structures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74]&amp;&quot;&lt;/td&gt;&lt;td&gt;&quot;&amp;[.F74]&amp;&quot;&lt;/td&gt;&lt;/tr&gt;&quot;" office:value-type="string" office:string-value="&lt;tr&gt;&lt;td&gt;basic-data-structures,&lt;/td&gt;&lt;td&gt;&lt;/td&gt;&lt;/tr&gt;" calcext:value-type="string">
            <text:p>&lt;tr&gt;&lt;td&gt;basic-data-structure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asic-algorithm-scripting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basic-algorithm-scripting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75]&amp;&quot;&lt;/td&gt;&lt;td&gt;&quot;&amp;[.F75]&amp;&quot;&lt;/td&gt;&lt;/tr&gt;&quot;" office:value-type="string" office:string-value="&lt;tr&gt;&lt;td&gt;basic-algorithm-scripting,&lt;/td&gt;&lt;td&gt;&lt;/td&gt;&lt;/tr&gt;" calcext:value-type="string">
            <text:p>&lt;tr&gt;&lt;td&gt;basic-algorithm-script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object-oriented-programming,</text:p>
          </table:table-cell>
          <table:table-cell office:value-type="percentage" office:value="0.0304" calcext:value-type="percentage">
            <text:p>3.04%</text:p>
          </table:table-cell>
          <table:table-cell/>
          <table:table-cell office:value-type="string" calcext:value-type="string">
            <text:p>object-oriented-programming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76]&amp;&quot;&lt;/td&gt;&lt;td&gt;&quot;&amp;[.F76]&amp;&quot;&lt;/td&gt;&lt;/tr&gt;&quot;" office:value-type="string" office:string-value="&lt;tr&gt;&lt;td&gt;object-oriented-programming,&lt;/td&gt;&lt;td&gt;&lt;/td&gt;&lt;/tr&gt;" calcext:value-type="string">
            <text:p>&lt;tr&gt;&lt;td&gt;object-oriented-programming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functional-programming,</text:p>
          </table:table-cell>
          <table:table-cell office:value-type="percentage" office:value="0.0336" calcext:value-type="percentage">
            <text:p>3.36%</text:p>
          </table:table-cell>
          <table:table-cell/>
          <table:table-cell office:value-type="string" calcext:value-type="string">
            <text:p>functional-programming,</text:p>
          </table:table-cell>
          <table:table-cell office:value-type="percentage" office:value="0.0741" calcext:value-type="percentage">
            <text:p>7.41%</text:p>
          </table:table-cell>
          <table:table-cell table:number-columns-repeated="2"/>
          <table:table-cell table:formula="of:=&quot;&lt;tr&gt;&lt;td&gt;&quot;&amp;[.A77]&amp;&quot;&lt;/td&gt;&lt;td&gt;&quot;&amp;[.F77]&amp;&quot;&lt;/td&gt;&lt;/tr&gt;&quot;" office:value-type="string" office:string-value="&lt;tr&gt;&lt;td&gt;functional-programming,&lt;/td&gt;&lt;td&gt;&lt;/td&gt;&lt;/tr&gt;" calcext:value-type="string">
            <text:p>&lt;tr&gt;&lt;td&gt;functional-programm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intermediate-algorithm-scripting,</text:p>
          </table:table-cell>
          <table:table-cell office:value-type="percentage" office:value="0.0118" calcext:value-type="percentage">
            <text:p>1.18%</text:p>
          </table:table-cell>
          <table:table-cell/>
          <table:table-cell office:value-type="string" calcext:value-type="string">
            <text:p>intermediate-algorithm-scripting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78]&amp;&quot;&lt;/td&gt;&lt;td&gt;&quot;&amp;[.F78]&amp;&quot;&lt;/td&gt;&lt;/tr&gt;&quot;" office:value-type="string" office:string-value="&lt;tr&gt;&lt;td&gt;intermediate-algorithm-scripting,&lt;/td&gt;&lt;td&gt;&lt;/td&gt;&lt;/tr&gt;" calcext:value-type="string">
            <text:p>&lt;tr&gt;&lt;td&gt;intermediate-algorithm-scripting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javascript-algorithms-and-data-structures-certificate,</text:p>
          </table:table-cell>
          <table:table-cell office:value-type="percentage" office:value="0.0135" calcext:value-type="percentage">
            <text:p>1.35%</text:p>
          </table:table-cell>
          <table:table-cell/>
          <table:table-cell office:value-type="string" calcext:value-type="string">
            <text:p>claim-your-javascript-algorithms-and-data-structures-certificate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79]&amp;&quot;&lt;/td&gt;&lt;td&gt;&quot;&amp;[.F79]&amp;&quot;&lt;/td&gt;&lt;/tr&gt;&quot;" office:value-type="string" office:string-value="&lt;tr&gt;&lt;td&gt;claim-your-javascript-algorithms-and-data-structures-certificate,&lt;/td&gt;&lt;td&gt;&lt;/td&gt;&lt;/tr&gt;" calcext:value-type="string">
            <text:p>&lt;tr&gt;&lt;td&gt;claim-your-javascript-algorithms-and-data-structures-certificate,&lt;/td&gt;&lt;td&gt;&lt;/td&gt;&lt;/tr&gt;</text:p>
          </table:table-cell>
        </table:table-row>
        <table:table-row table:style-name="ro1">
          <table:table-cell office:value-type="string" calcext:value-type="string">
            <text:p>front-end-libraries,</text:p>
          </table:table-cell>
          <table:table-cell office:value-type="percentage" office:value="0.0033" calcext:value-type="percentage">
            <text:p>0.33%</text:p>
          </table:table-cell>
          <table:table-cell table:style-name="ce1" table:formula="of:=SUM([Sheet1.B80:.B88])" office:value-type="percentage" office:value="0.1196" calcext:value-type="percentage">
            <text:p>11.96%</text:p>
          </table:table-cell>
          <table:table-cell office:value-type="string" calcext:value-type="string">
            <text:p>front-end-librarie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80:.E88])" office:value-type="percentage" office:value="0.148" calcext:value-type="percentage">
            <text:p>14.80%</text:p>
          </table:table-cell>
          <table:table-cell/>
          <table:table-cell table:formula="of:=&quot;&lt;tr&gt;&lt;td&gt;&quot;&amp;[.A80]&amp;&quot;&lt;/td&gt;&lt;td&gt;&quot;&amp;[.F80]*100&amp;&quot;%&lt;/td&gt;&lt;/tr&gt;&quot;" office:value-type="string" office:string-value="&lt;tr&gt;&lt;td&gt;front-end-libraries,&lt;/td&gt;&lt;td&gt;14.8%&lt;/td&gt;&lt;/tr&gt;" calcext:value-type="string">
            <text:p>&lt;tr&gt;&lt;td&gt;front-end-libraries,&lt;/td&gt;&lt;td&gt;14.8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ootstrap,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bootstrap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81]&amp;&quot;&lt;/td&gt;&lt;td&gt;&quot;&amp;[.F81]&amp;&quot;&lt;/td&gt;&lt;/tr&gt;&quot;" office:value-type="string" office:string-value="&lt;tr&gt;&lt;td&gt;bootstrap,&lt;/td&gt;&lt;td&gt;&lt;/td&gt;&lt;/tr&gt;" calcext:value-type="string">
            <text:p>&lt;tr&gt;&lt;td&gt;bootstrap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jquery,</text:p>
          </table:table-cell>
          <table:table-cell office:value-type="percentage" office:value="0.026" calcext:value-type="percentage">
            <text:p>2.60%</text:p>
          </table:table-cell>
          <table:table-cell/>
          <table:table-cell office:value-type="string" calcext:value-type="string">
            <text:p>jquery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82]&amp;&quot;&lt;/td&gt;&lt;td&gt;&quot;&amp;[.F82]&amp;&quot;&lt;/td&gt;&lt;/tr&gt;&quot;" office:value-type="string" office:string-value="&lt;tr&gt;&lt;td&gt;jquery,&lt;/td&gt;&lt;td&gt;&lt;/td&gt;&lt;/tr&gt;" calcext:value-type="string">
            <text:p>&lt;tr&gt;&lt;td&gt;jquery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sass,</text:p>
          </table:table-cell>
          <table:table-cell office:value-type="percentage" office:value="0.0165" calcext:value-type="percentage">
            <text:p>1.65%</text:p>
          </table:table-cell>
          <table:table-cell/>
          <table:table-cell office:value-type="string" calcext:value-type="string">
            <text:p>sass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83]&amp;&quot;&lt;/td&gt;&lt;td&gt;&quot;&amp;[.F83]&amp;&quot;&lt;/td&gt;&lt;/tr&gt;&quot;" office:value-type="string" office:string-value="&lt;tr&gt;&lt;td&gt;sass,&lt;/td&gt;&lt;td&gt;&lt;/td&gt;&lt;/tr&gt;" calcext:value-type="string">
            <text:p>&lt;tr&gt;&lt;td&gt;sas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act,</text:p>
          </table:table-cell>
          <table:table-cell office:value-type="percentage" office:value="0.0079" calcext:value-type="percentage">
            <text:p>0.79%</text:p>
          </table:table-cell>
          <table:table-cell/>
          <table:table-cell office:value-type="string" calcext:value-type="string">
            <text:p>react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84]&amp;&quot;&lt;/td&gt;&lt;td&gt;&quot;&amp;[.F84]&amp;&quot;&lt;/td&gt;&lt;/tr&gt;&quot;" office:value-type="string" office:string-value="&lt;tr&gt;&lt;td&gt;react,&lt;/td&gt;&lt;td&gt;&lt;/td&gt;&lt;/tr&gt;" calcext:value-type="string">
            <text:p>&lt;tr&gt;&lt;td&gt;react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redux,</text:p>
          </table:table-cell>
          <table:table-cell office:value-type="percentage" office:value="0.0055" calcext:value-type="percentage">
            <text:p>0.55%</text:p>
          </table:table-cell>
          <table:table-cell/>
          <table:table-cell office:value-type="string" calcext:value-type="string">
            <text:p>redux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85]&amp;&quot;&lt;/td&gt;&lt;td&gt;&quot;&amp;[.F85]&amp;&quot;&lt;/td&gt;&lt;/tr&gt;&quot;" office:value-type="string" office:string-value="&lt;tr&gt;&lt;td&gt;redux,&lt;/td&gt;&lt;td&gt;&lt;/td&gt;&lt;/tr&gt;" calcext:value-type="string">
            <text:p>&lt;tr&gt;&lt;td&gt;redux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act-and-redux,</text:p>
          </table:table-cell>
          <table:table-cell office:value-type="percentage" office:value="0.0087" calcext:value-type="percentage">
            <text:p>0.87%</text:p>
          </table:table-cell>
          <table:table-cell/>
          <table:table-cell office:value-type="string" calcext:value-type="string">
            <text:p>react-and-redux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86]&amp;&quot;&lt;/td&gt;&lt;td&gt;&quot;&amp;[.F86]&amp;&quot;&lt;/td&gt;&lt;/tr&gt;&quot;" office:value-type="string" office:string-value="&lt;tr&gt;&lt;td&gt;react-and-redux,&lt;/td&gt;&lt;td&gt;&lt;/td&gt;&lt;/tr&gt;" calcext:value-type="string">
            <text:p>&lt;tr&gt;&lt;td&gt;react-and-redux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front-end-frameworks-projects,</text:p>
          </table:table-cell>
          <table:table-cell office:value-type="percentage" office:value="0.0152" calcext:value-type="percentage">
            <text:p>1.52%</text:p>
          </table:table-cell>
          <table:table-cell/>
          <table:table-cell office:value-type="string" calcext:value-type="string">
            <text:p>front-end-frameworks-projects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87]&amp;&quot;&lt;/td&gt;&lt;td&gt;&quot;&amp;[.F87]&amp;&quot;&lt;/td&gt;&lt;/tr&gt;&quot;" office:value-type="string" office:string-value="&lt;tr&gt;&lt;td&gt;front-end-frameworks-projects,&lt;/td&gt;&lt;td&gt;&lt;/td&gt;&lt;/tr&gt;" calcext:value-type="string">
            <text:p>&lt;tr&gt;&lt;td&gt;front-end-frameworks-projects,&lt;/td&gt;&lt;td&gt;&lt;/td&gt;&lt;/tr&gt;</text:p>
          </table:table-cell>
        </table:table-row>
        <table:table-row table:style-name="ro1" table:visibility="filter">
          <table:table-cell table:style-name="ce2" office:value-type="string" calcext:value-type="string">
            <text:p>claim-your-front-end-libraries-certificate,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claim-your-front-end-libraries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88]&amp;&quot;&lt;/td&gt;&lt;td&gt;&quot;&amp;[.F88]&amp;&quot;&lt;/td&gt;&lt;/tr&gt;&quot;" office:value-type="string" office:string-value="&lt;tr&gt;&lt;td&gt;claim-your-front-end-libraries-certificate,&lt;/td&gt;&lt;td&gt;&lt;/td&gt;&lt;/tr&gt;" calcext:value-type="string">
            <text:p>&lt;tr&gt;&lt;td&gt;claim-your-front-end-libraries-certificate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data-visualization,</text:p>
          </table:table-cell>
          <table:table-cell office:value-type="percentage" office:value="0.0045" calcext:value-type="percentage">
            <text:p>0.45%</text:p>
          </table:table-cell>
          <table:table-cell table:style-name="ce1" table:formula="of:=SUM([Sheet1.B89:.B93])" office:value-type="percentage" office:value="0.0786" calcext:value-type="percentage">
            <text:p>7.86%</text:p>
          </table:table-cell>
          <table:table-cell office:value-type="string" calcext:value-type="string">
            <text:p>data-visualization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89:.E93])" office:value-type="percentage" office:value="0.0925" calcext:value-type="percentage">
            <text:p>9.25%</text:p>
          </table:table-cell>
          <table:table-cell/>
          <table:table-cell table:formula="of:=&quot;&lt;tr&gt;&lt;td&gt;&quot;&amp;[.A89]&amp;&quot;&lt;/td&gt;&lt;td&gt;&quot;&amp;[.F89]*100&amp;&quot;%&lt;/td&gt;&lt;/tr&gt;&quot;" office:value-type="string" office:string-value="&lt;tr&gt;&lt;td&gt;data-visualization,&lt;/td&gt;&lt;td&gt;9.25%&lt;/td&gt;&lt;/tr&gt;" calcext:value-type="string">
            <text:p>&lt;tr&gt;&lt;td&gt;data-visualization,&lt;/td&gt;&lt;td&gt;9.25%&lt;/td&gt;&lt;/tr&gt;</text:p>
          </table:table-cell>
        </table:table-row>
        <table:table-row table:style-name="ro1" table:visibility="filter">
          <table:table-cell office:value-type="string" calcext:value-type="string">
            <text:p>data-visualization-with-d3,</text:p>
          </table:table-cell>
          <table:table-cell office:value-type="percentage" office:value="0.0228" calcext:value-type="percentage">
            <text:p>2.28%</text:p>
          </table:table-cell>
          <table:table-cell/>
          <table:table-cell office:value-type="string" calcext:value-type="string">
            <text:p>data-visualization-with-d3,</text:p>
          </table:table-cell>
          <table:table-cell office:value-type="percentage" office:value="0.037" calcext:value-type="percentage">
            <text:p>3.70%</text:p>
          </table:table-cell>
          <table:table-cell table:number-columns-repeated="2"/>
          <table:table-cell table:formula="of:=&quot;&lt;tr&gt;&lt;td&gt;&quot;&amp;[.A90]&amp;&quot;&lt;/td&gt;&lt;td&gt;&quot;&amp;[.F90]&amp;&quot;&lt;/td&gt;&lt;/tr&gt;&quot;" office:value-type="string" office:string-value="&lt;tr&gt;&lt;td&gt;data-visualization-with-d3,&lt;/td&gt;&lt;td&gt;&lt;/td&gt;&lt;/tr&gt;" calcext:value-type="string">
            <text:p>&lt;tr&gt;&lt;td&gt;data-visualization-with-d3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json-apis-and-ajax,</text:p>
          </table:table-cell>
          <table:table-cell office:value-type="percentage" office:value="0.0375" calcext:value-type="percentage">
            <text:p>3.75%</text:p>
          </table:table-cell>
          <table:table-cell/>
          <table:table-cell office:value-type="string" calcext:value-type="string">
            <text:p>json-apis-and-ajax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91]&amp;&quot;&lt;/td&gt;&lt;td&gt;&quot;&amp;[.F91]&amp;&quot;&lt;/td&gt;&lt;/tr&gt;&quot;" office:value-type="string" office:string-value="&lt;tr&gt;&lt;td&gt;json-apis-and-ajax,&lt;/td&gt;&lt;td&gt;&lt;/td&gt;&lt;/tr&gt;" calcext:value-type="string">
            <text:p>&lt;tr&gt;&lt;td&gt;json-apis-and-ajax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data-visualization-projects,</text:p>
          </table:table-cell>
          <table:table-cell office:value-type="percentage" office:value="0.007" calcext:value-type="percentage">
            <text:p>0.70%</text:p>
          </table:table-cell>
          <table:table-cell/>
          <table:table-cell office:value-type="string" calcext:value-type="string">
            <text:p>data-visualization-projects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92]&amp;&quot;&lt;/td&gt;&lt;td&gt;&quot;&amp;[.F92]&amp;&quot;&lt;/td&gt;&lt;/tr&gt;&quot;" office:value-type="string" office:string-value="&lt;tr&gt;&lt;td&gt;data-visualization-projects,&lt;/td&gt;&lt;td&gt;&lt;/td&gt;&lt;/tr&gt;" calcext:value-type="string">
            <text:p>&lt;tr&gt;&lt;td&gt;data-visualization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data-visualization-certificate,</text:p>
          </table:table-cell>
          <table:table-cell office:value-type="percentage" office:value="0.0068" calcext:value-type="percentage">
            <text:p>0.68%</text:p>
          </table:table-cell>
          <table:table-cell/>
          <table:table-cell office:value-type="string" calcext:value-type="string">
            <text:p>claim-your-data-visualization-certificate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93]&amp;&quot;&lt;/td&gt;&lt;td&gt;&quot;&amp;[.F93]&amp;&quot;&lt;/td&gt;&lt;/tr&gt;&quot;" office:value-type="string" office:string-value="&lt;tr&gt;&lt;td&gt;claim-your-data-visualization-certificate,&lt;/td&gt;&lt;td&gt;&lt;/td&gt;&lt;/tr&gt;" calcext:value-type="string">
            <text:p>&lt;tr&gt;&lt;td&gt;claim-your-data-visualization-certificate,&lt;/td&gt;&lt;td&gt;&lt;/td&gt;&lt;/tr&gt;</text:p>
          </table:table-cell>
        </table:table-row>
        <table:table-row table:style-name="ro1">
          <table:table-cell office:value-type="string" calcext:value-type="string">
            <text:p>apis-and-microservices,</text:p>
          </table:table-cell>
          <table:table-cell office:value-type="percentage" office:value="0.0053" calcext:value-type="percentage">
            <text:p>0.53%</text:p>
          </table:table-cell>
          <table:table-cell table:style-name="ce1" table:formula="of:=SUM([Sheet1.B94:.B99])" office:value-type="percentage" office:value="0.1069" calcext:value-type="percentage">
            <text:p>10.69%</text:p>
          </table:table-cell>
          <table:table-cell office:value-type="string" calcext:value-type="string">
            <text:p>apis-and-microservice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94:.E99])" office:value-type="percentage" office:value="0.037" calcext:value-type="percentage">
            <text:p>3.70%</text:p>
          </table:table-cell>
          <table:table-cell/>
          <table:table-cell table:formula="of:=&quot;&lt;tr&gt;&lt;td&gt;&quot;&amp;[.A94]&amp;&quot;&lt;/td&gt;&lt;td&gt;&quot;&amp;[.F94]*100&amp;&quot;%&lt;/td&gt;&lt;/tr&gt;&quot;" office:value-type="string" office:string-value="&lt;tr&gt;&lt;td&gt;apis-and-microservices,&lt;/td&gt;&lt;td&gt;3.7%&lt;/td&gt;&lt;/tr&gt;" calcext:value-type="string">
            <text:p>&lt;tr&gt;&lt;td&gt;apis-and-microservices,&lt;/td&gt;&lt;td&gt;3.7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managing-packages-with-npm,</text:p>
          </table:table-cell>
          <table:table-cell office:value-type="percentage" office:value="0.0206" calcext:value-type="percentage">
            <text:p>2.06%</text:p>
          </table:table-cell>
          <table:table-cell/>
          <table:table-cell office:value-type="string" calcext:value-type="string">
            <text:p>managing-packages-with-npm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95]&amp;&quot;&lt;/td&gt;&lt;td&gt;&quot;&amp;[.F95]&amp;&quot;&lt;/td&gt;&lt;/tr&gt;&quot;" office:value-type="string" office:string-value="&lt;tr&gt;&lt;td&gt;managing-packages-with-npm,&lt;/td&gt;&lt;td&gt;&lt;/td&gt;&lt;/tr&gt;" calcext:value-type="string">
            <text:p>&lt;tr&gt;&lt;td&gt;managing-packages-with-npm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node-and-express,</text:p>
          </table:table-cell>
          <table:table-cell office:value-type="percentage" office:value="0.0397" calcext:value-type="percentage">
            <text:p>3.97%</text:p>
          </table:table-cell>
          <table:table-cell/>
          <table:table-cell office:value-type="string" calcext:value-type="string">
            <text:p>basic-node-and-express,</text:p>
          </table:table-cell>
          <table:table-cell office:value-type="percentage" office:value="0.0185" calcext:value-type="percentage">
            <text:p>1.85%</text:p>
          </table:table-cell>
          <table:table-cell table:number-columns-repeated="2"/>
          <table:table-cell table:formula="of:=&quot;&lt;tr&gt;&lt;td&gt;&quot;&amp;[.A96]&amp;&quot;&lt;/td&gt;&lt;td&gt;&quot;&amp;[.F96]&amp;&quot;&lt;/td&gt;&lt;/tr&gt;&quot;" office:value-type="string" office:string-value="&lt;tr&gt;&lt;td&gt;basic-node-and-express,&lt;/td&gt;&lt;td&gt;&lt;/td&gt;&lt;/tr&gt;" calcext:value-type="string">
            <text:p>&lt;tr&gt;&lt;td&gt;basic-node-and-expres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mongodb-and-mongoose,</text:p>
          </table:table-cell>
          <table:table-cell office:value-type="percentage" office:value="0.0253" calcext:value-type="percentage">
            <text:p>2.53%</text:p>
          </table:table-cell>
          <table:table-cell/>
          <table:table-cell office:value-type="string" calcext:value-type="string">
            <text:p>mongodb-and-mongoos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97]&amp;&quot;&lt;/td&gt;&lt;td&gt;&quot;&amp;[.F97]&amp;&quot;&lt;/td&gt;&lt;/tr&gt;&quot;" office:value-type="string" office:string-value="&lt;tr&gt;&lt;td&gt;mongodb-and-mongoose,&lt;/td&gt;&lt;td&gt;&lt;/td&gt;&lt;/tr&gt;" calcext:value-type="string">
            <text:p>&lt;tr&gt;&lt;td&gt;mongodb-and-mongoose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api-and-microservice-projects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api-and-microservice-project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98]&amp;&quot;&lt;/td&gt;&lt;td&gt;&quot;&amp;[.F98]&amp;&quot;&lt;/td&gt;&lt;/tr&gt;&quot;" office:value-type="string" office:string-value="&lt;tr&gt;&lt;td&gt;api-and-microservice-projects,&lt;/td&gt;&lt;td&gt;&lt;/td&gt;&lt;/tr&gt;" calcext:value-type="string">
            <text:p>&lt;tr&gt;&lt;td&gt;api-and-microservice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apis-and-microservices-certificate,</text:p>
          </table:table-cell>
          <table:table-cell office:value-type="percentage" office:value="0.0065" calcext:value-type="percentage">
            <text:p>0.65%</text:p>
          </table:table-cell>
          <table:table-cell/>
          <table:table-cell office:value-type="string" calcext:value-type="string">
            <text:p>claim-your-apis-and-microservices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99]&amp;&quot;&lt;/td&gt;&lt;td&gt;&quot;&amp;[.F99]&amp;&quot;&lt;/td&gt;&lt;/tr&gt;&quot;" office:value-type="string" office:string-value="&lt;tr&gt;&lt;td&gt;claim-your-apis-and-microservices-certificate,&lt;/td&gt;&lt;td&gt;&lt;/td&gt;&lt;/tr&gt;" calcext:value-type="string">
            <text:p>&lt;tr&gt;&lt;td&gt;claim-your-apis-and-microservices-certificate,&lt;/td&gt;&lt;td&gt;&lt;/td&gt;&lt;/tr&gt;</text:p>
          </table:table-cell>
        </table:table-row>
        <table:table-row table:style-name="ro1">
          <table:table-cell office:value-type="string" calcext:value-type="string">
            <text:p>information-security-and-quality-assurance,</text:p>
          </table:table-cell>
          <table:table-cell office:value-type="percentage" office:value="0.0061" calcext:value-type="percentage">
            <text:p>0.61%</text:p>
          </table:table-cell>
          <table:table-cell table:style-name="ce1" table:formula="of:=SUM([Sheet1.B100:.B105])" office:value-type="percentage" office:value="0.1275" calcext:value-type="percentage">
            <text:p>12.75%</text:p>
          </table:table-cell>
          <table:table-cell office:value-type="string" calcext:value-type="string">
            <text:p>information-security-and-quality-assurance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00:.E105])" office:value-type="percentage" office:value="0.1297" calcext:value-type="percentage">
            <text:p>12.97%</text:p>
          </table:table-cell>
          <table:table-cell/>
          <table:table-cell table:formula="of:=&quot;&lt;tr&gt;&lt;td&gt;&quot;&amp;[.A100]&amp;&quot;&lt;/td&gt;&lt;td&gt;&quot;&amp;[.F100]*100&amp;&quot;%&lt;/td&gt;&lt;/tr&gt;&quot;" office:value-type="string" office:string-value="&lt;tr&gt;&lt;td&gt;information-security-and-quality-assurance,&lt;/td&gt;&lt;td&gt;12.97%&lt;/td&gt;&lt;/tr&gt;" calcext:value-type="string">
            <text:p>&lt;tr&gt;&lt;td&gt;information-security-and-quality-assurance,&lt;/td&gt;&lt;td&gt;12.97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information-security-with-helmetjs,</text:p>
          </table:table-cell>
          <table:table-cell office:value-type="percentage" office:value="0.0223" calcext:value-type="percentage">
            <text:p>2.23%</text:p>
          </table:table-cell>
          <table:table-cell/>
          <table:table-cell office:value-type="string" calcext:value-type="string">
            <text:p>information-security-with-helmetjs,</text:p>
          </table:table-cell>
          <table:table-cell office:value-type="percentage" office:value="0.0556" calcext:value-type="percentage">
            <text:p>5.56%</text:p>
          </table:table-cell>
          <table:table-cell table:number-columns-repeated="2"/>
          <table:table-cell table:formula="of:=&quot;&lt;tr&gt;&lt;td&gt;&quot;&amp;[.A101]&amp;&quot;&lt;/td&gt;&lt;td&gt;&quot;&amp;[.F101]&amp;&quot;&lt;/td&gt;&lt;/tr&gt;&quot;" office:value-type="string" office:string-value="&lt;tr&gt;&lt;td&gt;information-security-with-helmetjs,&lt;/td&gt;&lt;td&gt;&lt;/td&gt;&lt;/tr&gt;" calcext:value-type="string">
            <text:p>&lt;tr&gt;&lt;td&gt;information-security-with-helmetj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quality-assurance-and-testing-with-chai,</text:p>
          </table:table-cell>
          <table:table-cell office:value-type="percentage" office:value="0.0582" calcext:value-type="percentage">
            <text:p>5.82%</text:p>
          </table:table-cell>
          <table:table-cell/>
          <table:table-cell office:value-type="string" calcext:value-type="string">
            <text:p>quality-assurance-and-testing-with-chai,</text:p>
          </table:table-cell>
          <table:table-cell office:value-type="percentage" office:value="0.0741" calcext:value-type="percentage">
            <text:p>7.41%</text:p>
          </table:table-cell>
          <table:table-cell table:number-columns-repeated="2"/>
          <table:table-cell table:formula="of:=&quot;&lt;tr&gt;&lt;td&gt;&quot;&amp;[.A102]&amp;&quot;&lt;/td&gt;&lt;td&gt;&quot;&amp;[.F102]&amp;&quot;&lt;/td&gt;&lt;/tr&gt;&quot;" office:value-type="string" office:string-value="&lt;tr&gt;&lt;td&gt;quality-assurance-and-testing-with-chai,&lt;/td&gt;&lt;td&gt;&lt;/td&gt;&lt;/tr&gt;" calcext:value-type="string">
            <text:p>&lt;tr&gt;&lt;td&gt;quality-assurance-and-testing-with-chai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dvanced-node-and-express,</text:p>
          </table:table-cell>
          <table:table-cell office:value-type="percentage" office:value="0.0233" calcext:value-type="percentage">
            <text:p>2.33%</text:p>
          </table:table-cell>
          <table:table-cell/>
          <table:table-cell office:value-type="string" calcext:value-type="string">
            <text:p>advanced-node-and-expres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03]&amp;&quot;&lt;/td&gt;&lt;td&gt;&quot;&amp;[.F103]&amp;&quot;&lt;/td&gt;&lt;/tr&gt;&quot;" office:value-type="string" office:string-value="&lt;tr&gt;&lt;td&gt;advanced-node-and-express,&lt;/td&gt;&lt;td&gt;&lt;/td&gt;&lt;/tr&gt;" calcext:value-type="string">
            <text:p>&lt;tr&gt;&lt;td&gt;advanced-node-and-expres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information-security-and-quality-assurance-projects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information-security-and-quality-assurance-project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04]&amp;&quot;&lt;/td&gt;&lt;td&gt;&quot;&amp;[.F104]&amp;&quot;&lt;/td&gt;&lt;/tr&gt;&quot;" office:value-type="string" office:string-value="&lt;tr&gt;&lt;td&gt;information-security-and-quality-assurance-projects,&lt;/td&gt;&lt;td&gt;&lt;/td&gt;&lt;/tr&gt;" calcext:value-type="string">
            <text:p>&lt;tr&gt;&lt;td&gt;information-security-and-quality-assurance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information-security-and-quality-assurance-certificate,</text:p>
          </table:table-cell>
          <table:table-cell office:value-type="percentage" office:value="0.0081" calcext:value-type="percentage">
            <text:p>0.81%</text:p>
          </table:table-cell>
          <table:table-cell/>
          <table:table-cell office:value-type="string" calcext:value-type="string">
            <text:p>claim-your-information-security-and-quality-assurance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05]&amp;&quot;&lt;/td&gt;&lt;td&gt;&quot;&amp;[.F105]&amp;&quot;&lt;/td&gt;&lt;/tr&gt;&quot;" office:value-type="string" office:string-value="&lt;tr&gt;&lt;td&gt;claim-your-information-security-and-quality-assurance-certificate,&lt;/td&gt;&lt;td&gt;&lt;/td&gt;&lt;/tr&gt;" calcext:value-type="string">
            <text:p>&lt;tr&gt;&lt;td&gt;claim-your-information-security-and-quality-assurance-certificate,&lt;/td&gt;&lt;td&gt;&lt;/td&gt;&lt;/tr&gt;</text:p>
          </table:table-cell>
        </table:table-row>
        <table:table-row table:style-name="ro1">
          <table:table-cell office:value-type="string" calcext:value-type="string">
            <text:p>contribute-to-open-source-and-help-nonprofits,</text:p>
          </table:table-cell>
          <table:table-cell office:value-type="percentage" office:value="0.007" calcext:value-type="percentage">
            <text:p>0.70%</text:p>
          </table:table-cell>
          <table:table-cell table:style-name="ce1" table:formula="of:=SUM([Sheet1.B106:.B111])" office:value-type="percentage" office:value="0.1026" calcext:value-type="percentage">
            <text:p>10.26%</text:p>
          </table:table-cell>
          <table:table-cell office:value-type="string" calcext:value-type="string">
            <text:p>contribute-to-open-source-and-help-nonprofit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06:.E111])" office:value-type="percentage" office:value="0.1112" calcext:value-type="percentage">
            <text:p>11.12%</text:p>
          </table:table-cell>
          <table:table-cell/>
          <table:table-cell table:formula="of:=&quot;&lt;tr&gt;&lt;td&gt;&quot;&amp;[.A106]&amp;&quot;&lt;/td&gt;&lt;td&gt;&quot;&amp;[.F106]*100&amp;&quot;%&lt;/td&gt;&lt;/tr&gt;&quot;" office:value-type="string" office:string-value="&lt;tr&gt;&lt;td&gt;contribute-to-open-source-and-help-nonprofits,&lt;/td&gt;&lt;td&gt;11.12%&lt;/td&gt;&lt;/tr&gt;" calcext:value-type="string">
            <text:p>&lt;tr&gt;&lt;td&gt;contribute-to-open-source-and-help-nonprofits,&lt;/td&gt;&lt;td&gt;11.12%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open-source-contributions,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open-source-contribution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07]&amp;&quot;&lt;/td&gt;&lt;td&gt;&quot;&amp;[.F107]&amp;&quot;&lt;/td&gt;&lt;/tr&gt;&quot;" office:value-type="string" office:string-value="&lt;tr&gt;&lt;td&gt;open-source-contributions,&lt;/td&gt;&lt;td&gt;&lt;/td&gt;&lt;/tr&gt;" calcext:value-type="string">
            <text:p>&lt;tr&gt;&lt;td&gt;open-source-contribution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oding-interview-questions-and-take-home-assignments,</text:p>
          </table:table-cell>
          <table:table-cell office:value-type="percentage" office:value="0.0072" calcext:value-type="percentage">
            <text:p>0.72%</text:p>
          </table:table-cell>
          <table:table-cell/>
          <table:table-cell office:value-type="string" calcext:value-type="string">
            <text:p>coding-interview-questions-and-take-home-assignment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08]&amp;&quot;&lt;/td&gt;&lt;td&gt;&quot;&amp;[.F108]&amp;&quot;&lt;/td&gt;&lt;/tr&gt;&quot;" office:value-type="string" office:string-value="&lt;tr&gt;&lt;td&gt;coding-interview-questions-and-take-home-assignments,&lt;/td&gt;&lt;td&gt;&lt;/td&gt;&lt;/tr&gt;" calcext:value-type="string">
            <text:p>&lt;tr&gt;&lt;td&gt;coding-interview-questions-and-take-home-assignment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coding-interview-algorithm-questions,</text:p>
          </table:table-cell>
          <table:table-cell office:value-type="percentage" office:value="0.0102" calcext:value-type="percentage">
            <text:p>1.02%</text:p>
          </table:table-cell>
          <table:table-cell/>
          <table:table-cell office:value-type="string" calcext:value-type="string">
            <text:p>coding-interview-algorithm-question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09]&amp;&quot;&lt;/td&gt;&lt;td&gt;&quot;&amp;[.F109]&amp;&quot;&lt;/td&gt;&lt;/tr&gt;&quot;" office:value-type="string" office:string-value="&lt;tr&gt;&lt;td&gt;coding-interview-algorithm-questions,&lt;/td&gt;&lt;td&gt;&lt;/td&gt;&lt;/tr&gt;" calcext:value-type="string">
            <text:p>&lt;tr&gt;&lt;td&gt;coding-interview-algorithm-question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oding-interview-data-structure-questions,</text:p>
          </table:table-cell>
          <table:table-cell office:value-type="percentage" office:value="0.0463" calcext:value-type="percentage">
            <text:p>4.63%</text:p>
          </table:table-cell>
          <table:table-cell/>
          <table:table-cell office:value-type="string" calcext:value-type="string">
            <text:p>coding-interview-data-structure-questions,</text:p>
          </table:table-cell>
          <table:table-cell office:value-type="percentage" office:value="0.0556" calcext:value-type="percentage">
            <text:p>5.56%</text:p>
          </table:table-cell>
          <table:table-cell table:number-columns-repeated="2"/>
          <table:table-cell table:formula="of:=&quot;&lt;tr&gt;&lt;td&gt;&quot;&amp;[.A110]&amp;&quot;&lt;/td&gt;&lt;td&gt;&quot;&amp;[.F110]&amp;&quot;&lt;/td&gt;&lt;/tr&gt;&quot;" office:value-type="string" office:string-value="&lt;tr&gt;&lt;td&gt;coding-interview-data-structure-questions,&lt;/td&gt;&lt;td&gt;&lt;/td&gt;&lt;/tr&gt;" calcext:value-type="string">
            <text:p>&lt;tr&gt;&lt;td&gt;coding-interview-data-structure-question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coding-interview-take-home-projects,</text:p>
          </table:table-cell>
          <table:table-cell office:value-type="percentage" office:value="0.0248" calcext:value-type="percentage">
            <text:p>2.48%</text:p>
          </table:table-cell>
          <table:table-cell/>
          <table:table-cell office:value-type="string" calcext:value-type="string">
            <text:p>coding-interview-take-home-projects,</text:p>
          </table:table-cell>
          <table:table-cell office:value-type="percentage" office:value="0.0556" calcext:value-type="percentage">
            <text:p>5.56%</text:p>
          </table:table-cell>
          <table:table-cell table:number-columns-repeated="2"/>
          <table:table-cell table:formula="of:=&quot;&lt;tr&gt;&lt;td&gt;&quot;&amp;[.A111]&amp;&quot;&lt;/td&gt;&lt;td&gt;&quot;&amp;[.F111]&amp;&quot;&lt;/td&gt;&lt;/tr&gt;&quot;" office:value-type="string" office:string-value="&lt;tr&gt;&lt;td&gt;coding-interview-take-home-projects,&lt;/td&gt;&lt;td&gt;&lt;/td&gt;&lt;/tr&gt;" calcext:value-type="string">
            <text:p>&lt;tr&gt;&lt;td&gt;coding-interview-take-home-projects,&lt;/td&gt;&lt;td&gt;&lt;/td&gt;&lt;/tr&gt;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REPLICA</text:p>
          </table:table-cell>
          <table:table-cell/>
          <table:table-cell table:style-name="Default"/>
          <table:table-cell office:value-type="string" calcext:value-type="string">
            <text:p>TEAMTREEHOUSE</text:p>
          </table:table-cell>
          <table:table-cell table:number-columns-repeated="2"/>
        </table:table-row>
        <table:table-row table:style-name="ro1" table:visibility="filter">
          <table:table-cell office:value-type="string" calcext:value-type="string">
            <text:p>getting-started,</text:p>
          </table:table-cell>
          <table:table-cell office:value-type="percentage" office:value="0.0001" calcext:value-type="percentage">
            <text:p>0.01%</text:p>
          </table:table-cell>
          <table:table-cell/>
          <table:table-cell office:value-type="string" calcext:value-type="string">
            <text:p>getting-started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13]&amp;&quot;&lt;/td&gt;&lt;td&gt;&quot;&amp;[.F113]&amp;&quot;&lt;/td&gt;&lt;/tr&gt;&quot;" office:value-type="string" office:string-value="&lt;tr&gt;&lt;td&gt;getting-started,&lt;/td&gt;&lt;td&gt;&lt;/td&gt;&lt;/tr&gt;" calcext:value-type="string">
            <text:p>&lt;tr&gt;&lt;td&gt;getting-started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join-the-freecodecamp-community,</text:p>
          </table:table-cell>
          <table:table-cell office:value-type="percentage" office:value="0.0169" calcext:value-type="percentage">
            <text:p>1.69%</text:p>
          </table:table-cell>
          <table:table-cell/>
          <table:table-cell office:value-type="string" calcext:value-type="string">
            <text:p>join-the-freecodecamp-community,</text:p>
          </table:table-cell>
          <table:table-cell office:value-type="percentage" office:value="0.0231" calcext:value-type="percentage">
            <text:p>2.31%</text:p>
          </table:table-cell>
          <table:table-cell table:number-columns-repeated="2"/>
          <table:table-cell table:formula="of:=&quot;&lt;tr&gt;&lt;td&gt;&quot;&amp;[.A114]&amp;&quot;&lt;/td&gt;&lt;td&gt;&quot;&amp;[.F114]&amp;&quot;&lt;/td&gt;&lt;/tr&gt;&quot;" office:value-type="string" office:string-value="&lt;tr&gt;&lt;td&gt;join-the-freecodecamp-community,&lt;/td&gt;&lt;td&gt;&lt;/td&gt;&lt;/tr&gt;" calcext:value-type="string">
            <text:p>&lt;tr&gt;&lt;td&gt;join-the-freecodecamp-community,&lt;/td&gt;&lt;td&gt;&lt;/td&gt;&lt;/tr&gt;</text:p>
          </table:table-cell>
        </table:table-row>
        <table:table-row table:style-name="ro1">
          <table:table-cell office:value-type="string" calcext:value-type="string">
            <text:p>responsive-web-design,</text:p>
          </table:table-cell>
          <table:table-cell office:value-type="percentage" office:value="0.0004" calcext:value-type="percentage">
            <text:p>0.04%</text:p>
          </table:table-cell>
          <table:table-cell table:style-name="ce1" table:formula="of:=SUM([Sheet1.B115:.B123])" office:value-type="percentage" office:value="0.1654" calcext:value-type="percentage">
            <text:p>16.54%</text:p>
          </table:table-cell>
          <table:table-cell office:value-type="string" calcext:value-type="string">
            <text:p>responsive-web-design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15:.E123])" office:value-type="percentage" office:value="0.3294" calcext:value-type="percentage">
            <text:p>32.94%</text:p>
          </table:table-cell>
          <table:table-cell/>
          <table:table-cell table:formula="of:=&quot;&lt;tr&gt;&lt;td&gt;&quot;&amp;[.A115]&amp;&quot;&lt;/td&gt;&lt;td&gt;&quot;&amp;[.F115]&amp;&quot;&lt;/td&gt;&lt;/tr&gt;&quot;" office:value-type="string" office:string-value="&lt;tr&gt;&lt;td&gt;responsive-web-design,&lt;/td&gt;&lt;td&gt;0.3294&lt;/td&gt;&lt;/tr&gt;" calcext:value-type="string">
            <text:p>&lt;tr&gt;&lt;td&gt;responsive-web-design,&lt;/td&gt;&lt;td&gt;0.3294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asic-html-and-html5,</text:p>
          </table:table-cell>
          <table:table-cell office:value-type="percentage" office:value="0.0223" calcext:value-type="percentage">
            <text:p>2.23%</text:p>
          </table:table-cell>
          <table:table-cell/>
          <table:table-cell office:value-type="string" calcext:value-type="string">
            <text:p>basic-html-and-html5,</text:p>
          </table:table-cell>
          <table:table-cell office:value-type="percentage" office:value="0.052" calcext:value-type="percentage">
            <text:p>5.20%</text:p>
          </table:table-cell>
          <table:table-cell table:number-columns-repeated="2"/>
          <table:table-cell table:formula="of:=&quot;&lt;tr&gt;&lt;td&gt;&quot;&amp;[.A116]&amp;&quot;&lt;/td&gt;&lt;td&gt;&quot;&amp;[.F116]&amp;&quot;&lt;/td&gt;&lt;/tr&gt;&quot;" office:value-type="string" office:string-value="&lt;tr&gt;&lt;td&gt;basic-html-and-html5,&lt;/td&gt;&lt;td&gt;&lt;/td&gt;&lt;/tr&gt;" calcext:value-type="string">
            <text:p>&lt;tr&gt;&lt;td&gt;basic-html-and-html5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css,</text:p>
          </table:table-cell>
          <table:table-cell office:value-type="percentage" office:value="0.024" calcext:value-type="percentage">
            <text:p>2.40%</text:p>
          </table:table-cell>
          <table:table-cell/>
          <table:table-cell office:value-type="string" calcext:value-type="string">
            <text:p>basic-css,</text:p>
          </table:table-cell>
          <table:table-cell office:value-type="percentage" office:value="0.052" calcext:value-type="percentage">
            <text:p>5.20%</text:p>
          </table:table-cell>
          <table:table-cell table:number-columns-repeated="2"/>
          <table:table-cell table:formula="of:=&quot;&lt;tr&gt;&lt;td&gt;&quot;&amp;[.A117]&amp;&quot;&lt;/td&gt;&lt;td&gt;&quot;&amp;[.F117]&amp;&quot;&lt;/td&gt;&lt;/tr&gt;&quot;" office:value-type="string" office:string-value="&lt;tr&gt;&lt;td&gt;basic-css,&lt;/td&gt;&lt;td&gt;&lt;/td&gt;&lt;/tr&gt;" calcext:value-type="string">
            <text:p>&lt;tr&gt;&lt;td&gt;basic-cs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pplied-visual-design,</text:p>
          </table:table-cell>
          <table:table-cell office:value-type="percentage" office:value="0.0299" calcext:value-type="percentage">
            <text:p>2.99%</text:p>
          </table:table-cell>
          <table:table-cell/>
          <table:table-cell office:value-type="string" calcext:value-type="string">
            <text:p>applied-visual-design,</text:p>
          </table:table-cell>
          <table:table-cell office:value-type="percentage" office:value="0.0694" calcext:value-type="percentage">
            <text:p>6.94%</text:p>
          </table:table-cell>
          <table:table-cell table:number-columns-repeated="2"/>
          <table:table-cell table:formula="of:=&quot;&lt;tr&gt;&lt;td&gt;&quot;&amp;[.A118]&amp;&quot;&lt;/td&gt;&lt;td&gt;&quot;&amp;[.F118]&amp;&quot;&lt;/td&gt;&lt;/tr&gt;&quot;" office:value-type="string" office:string-value="&lt;tr&gt;&lt;td&gt;applied-visual-design,&lt;/td&gt;&lt;td&gt;&lt;/td&gt;&lt;/tr&gt;" calcext:value-type="string">
            <text:p>&lt;tr&gt;&lt;td&gt;applied-visual-design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applied-accessibility,</text:p>
          </table:table-cell>
          <table:table-cell office:value-type="percentage" office:value="0.0251" calcext:value-type="percentage">
            <text:p>2.51%</text:p>
          </table:table-cell>
          <table:table-cell/>
          <table:table-cell office:value-type="string" calcext:value-type="string">
            <text:p>applied-accessibility,</text:p>
          </table:table-cell>
          <table:table-cell office:value-type="percentage" office:value="0.052" calcext:value-type="percentage">
            <text:p>5.20%</text:p>
          </table:table-cell>
          <table:table-cell table:number-columns-repeated="2"/>
          <table:table-cell table:formula="of:=&quot;&lt;tr&gt;&lt;td&gt;&quot;&amp;[.A119]&amp;&quot;&lt;/td&gt;&lt;td&gt;&quot;&amp;[.F119]&amp;&quot;&lt;/td&gt;&lt;/tr&gt;&quot;" office:value-type="string" office:string-value="&lt;tr&gt;&lt;td&gt;applied-accessibility,&lt;/td&gt;&lt;td&gt;&lt;/td&gt;&lt;/tr&gt;" calcext:value-type="string">
            <text:p>&lt;tr&gt;&lt;td&gt;applied-accessibility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responsive-web-design-principles,</text:p>
          </table:table-cell>
          <table:table-cell office:value-type="percentage" office:value="0.0176" calcext:value-type="percentage">
            <text:p>1.76%</text:p>
          </table:table-cell>
          <table:table-cell/>
          <table:table-cell office:value-type="string" calcext:value-type="string">
            <text:p>responsive-web-design-principles,</text:p>
          </table:table-cell>
          <table:table-cell office:value-type="percentage" office:value="0.0289" calcext:value-type="percentage">
            <text:p>2.89%</text:p>
          </table:table-cell>
          <table:table-cell table:number-columns-repeated="2"/>
          <table:table-cell table:formula="of:=&quot;&lt;tr&gt;&lt;td&gt;&quot;&amp;[.A120]&amp;&quot;&lt;/td&gt;&lt;td&gt;&quot;&amp;[.F120]&amp;&quot;&lt;/td&gt;&lt;/tr&gt;&quot;" office:value-type="string" office:string-value="&lt;tr&gt;&lt;td&gt;responsive-web-design-principles,&lt;/td&gt;&lt;td&gt;&lt;/td&gt;&lt;/tr&gt;" calcext:value-type="string">
            <text:p>&lt;tr&gt;&lt;td&gt;responsive-web-design-principle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css-flexbox,</text:p>
          </table:table-cell>
          <table:table-cell office:value-type="percentage" office:value="0.0135" calcext:value-type="percentage">
            <text:p>1.35%</text:p>
          </table:table-cell>
          <table:table-cell/>
          <table:table-cell office:value-type="string" calcext:value-type="string">
            <text:p>css-flexbox,</text:p>
          </table:table-cell>
          <table:table-cell office:value-type="percentage" office:value="0.0347" calcext:value-type="percentage">
            <text:p>3.47%</text:p>
          </table:table-cell>
          <table:table-cell table:number-columns-repeated="2"/>
          <table:table-cell table:formula="of:=&quot;&lt;tr&gt;&lt;td&gt;&quot;&amp;[.A121]&amp;&quot;&lt;/td&gt;&lt;td&gt;&quot;&amp;[.F121]&amp;&quot;&lt;/td&gt;&lt;/tr&gt;&quot;" office:value-type="string" office:string-value="&lt;tr&gt;&lt;td&gt;css-flexbox,&lt;/td&gt;&lt;td&gt;&lt;/td&gt;&lt;/tr&gt;" calcext:value-type="string">
            <text:p>&lt;tr&gt;&lt;td&gt;css-flexbox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pplied-responsive-web-design-projects,</text:p>
          </table:table-cell>
          <table:table-cell office:value-type="percentage" office:value="0.021" calcext:value-type="percentage">
            <text:p>2.10%</text:p>
          </table:table-cell>
          <table:table-cell/>
          <table:table-cell office:value-type="string" calcext:value-type="string">
            <text:p>applied-responsive-web-design-projects,</text:p>
          </table:table-cell>
          <table:table-cell office:value-type="percentage" office:value="0.0231" calcext:value-type="percentage">
            <text:p>2.31%</text:p>
          </table:table-cell>
          <table:table-cell table:number-columns-repeated="2"/>
          <table:table-cell table:formula="of:=&quot;&lt;tr&gt;&lt;td&gt;&quot;&amp;[.A122]&amp;&quot;&lt;/td&gt;&lt;td&gt;&quot;&amp;[.F122]&amp;&quot;&lt;/td&gt;&lt;/tr&gt;&quot;" office:value-type="string" office:string-value="&lt;tr&gt;&lt;td&gt;applied-responsive-web-design-projects,&lt;/td&gt;&lt;td&gt;&lt;/td&gt;&lt;/tr&gt;" calcext:value-type="string">
            <text:p>&lt;tr&gt;&lt;td&gt;applied-responsive-web-design-projects,&lt;/td&gt;&lt;td&gt;&lt;/td&gt;&lt;/tr&gt;</text:p>
          </table:table-cell>
        </table:table-row>
        <table:table-row table:style-name="ro1" table:visibility="filter">
          <table:table-cell table:style-name="ce2" office:value-type="string" calcext:value-type="string">
            <text:p>claim-your-responsive-web-design-certificate,</text:p>
          </table:table-cell>
          <table:table-cell office:value-type="percentage" office:value="0.0116" calcext:value-type="percentage">
            <text:p>1.16%</text:p>
          </table:table-cell>
          <table:table-cell/>
          <table:table-cell office:value-type="string" calcext:value-type="string">
            <text:p>claim-your-responsive-web-design-certificate,</text:p>
          </table:table-cell>
          <table:table-cell office:value-type="percentage" office:value="0.0173" calcext:value-type="percentage">
            <text:p>1.73%</text:p>
          </table:table-cell>
          <table:table-cell table:number-columns-repeated="2"/>
          <table:table-cell table:formula="of:=&quot;&lt;tr&gt;&lt;td&gt;&quot;&amp;[.A123]&amp;&quot;&lt;/td&gt;&lt;td&gt;&quot;&amp;[.F123]&amp;&quot;&lt;/td&gt;&lt;/tr&gt;&quot;" office:value-type="string" office:string-value="&lt;tr&gt;&lt;td&gt;claim-your-responsive-web-design-certificate,&lt;/td&gt;&lt;td&gt;&lt;/td&gt;&lt;/tr&gt;" calcext:value-type="string">
            <text:p>&lt;tr&gt;&lt;td&gt;claim-your-responsive-web-design-certificate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javascript-algorithms-and-data-structures,</text:p>
          </table:table-cell>
          <table:table-cell office:value-type="percentage" office:value="0.0017" calcext:value-type="percentage">
            <text:p>0.17%</text:p>
          </table:table-cell>
          <table:table-cell table:style-name="ce1" table:formula="of:=SUM([Sheet1.B124:.B134])" office:value-type="percentage" office:value="0.2826" calcext:value-type="percentage">
            <text:p>28.26%</text:p>
          </table:table-cell>
          <table:table-cell office:value-type="string" calcext:value-type="string">
            <text:p>javascript-algorithms-and-data-structure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24:.E134])" office:value-type="percentage" office:value="0.2542" calcext:value-type="percentage">
            <text:p>25.42%</text:p>
          </table:table-cell>
          <table:table-cell/>
          <table:table-cell table:formula="of:=&quot;&lt;tr&gt;&lt;td&gt;&quot;&amp;[.A124]&amp;&quot;&lt;/td&gt;&lt;td&gt;&quot;&amp;[.F124]&amp;&quot;&lt;/td&gt;&lt;/tr&gt;&quot;" office:value-type="string" office:string-value="&lt;tr&gt;&lt;td&gt;javascript-algorithms-and-data-structures,&lt;/td&gt;&lt;td&gt;0.2542&lt;/td&gt;&lt;/tr&gt;" calcext:value-type="string">
            <text:p>&lt;tr&gt;&lt;td&gt;javascript-algorithms-and-data-structures,&lt;/td&gt;&lt;td&gt;0.2542&lt;/td&gt;&lt;/tr&gt;</text:p>
          </table:table-cell>
        </table:table-row>
        <table:table-row table:style-name="ro1" table:visibility="filter">
          <table:table-cell office:value-type="string" calcext:value-type="string">
            <text:p>basic-javascript,</text:p>
          </table:table-cell>
          <table:table-cell office:value-type="percentage" office:value="0.0494" calcext:value-type="percentage">
            <text:p>4.94%</text:p>
          </table:table-cell>
          <table:table-cell/>
          <table:table-cell office:value-type="string" calcext:value-type="string">
            <text:p>basic-javascript,</text:p>
          </table:table-cell>
          <table:table-cell office:value-type="percentage" office:value="0.052" calcext:value-type="percentage">
            <text:p>5.20%</text:p>
          </table:table-cell>
          <table:table-cell table:number-columns-repeated="2"/>
          <table:table-cell table:formula="of:=&quot;&lt;tr&gt;&lt;td&gt;&quot;&amp;[.A125]&amp;&quot;&lt;/td&gt;&lt;td&gt;&quot;&amp;[.F125]&amp;&quot;&lt;/td&gt;&lt;/tr&gt;&quot;" office:value-type="string" office:string-value="&lt;tr&gt;&lt;td&gt;basic-javascript,&lt;/td&gt;&lt;td&gt;&lt;/td&gt;&lt;/tr&gt;" calcext:value-type="string">
            <text:p>&lt;tr&gt;&lt;td&gt;basic-javascript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es6,</text:p>
          </table:table-cell>
          <table:table-cell office:value-type="percentage" office:value="0.0439" calcext:value-type="percentage">
            <text:p>4.39%</text:p>
          </table:table-cell>
          <table:table-cell/>
          <table:table-cell office:value-type="string" calcext:value-type="string">
            <text:p>es6,</text:p>
          </table:table-cell>
          <table:table-cell office:value-type="percentage" office:value="0.0231" calcext:value-type="percentage">
            <text:p>2.31%</text:p>
          </table:table-cell>
          <table:table-cell table:number-columns-repeated="2"/>
          <table:table-cell table:formula="of:=&quot;&lt;tr&gt;&lt;td&gt;&quot;&amp;[.A126]&amp;&quot;&lt;/td&gt;&lt;td&gt;&quot;&amp;[.F126]&amp;&quot;&lt;/td&gt;&lt;/tr&gt;&quot;" office:value-type="string" office:string-value="&lt;tr&gt;&lt;td&gt;es6,&lt;/td&gt;&lt;td&gt;&lt;/td&gt;&lt;/tr&gt;" calcext:value-type="string">
            <text:p>&lt;tr&gt;&lt;td&gt;es6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gular-expressions,</text:p>
          </table:table-cell>
          <table:table-cell office:value-type="percentage" office:value="0.0202" calcext:value-type="percentage">
            <text:p>2.02%</text:p>
          </table:table-cell>
          <table:table-cell/>
          <table:table-cell office:value-type="string" calcext:value-type="string">
            <text:p>regular-expressions,</text:p>
          </table:table-cell>
          <table:table-cell office:value-type="percentage" office:value="0.0173" calcext:value-type="percentage">
            <text:p>1.73%</text:p>
          </table:table-cell>
          <table:table-cell table:number-columns-repeated="2"/>
          <table:table-cell table:formula="of:=&quot;&lt;tr&gt;&lt;td&gt;&quot;&amp;[.A127]&amp;&quot;&lt;/td&gt;&lt;td&gt;&quot;&amp;[.F127]&amp;&quot;&lt;/td&gt;&lt;/tr&gt;&quot;" office:value-type="string" office:string-value="&lt;tr&gt;&lt;td&gt;regular-expressions,&lt;/td&gt;&lt;td&gt;&lt;/td&gt;&lt;/tr&gt;" calcext:value-type="string">
            <text:p>&lt;tr&gt;&lt;td&gt;regular-expression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debugging,</text:p>
          </table:table-cell>
          <table:table-cell office:value-type="percentage" office:value="0.0247" calcext:value-type="percentage">
            <text:p>2.47%</text:p>
          </table:table-cell>
          <table:table-cell/>
          <table:table-cell office:value-type="string" calcext:value-type="string">
            <text:p>debugging,</text:p>
          </table:table-cell>
          <table:table-cell office:value-type="percentage" office:value="0.0173" calcext:value-type="percentage">
            <text:p>1.73%</text:p>
          </table:table-cell>
          <table:table-cell table:number-columns-repeated="2"/>
          <table:table-cell table:formula="of:=&quot;&lt;tr&gt;&lt;td&gt;&quot;&amp;[.A128]&amp;&quot;&lt;/td&gt;&lt;td&gt;&quot;&amp;[.F128]&amp;&quot;&lt;/td&gt;&lt;/tr&gt;&quot;" office:value-type="string" office:string-value="&lt;tr&gt;&lt;td&gt;debugging,&lt;/td&gt;&lt;td&gt;&lt;/td&gt;&lt;/tr&gt;" calcext:value-type="string">
            <text:p>&lt;tr&gt;&lt;td&gt;debugg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data-structures,</text:p>
          </table:table-cell>
          <table:table-cell office:value-type="percentage" office:value="0.0439" calcext:value-type="percentage">
            <text:p>4.39%</text:p>
          </table:table-cell>
          <table:table-cell/>
          <table:table-cell office:value-type="string" calcext:value-type="string">
            <text:p>basic-data-structures,</text:p>
          </table:table-cell>
          <table:table-cell office:value-type="percentage" office:value="0.0462" calcext:value-type="percentage">
            <text:p>4.62%</text:p>
          </table:table-cell>
          <table:table-cell table:number-columns-repeated="2"/>
          <table:table-cell table:formula="of:=&quot;&lt;tr&gt;&lt;td&gt;&quot;&amp;[.A129]&amp;&quot;&lt;/td&gt;&lt;td&gt;&quot;&amp;[.F129]&amp;&quot;&lt;/td&gt;&lt;/tr&gt;&quot;" office:value-type="string" office:string-value="&lt;tr&gt;&lt;td&gt;basic-data-structures,&lt;/td&gt;&lt;td&gt;&lt;/td&gt;&lt;/tr&gt;" calcext:value-type="string">
            <text:p>&lt;tr&gt;&lt;td&gt;basic-data-structure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asic-algorithm-scripting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basic-algorithm-scripting,</text:p>
          </table:table-cell>
          <table:table-cell office:value-type="percentage" office:value="0.0058" calcext:value-type="percentage">
            <text:p>0.58%</text:p>
          </table:table-cell>
          <table:table-cell table:number-columns-repeated="2"/>
          <table:table-cell table:formula="of:=&quot;&lt;tr&gt;&lt;td&gt;&quot;&amp;[.A130]&amp;&quot;&lt;/td&gt;&lt;td&gt;&quot;&amp;[.F130]&amp;&quot;&lt;/td&gt;&lt;/tr&gt;&quot;" office:value-type="string" office:string-value="&lt;tr&gt;&lt;td&gt;basic-algorithm-scripting,&lt;/td&gt;&lt;td&gt;&lt;/td&gt;&lt;/tr&gt;" calcext:value-type="string">
            <text:p>&lt;tr&gt;&lt;td&gt;basic-algorithm-script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object-oriented-programming,</text:p>
          </table:table-cell>
          <table:table-cell office:value-type="percentage" office:value="0.0304" calcext:value-type="percentage">
            <text:p>3.04%</text:p>
          </table:table-cell>
          <table:table-cell/>
          <table:table-cell office:value-type="string" calcext:value-type="string">
            <text:p>object-oriented-programming,</text:p>
          </table:table-cell>
          <table:table-cell office:value-type="percentage" office:value="0.0462" calcext:value-type="percentage">
            <text:p>4.62%</text:p>
          </table:table-cell>
          <table:table-cell table:number-columns-repeated="2"/>
          <table:table-cell table:formula="of:=&quot;&lt;tr&gt;&lt;td&gt;&quot;&amp;[.A131]&amp;&quot;&lt;/td&gt;&lt;td&gt;&quot;&amp;[.F131]&amp;&quot;&lt;/td&gt;&lt;/tr&gt;&quot;" office:value-type="string" office:string-value="&lt;tr&gt;&lt;td&gt;object-oriented-programming,&lt;/td&gt;&lt;td&gt;&lt;/td&gt;&lt;/tr&gt;" calcext:value-type="string">
            <text:p>&lt;tr&gt;&lt;td&gt;object-oriented-programming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functional-programming,</text:p>
          </table:table-cell>
          <table:table-cell office:value-type="percentage" office:value="0.0336" calcext:value-type="percentage">
            <text:p>3.36%</text:p>
          </table:table-cell>
          <table:table-cell/>
          <table:table-cell office:value-type="string" calcext:value-type="string">
            <text:p>functional-programming,</text:p>
          </table:table-cell>
          <table:table-cell office:value-type="percentage" office:value="0.0347" calcext:value-type="percentage">
            <text:p>3.47%</text:p>
          </table:table-cell>
          <table:table-cell table:number-columns-repeated="2"/>
          <table:table-cell table:formula="of:=&quot;&lt;tr&gt;&lt;td&gt;&quot;&amp;[.A132]&amp;&quot;&lt;/td&gt;&lt;td&gt;&quot;&amp;[.F132]&amp;&quot;&lt;/td&gt;&lt;/tr&gt;&quot;" office:value-type="string" office:string-value="&lt;tr&gt;&lt;td&gt;functional-programming,&lt;/td&gt;&lt;td&gt;&lt;/td&gt;&lt;/tr&gt;" calcext:value-type="string">
            <text:p>&lt;tr&gt;&lt;td&gt;functional-programming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intermediate-algorithm-scripting,</text:p>
          </table:table-cell>
          <table:table-cell office:value-type="percentage" office:value="0.0118" calcext:value-type="percentage">
            <text:p>1.18%</text:p>
          </table:table-cell>
          <table:table-cell/>
          <table:table-cell office:value-type="string" calcext:value-type="string">
            <text:p>intermediate-algorithm-scripting,</text:p>
          </table:table-cell>
          <table:table-cell office:value-type="percentage" office:value="0.0058" calcext:value-type="percentage">
            <text:p>0.58%</text:p>
          </table:table-cell>
          <table:table-cell table:number-columns-repeated="2"/>
          <table:table-cell table:formula="of:=&quot;&lt;tr&gt;&lt;td&gt;&quot;&amp;[.A133]&amp;&quot;&lt;/td&gt;&lt;td&gt;&quot;&amp;[.F133]&amp;&quot;&lt;/td&gt;&lt;/tr&gt;&quot;" office:value-type="string" office:string-value="&lt;tr&gt;&lt;td&gt;intermediate-algorithm-scripting,&lt;/td&gt;&lt;td&gt;&lt;/td&gt;&lt;/tr&gt;" calcext:value-type="string">
            <text:p>&lt;tr&gt;&lt;td&gt;intermediate-algorithm-scripting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javascript-algorithms-and-data-structures-certificate,</text:p>
          </table:table-cell>
          <table:table-cell office:value-type="percentage" office:value="0.0135" calcext:value-type="percentage">
            <text:p>1.35%</text:p>
          </table:table-cell>
          <table:table-cell/>
          <table:table-cell office:value-type="string" calcext:value-type="string">
            <text:p>claim-your-javascript-algorithms-and-data-structures-certificate,</text:p>
          </table:table-cell>
          <table:table-cell office:value-type="percentage" office:value="0.0058" calcext:value-type="percentage">
            <text:p>0.58%</text:p>
          </table:table-cell>
          <table:table-cell table:number-columns-repeated="2"/>
          <table:table-cell table:formula="of:=&quot;&lt;tr&gt;&lt;td&gt;&quot;&amp;[.A134]&amp;&quot;&lt;/td&gt;&lt;td&gt;&quot;&amp;[.F134]&amp;&quot;&lt;/td&gt;&lt;/tr&gt;&quot;" office:value-type="string" office:string-value="&lt;tr&gt;&lt;td&gt;claim-your-javascript-algorithms-and-data-structures-certificate,&lt;/td&gt;&lt;td&gt;&lt;/td&gt;&lt;/tr&gt;" calcext:value-type="string">
            <text:p>&lt;tr&gt;&lt;td&gt;claim-your-javascript-algorithms-and-data-structures-certificate,&lt;/td&gt;&lt;td&gt;&lt;/td&gt;&lt;/tr&gt;</text:p>
          </table:table-cell>
        </table:table-row>
        <table:table-row table:style-name="ro1">
          <table:table-cell office:value-type="string" calcext:value-type="string">
            <text:p>front-end-libraries,</text:p>
          </table:table-cell>
          <table:table-cell office:value-type="percentage" office:value="0.0033" calcext:value-type="percentage">
            <text:p>0.33%</text:p>
          </table:table-cell>
          <table:table-cell table:style-name="ce1" table:formula="of:=SUM([Sheet1.B135:.B143])" office:value-type="percentage" office:value="0.1196" calcext:value-type="percentage">
            <text:p>11.96%</text:p>
          </table:table-cell>
          <table:table-cell office:value-type="string" calcext:value-type="string">
            <text:p>front-end-librarie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35:.E143])" office:value-type="percentage" office:value="0.133" calcext:value-type="percentage">
            <text:p>13.30%</text:p>
          </table:table-cell>
          <table:table-cell/>
          <table:table-cell table:formula="of:=&quot;&lt;tr&gt;&lt;td&gt;&quot;&amp;[.A135]&amp;&quot;&lt;/td&gt;&lt;td&gt;&quot;&amp;[.F135]&amp;&quot;&lt;/td&gt;&lt;/tr&gt;&quot;" office:value-type="string" office:string-value="&lt;tr&gt;&lt;td&gt;front-end-libraries,&lt;/td&gt;&lt;td&gt;0.133&lt;/td&gt;&lt;/tr&gt;" calcext:value-type="string">
            <text:p>&lt;tr&gt;&lt;td&gt;front-end-libraries,&lt;/td&gt;&lt;td&gt;0.133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bootstrap,</text:p>
          </table:table-cell>
          <table:table-cell office:value-type="percentage" office:value="0.0294" calcext:value-type="percentage">
            <text:p>2.94%</text:p>
          </table:table-cell>
          <table:table-cell/>
          <table:table-cell office:value-type="string" calcext:value-type="string">
            <text:p>bootstrap,</text:p>
          </table:table-cell>
          <table:table-cell office:value-type="percentage" office:value="0.0694" calcext:value-type="percentage">
            <text:p>6.94%</text:p>
          </table:table-cell>
          <table:table-cell table:number-columns-repeated="2"/>
          <table:table-cell table:formula="of:=&quot;&lt;tr&gt;&lt;td&gt;&quot;&amp;[.A136]&amp;&quot;&lt;/td&gt;&lt;td&gt;&quot;&amp;[.F136]&amp;&quot;&lt;/td&gt;&lt;/tr&gt;&quot;" office:value-type="string" office:string-value="&lt;tr&gt;&lt;td&gt;bootstrap,&lt;/td&gt;&lt;td&gt;&lt;/td&gt;&lt;/tr&gt;" calcext:value-type="string">
            <text:p>&lt;tr&gt;&lt;td&gt;bootstrap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jquery,</text:p>
          </table:table-cell>
          <table:table-cell office:value-type="percentage" office:value="0.026" calcext:value-type="percentage">
            <text:p>2.60%</text:p>
          </table:table-cell>
          <table:table-cell/>
          <table:table-cell office:value-type="string" calcext:value-type="string">
            <text:p>jquery,</text:p>
          </table:table-cell>
          <table:table-cell office:value-type="percentage" office:value="0.0347" calcext:value-type="percentage">
            <text:p>3.47%</text:p>
          </table:table-cell>
          <table:table-cell table:number-columns-repeated="2"/>
          <table:table-cell table:formula="of:=&quot;&lt;tr&gt;&lt;td&gt;&quot;&amp;[.A137]&amp;&quot;&lt;/td&gt;&lt;td&gt;&quot;&amp;[.F137]&amp;&quot;&lt;/td&gt;&lt;/tr&gt;&quot;" office:value-type="string" office:string-value="&lt;tr&gt;&lt;td&gt;jquery,&lt;/td&gt;&lt;td&gt;&lt;/td&gt;&lt;/tr&gt;" calcext:value-type="string">
            <text:p>&lt;tr&gt;&lt;td&gt;jquery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sass,</text:p>
          </table:table-cell>
          <table:table-cell office:value-type="percentage" office:value="0.0165" calcext:value-type="percentage">
            <text:p>1.65%</text:p>
          </table:table-cell>
          <table:table-cell/>
          <table:table-cell office:value-type="string" calcext:value-type="string">
            <text:p>sass,</text:p>
          </table:table-cell>
          <table:table-cell office:value-type="percentage" office:value="0.0231" calcext:value-type="percentage">
            <text:p>2.31%</text:p>
          </table:table-cell>
          <table:table-cell table:number-columns-repeated="2"/>
          <table:table-cell table:formula="of:=&quot;&lt;tr&gt;&lt;td&gt;&quot;&amp;[.A138]&amp;&quot;&lt;/td&gt;&lt;td&gt;&quot;&amp;[.F138]&amp;&quot;&lt;/td&gt;&lt;/tr&gt;&quot;" office:value-type="string" office:string-value="&lt;tr&gt;&lt;td&gt;sass,&lt;/td&gt;&lt;td&gt;&lt;/td&gt;&lt;/tr&gt;" calcext:value-type="string">
            <text:p>&lt;tr&gt;&lt;td&gt;sas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act,</text:p>
          </table:table-cell>
          <table:table-cell office:value-type="percentage" office:value="0.0079" calcext:value-type="percentage">
            <text:p>0.79%</text:p>
          </table:table-cell>
          <table:table-cell/>
          <table:table-cell office:value-type="string" calcext:value-type="string">
            <text:p>react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39]&amp;&quot;&lt;/td&gt;&lt;td&gt;&quot;&amp;[.F139]&amp;&quot;&lt;/td&gt;&lt;/tr&gt;&quot;" office:value-type="string" office:string-value="&lt;tr&gt;&lt;td&gt;react,&lt;/td&gt;&lt;td&gt;&lt;/td&gt;&lt;/tr&gt;" calcext:value-type="string">
            <text:p>&lt;tr&gt;&lt;td&gt;react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redux,</text:p>
          </table:table-cell>
          <table:table-cell office:value-type="percentage" office:value="0.0055" calcext:value-type="percentage">
            <text:p>0.55%</text:p>
          </table:table-cell>
          <table:table-cell/>
          <table:table-cell office:value-type="string" calcext:value-type="string">
            <text:p>redux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40]&amp;&quot;&lt;/td&gt;&lt;td&gt;&quot;&amp;[.F140]&amp;&quot;&lt;/td&gt;&lt;/tr&gt;&quot;" office:value-type="string" office:string-value="&lt;tr&gt;&lt;td&gt;redux,&lt;/td&gt;&lt;td&gt;&lt;/td&gt;&lt;/tr&gt;" calcext:value-type="string">
            <text:p>&lt;tr&gt;&lt;td&gt;redux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react-and-redux,</text:p>
          </table:table-cell>
          <table:table-cell office:value-type="percentage" office:value="0.0087" calcext:value-type="percentage">
            <text:p>0.87%</text:p>
          </table:table-cell>
          <table:table-cell/>
          <table:table-cell office:value-type="string" calcext:value-type="string">
            <text:p>react-and-redux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41]&amp;&quot;&lt;/td&gt;&lt;td&gt;&quot;&amp;[.F141]&amp;&quot;&lt;/td&gt;&lt;/tr&gt;&quot;" office:value-type="string" office:string-value="&lt;tr&gt;&lt;td&gt;react-and-redux,&lt;/td&gt;&lt;td&gt;&lt;/td&gt;&lt;/tr&gt;" calcext:value-type="string">
            <text:p>&lt;tr&gt;&lt;td&gt;react-and-redux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front-end-frameworks-projects,</text:p>
          </table:table-cell>
          <table:table-cell office:value-type="percentage" office:value="0.0152" calcext:value-type="percentage">
            <text:p>1.52%</text:p>
          </table:table-cell>
          <table:table-cell/>
          <table:table-cell office:value-type="string" calcext:value-type="string">
            <text:p>front-end-frameworks-projects,</text:p>
          </table:table-cell>
          <table:table-cell office:value-type="percentage" office:value="0.0058" calcext:value-type="percentage">
            <text:p>0.58%</text:p>
          </table:table-cell>
          <table:table-cell table:number-columns-repeated="2"/>
          <table:table-cell table:formula="of:=&quot;&lt;tr&gt;&lt;td&gt;&quot;&amp;[.A142]&amp;&quot;&lt;/td&gt;&lt;td&gt;&quot;&amp;[.F142]&amp;&quot;&lt;/td&gt;&lt;/tr&gt;&quot;" office:value-type="string" office:string-value="&lt;tr&gt;&lt;td&gt;front-end-frameworks-projects,&lt;/td&gt;&lt;td&gt;&lt;/td&gt;&lt;/tr&gt;" calcext:value-type="string">
            <text:p>&lt;tr&gt;&lt;td&gt;front-end-frameworks-projects,&lt;/td&gt;&lt;td&gt;&lt;/td&gt;&lt;/tr&gt;</text:p>
          </table:table-cell>
        </table:table-row>
        <table:table-row table:style-name="ro1" table:visibility="filter">
          <table:table-cell table:style-name="ce2" office:value-type="string" calcext:value-type="string">
            <text:p>claim-your-front-end-libraries-certificate,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claim-your-front-end-libraries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43]&amp;&quot;&lt;/td&gt;&lt;td&gt;&quot;&amp;[.F143]&amp;&quot;&lt;/td&gt;&lt;/tr&gt;&quot;" office:value-type="string" office:string-value="&lt;tr&gt;&lt;td&gt;claim-your-front-end-libraries-certificate,&lt;/td&gt;&lt;td&gt;&lt;/td&gt;&lt;/tr&gt;" calcext:value-type="string">
            <text:p>&lt;tr&gt;&lt;td&gt;claim-your-front-end-libraries-certificate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data-visualization,</text:p>
          </table:table-cell>
          <table:table-cell office:value-type="percentage" office:value="0.0045" calcext:value-type="percentage">
            <text:p>0.45%</text:p>
          </table:table-cell>
          <table:table-cell table:style-name="ce1" table:formula="of:=SUM([Sheet1.B144:.B148])" office:value-type="percentage" office:value="0.0786" calcext:value-type="percentage">
            <text:p>7.86%</text:p>
          </table:table-cell>
          <table:table-cell office:value-type="string" calcext:value-type="string">
            <text:p>data-visualization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44:.E148])" office:value-type="percentage" office:value="0.0694" calcext:value-type="percentage">
            <text:p>6.94%</text:p>
          </table:table-cell>
          <table:table-cell/>
          <table:table-cell table:formula="of:=&quot;&lt;tr&gt;&lt;td&gt;&quot;&amp;[.A144]&amp;&quot;&lt;/td&gt;&lt;td&gt;&quot;&amp;[.F144]&amp;&quot;&lt;/td&gt;&lt;/tr&gt;&quot;" office:value-type="string" office:string-value="&lt;tr&gt;&lt;td&gt;data-visualization,&lt;/td&gt;&lt;td&gt;0.0694&lt;/td&gt;&lt;/tr&gt;" calcext:value-type="string">
            <text:p>&lt;tr&gt;&lt;td&gt;data-visualization,&lt;/td&gt;&lt;td&gt;0.0694&lt;/td&gt;&lt;/tr&gt;</text:p>
          </table:table-cell>
        </table:table-row>
        <table:table-row table:style-name="ro1" table:visibility="filter">
          <table:table-cell office:value-type="string" calcext:value-type="string">
            <text:p>data-visualization-with-d3,</text:p>
          </table:table-cell>
          <table:table-cell office:value-type="percentage" office:value="0.0228" calcext:value-type="percentage">
            <text:p>2.28%</text:p>
          </table:table-cell>
          <table:table-cell/>
          <table:table-cell office:value-type="string" calcext:value-type="string">
            <text:p>data-visualization-with-d3,</text:p>
          </table:table-cell>
          <table:table-cell office:value-type="percentage" office:value="0.0347" calcext:value-type="percentage">
            <text:p>3.47%</text:p>
          </table:table-cell>
          <table:table-cell table:number-columns-repeated="2"/>
          <table:table-cell table:formula="of:=&quot;&lt;tr&gt;&lt;td&gt;&quot;&amp;[.A145]&amp;&quot;&lt;/td&gt;&lt;td&gt;&quot;&amp;[.F145]&amp;&quot;&lt;/td&gt;&lt;/tr&gt;&quot;" office:value-type="string" office:string-value="&lt;tr&gt;&lt;td&gt;data-visualization-with-d3,&lt;/td&gt;&lt;td&gt;&lt;/td&gt;&lt;/tr&gt;" calcext:value-type="string">
            <text:p>&lt;tr&gt;&lt;td&gt;data-visualization-with-d3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json-apis-and-ajax,</text:p>
          </table:table-cell>
          <table:table-cell office:value-type="percentage" office:value="0.0375" calcext:value-type="percentage">
            <text:p>3.75%</text:p>
          </table:table-cell>
          <table:table-cell/>
          <table:table-cell office:value-type="string" calcext:value-type="string">
            <text:p>json-apis-and-ajax,</text:p>
          </table:table-cell>
          <table:table-cell office:value-type="percentage" office:value="0.0347" calcext:value-type="percentage">
            <text:p>3.47%</text:p>
          </table:table-cell>
          <table:table-cell table:number-columns-repeated="2"/>
          <table:table-cell table:formula="of:=&quot;&lt;tr&gt;&lt;td&gt;&quot;&amp;[.A146]&amp;&quot;&lt;/td&gt;&lt;td&gt;&quot;&amp;[.F146]&amp;&quot;&lt;/td&gt;&lt;/tr&gt;&quot;" office:value-type="string" office:string-value="&lt;tr&gt;&lt;td&gt;json-apis-and-ajax,&lt;/td&gt;&lt;td&gt;&lt;/td&gt;&lt;/tr&gt;" calcext:value-type="string">
            <text:p>&lt;tr&gt;&lt;td&gt;json-apis-and-ajax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data-visualization-projects,</text:p>
          </table:table-cell>
          <table:table-cell office:value-type="percentage" office:value="0.007" calcext:value-type="percentage">
            <text:p>0.70%</text:p>
          </table:table-cell>
          <table:table-cell/>
          <table:table-cell office:value-type="string" calcext:value-type="string">
            <text:p>data-visualization-project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47]&amp;&quot;&lt;/td&gt;&lt;td&gt;&quot;&amp;[.F147]&amp;&quot;&lt;/td&gt;&lt;/tr&gt;&quot;" office:value-type="string" office:string-value="&lt;tr&gt;&lt;td&gt;data-visualization-projects,&lt;/td&gt;&lt;td&gt;&lt;/td&gt;&lt;/tr&gt;" calcext:value-type="string">
            <text:p>&lt;tr&gt;&lt;td&gt;data-visualization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data-visualization-certificate,</text:p>
          </table:table-cell>
          <table:table-cell office:value-type="percentage" office:value="0.0068" calcext:value-type="percentage">
            <text:p>0.68%</text:p>
          </table:table-cell>
          <table:table-cell/>
          <table:table-cell office:value-type="string" calcext:value-type="string">
            <text:p>claim-your-data-visualization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48]&amp;&quot;&lt;/td&gt;&lt;td&gt;&quot;&amp;[.F148]&amp;&quot;&lt;/td&gt;&lt;/tr&gt;&quot;" office:value-type="string" office:string-value="&lt;tr&gt;&lt;td&gt;claim-your-data-visualization-certificate,&lt;/td&gt;&lt;td&gt;&lt;/td&gt;&lt;/tr&gt;" calcext:value-type="string">
            <text:p>&lt;tr&gt;&lt;td&gt;claim-your-data-visualization-certificate,&lt;/td&gt;&lt;td&gt;&lt;/td&gt;&lt;/tr&gt;</text:p>
          </table:table-cell>
        </table:table-row>
        <table:table-row table:style-name="ro1">
          <table:table-cell office:value-type="string" calcext:value-type="string">
            <text:p>apis-and-microservices,</text:p>
          </table:table-cell>
          <table:table-cell office:value-type="percentage" office:value="0.0053" calcext:value-type="percentage">
            <text:p>0.53%</text:p>
          </table:table-cell>
          <table:table-cell table:style-name="ce1" table:formula="of:=SUM([Sheet1.B149:.B154])" office:value-type="percentage" office:value="0.1069" calcext:value-type="percentage">
            <text:p>10.69%</text:p>
          </table:table-cell>
          <table:table-cell office:value-type="string" calcext:value-type="string">
            <text:p>apis-and-microservice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49:.E154])" office:value-type="percentage" office:value="0.0577" calcext:value-type="percentage">
            <text:p>5.77%</text:p>
          </table:table-cell>
          <table:table-cell/>
          <table:table-cell table:formula="of:=&quot;&lt;tr&gt;&lt;td&gt;&quot;&amp;[.A149]&amp;&quot;&lt;/td&gt;&lt;td&gt;&quot;&amp;[.F149]&amp;&quot;&lt;/td&gt;&lt;/tr&gt;&quot;" office:value-type="string" office:string-value="&lt;tr&gt;&lt;td&gt;apis-and-microservices,&lt;/td&gt;&lt;td&gt;0.0577&lt;/td&gt;&lt;/tr&gt;" calcext:value-type="string">
            <text:p>&lt;tr&gt;&lt;td&gt;apis-and-microservices,&lt;/td&gt;&lt;td&gt;0.0577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managing-packages-with-npm,</text:p>
          </table:table-cell>
          <table:table-cell office:value-type="percentage" office:value="0.0206" calcext:value-type="percentage">
            <text:p>2.06%</text:p>
          </table:table-cell>
          <table:table-cell/>
          <table:table-cell office:value-type="string" calcext:value-type="string">
            <text:p>managing-packages-with-npm,</text:p>
          </table:table-cell>
          <table:table-cell office:value-type="percentage" office:value="0.0173" calcext:value-type="percentage">
            <text:p>1.73%</text:p>
          </table:table-cell>
          <table:table-cell table:number-columns-repeated="2"/>
          <table:table-cell table:formula="of:=&quot;&lt;tr&gt;&lt;td&gt;&quot;&amp;[.A150]&amp;&quot;&lt;/td&gt;&lt;td&gt;&quot;&amp;[.F150]&amp;&quot;&lt;/td&gt;&lt;/tr&gt;&quot;" office:value-type="string" office:string-value="&lt;tr&gt;&lt;td&gt;managing-packages-with-npm,&lt;/td&gt;&lt;td&gt;&lt;/td&gt;&lt;/tr&gt;" calcext:value-type="string">
            <text:p>&lt;tr&gt;&lt;td&gt;managing-packages-with-npm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basic-node-and-express,</text:p>
          </table:table-cell>
          <table:table-cell office:value-type="percentage" office:value="0.0397" calcext:value-type="percentage">
            <text:p>3.97%</text:p>
          </table:table-cell>
          <table:table-cell/>
          <table:table-cell office:value-type="string" calcext:value-type="string">
            <text:p>basic-node-and-express,</text:p>
          </table:table-cell>
          <table:table-cell office:value-type="percentage" office:value="0.0231" calcext:value-type="percentage">
            <text:p>2.31%</text:p>
          </table:table-cell>
          <table:table-cell table:number-columns-repeated="2"/>
          <table:table-cell table:formula="of:=&quot;&lt;tr&gt;&lt;td&gt;&quot;&amp;[.A151]&amp;&quot;&lt;/td&gt;&lt;td&gt;&quot;&amp;[.F151]&amp;&quot;&lt;/td&gt;&lt;/tr&gt;&quot;" office:value-type="string" office:string-value="&lt;tr&gt;&lt;td&gt;basic-node-and-express,&lt;/td&gt;&lt;td&gt;&lt;/td&gt;&lt;/tr&gt;" calcext:value-type="string">
            <text:p>&lt;tr&gt;&lt;td&gt;basic-node-and-express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mongodb-and-mongoose,</text:p>
          </table:table-cell>
          <table:table-cell office:value-type="percentage" office:value="0.0253" calcext:value-type="percentage">
            <text:p>2.53%</text:p>
          </table:table-cell>
          <table:table-cell/>
          <table:table-cell office:value-type="string" calcext:value-type="string">
            <text:p>mongodb-and-mongoose,</text:p>
          </table:table-cell>
          <table:table-cell office:value-type="percentage" office:value="0.0173" calcext:value-type="percentage">
            <text:p>1.73%</text:p>
          </table:table-cell>
          <table:table-cell table:number-columns-repeated="2"/>
          <table:table-cell table:formula="of:=&quot;&lt;tr&gt;&lt;td&gt;&quot;&amp;[.A152]&amp;&quot;&lt;/td&gt;&lt;td&gt;&quot;&amp;[.F152]&amp;&quot;&lt;/td&gt;&lt;/tr&gt;&quot;" office:value-type="string" office:string-value="&lt;tr&gt;&lt;td&gt;mongodb-and-mongoose,&lt;/td&gt;&lt;td&gt;&lt;/td&gt;&lt;/tr&gt;" calcext:value-type="string">
            <text:p>&lt;tr&gt;&lt;td&gt;mongodb-and-mongoose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api-and-microservice-projects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api-and-microservice-project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53]&amp;&quot;&lt;/td&gt;&lt;td&gt;&quot;&amp;[.F153]&amp;&quot;&lt;/td&gt;&lt;/tr&gt;&quot;" office:value-type="string" office:string-value="&lt;tr&gt;&lt;td&gt;api-and-microservice-projects,&lt;/td&gt;&lt;td&gt;&lt;/td&gt;&lt;/tr&gt;" calcext:value-type="string">
            <text:p>&lt;tr&gt;&lt;td&gt;api-and-microservice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apis-and-microservices-certificate,</text:p>
          </table:table-cell>
          <table:table-cell office:value-type="percentage" office:value="0.0065" calcext:value-type="percentage">
            <text:p>0.65%</text:p>
          </table:table-cell>
          <table:table-cell/>
          <table:table-cell office:value-type="string" calcext:value-type="string">
            <text:p>claim-your-apis-and-microservices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54]&amp;&quot;&lt;/td&gt;&lt;td&gt;&quot;&amp;[.F154]&amp;&quot;&lt;/td&gt;&lt;/tr&gt;&quot;" office:value-type="string" office:string-value="&lt;tr&gt;&lt;td&gt;claim-your-apis-and-microservices-certificate,&lt;/td&gt;&lt;td&gt;&lt;/td&gt;&lt;/tr&gt;" calcext:value-type="string">
            <text:p>&lt;tr&gt;&lt;td&gt;claim-your-apis-and-microservices-certificate,&lt;/td&gt;&lt;td&gt;&lt;/td&gt;&lt;/tr&gt;</text:p>
          </table:table-cell>
        </table:table-row>
        <table:table-row table:style-name="ro1">
          <table:table-cell office:value-type="string" calcext:value-type="string">
            <text:p>information-security-and-quality-assurance,</text:p>
          </table:table-cell>
          <table:table-cell office:value-type="percentage" office:value="0.0061" calcext:value-type="percentage">
            <text:p>0.61%</text:p>
          </table:table-cell>
          <table:table-cell table:style-name="ce1" table:formula="of:=SUM([Sheet1.B155:.B160])" office:value-type="percentage" office:value="0.1275" calcext:value-type="percentage">
            <text:p>12.75%</text:p>
          </table:table-cell>
          <table:table-cell office:value-type="string" calcext:value-type="string">
            <text:p>information-security-and-quality-assurance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55:.E160])" office:value-type="percentage" office:value="0.0752" calcext:value-type="percentage">
            <text:p>7.52%</text:p>
          </table:table-cell>
          <table:table-cell/>
          <table:table-cell table:formula="of:=&quot;&lt;tr&gt;&lt;td&gt;&quot;&amp;[.A155]&amp;&quot;&lt;/td&gt;&lt;td&gt;&quot;&amp;[.F155]&amp;&quot;&lt;/td&gt;&lt;/tr&gt;&quot;" office:value-type="string" office:string-value="&lt;tr&gt;&lt;td&gt;information-security-and-quality-assurance,&lt;/td&gt;&lt;td&gt;0.0752&lt;/td&gt;&lt;/tr&gt;" calcext:value-type="string">
            <text:p>&lt;tr&gt;&lt;td&gt;information-security-and-quality-assurance,&lt;/td&gt;&lt;td&gt;0.0752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information-security-with-helmetjs,</text:p>
          </table:table-cell>
          <table:table-cell office:value-type="percentage" office:value="0.0223" calcext:value-type="percentage">
            <text:p>2.23%</text:p>
          </table:table-cell>
          <table:table-cell/>
          <table:table-cell office:value-type="string" calcext:value-type="string">
            <text:p>information-security-with-helmetjs,</text:p>
          </table:table-cell>
          <table:table-cell office:value-type="percentage" office:value="0.0116" calcext:value-type="percentage">
            <text:p>1.16%</text:p>
          </table:table-cell>
          <table:table-cell table:number-columns-repeated="2"/>
          <table:table-cell table:formula="of:=&quot;&lt;tr&gt;&lt;td&gt;&quot;&amp;[.A156]&amp;&quot;&lt;/td&gt;&lt;td&gt;&quot;&amp;[.F156]&amp;&quot;&lt;/td&gt;&lt;/tr&gt;&quot;" office:value-type="string" office:string-value="&lt;tr&gt;&lt;td&gt;information-security-with-helmetjs,&lt;/td&gt;&lt;td&gt;&lt;/td&gt;&lt;/tr&gt;" calcext:value-type="string">
            <text:p>&lt;tr&gt;&lt;td&gt;information-security-with-helmetj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quality-assurance-and-testing-with-chai,</text:p>
          </table:table-cell>
          <table:table-cell office:value-type="percentage" office:value="0.0582" calcext:value-type="percentage">
            <text:p>5.82%</text:p>
          </table:table-cell>
          <table:table-cell/>
          <table:table-cell office:value-type="string" calcext:value-type="string">
            <text:p>quality-assurance-and-testing-with-chai,</text:p>
          </table:table-cell>
          <table:table-cell office:value-type="percentage" office:value="0.0405" calcext:value-type="percentage">
            <text:p>4.05%</text:p>
          </table:table-cell>
          <table:table-cell table:number-columns-repeated="2"/>
          <table:table-cell table:formula="of:=&quot;&lt;tr&gt;&lt;td&gt;&quot;&amp;[.A157]&amp;&quot;&lt;/td&gt;&lt;td&gt;&quot;&amp;[.F157]&amp;&quot;&lt;/td&gt;&lt;/tr&gt;&quot;" office:value-type="string" office:string-value="&lt;tr&gt;&lt;td&gt;quality-assurance-and-testing-with-chai,&lt;/td&gt;&lt;td&gt;&lt;/td&gt;&lt;/tr&gt;" calcext:value-type="string">
            <text:p>&lt;tr&gt;&lt;td&gt;quality-assurance-and-testing-with-chai,&lt;/td&gt;&lt;td&gt;&lt;/td&gt;&lt;/tr&gt;</text:p>
          </table:table-cell>
        </table:table-row>
        <table:table-row table:style-name="ro1" table:visibility="filter">
          <table:table-cell table:style-name="ce1" office:value-type="string" calcext:value-type="string">
            <text:p>advanced-node-and-express,</text:p>
          </table:table-cell>
          <table:table-cell office:value-type="percentage" office:value="0.0233" calcext:value-type="percentage">
            <text:p>2.33%</text:p>
          </table:table-cell>
          <table:table-cell/>
          <table:table-cell office:value-type="string" calcext:value-type="string">
            <text:p>advanced-node-and-express,</text:p>
          </table:table-cell>
          <table:table-cell office:value-type="percentage" office:value="0.0173" calcext:value-type="percentage">
            <text:p>1.73%</text:p>
          </table:table-cell>
          <table:table-cell table:number-columns-repeated="2"/>
          <table:table-cell table:formula="of:=&quot;&lt;tr&gt;&lt;td&gt;&quot;&amp;[.A158]&amp;&quot;&lt;/td&gt;&lt;td&gt;&quot;&amp;[.F158]&amp;&quot;&lt;/td&gt;&lt;/tr&gt;&quot;" office:value-type="string" office:string-value="&lt;tr&gt;&lt;td&gt;advanced-node-and-express,&lt;/td&gt;&lt;td&gt;&lt;/td&gt;&lt;/tr&gt;" calcext:value-type="string">
            <text:p>&lt;tr&gt;&lt;td&gt;advanced-node-and-express,&lt;/td&gt;&lt;td&gt;&lt;/td&gt;&lt;/tr&gt;</text:p>
          </table:table-cell>
        </table:table-row>
        <table:table-row table:style-name="ro1" table:visibility="filter">
          <table:table-cell office:value-type="string" calcext:value-type="string">
            <text:p>information-security-and-quality-assurance-projects,</text:p>
          </table:table-cell>
          <table:table-cell office:value-type="percentage" office:value="0.0095" calcext:value-type="percentage">
            <text:p>0.95%</text:p>
          </table:table-cell>
          <table:table-cell/>
          <table:table-cell office:value-type="string" calcext:value-type="string">
            <text:p>information-security-and-quality-assurance-projects,</text:p>
          </table:table-cell>
          <table:table-cell office:value-type="percentage" office:value="0.0058" calcext:value-type="percentage">
            <text:p>0.58%</text:p>
          </table:table-cell>
          <table:table-cell table:number-columns-repeated="2"/>
          <table:table-cell table:formula="of:=&quot;&lt;tr&gt;&lt;td&gt;&quot;&amp;[.A159]&amp;&quot;&lt;/td&gt;&lt;td&gt;&quot;&amp;[.F159]&amp;&quot;&lt;/td&gt;&lt;/tr&gt;&quot;" office:value-type="string" office:string-value="&lt;tr&gt;&lt;td&gt;information-security-and-quality-assurance-projects,&lt;/td&gt;&lt;td&gt;&lt;/td&gt;&lt;/tr&gt;" calcext:value-type="string">
            <text:p>&lt;tr&gt;&lt;td&gt;information-security-and-quality-assurance-projects,&lt;/td&gt;&lt;td&gt;&lt;/td&gt;&lt;/tr&gt;</text:p>
          </table:table-cell>
        </table:table-row>
        <table:table-row table:style-name="ro1" table:visibility="filter">
          <table:table-cell table:style-name="ce3" office:value-type="string" calcext:value-type="string">
            <text:p>claim-your-information-security-and-quality-assurance-certificate,</text:p>
          </table:table-cell>
          <table:table-cell office:value-type="percentage" office:value="0.0081" calcext:value-type="percentage">
            <text:p>0.81%</text:p>
          </table:table-cell>
          <table:table-cell/>
          <table:table-cell office:value-type="string" calcext:value-type="string">
            <text:p>claim-your-information-security-and-quality-assurance-certificate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60]&amp;&quot;&lt;/td&gt;&lt;td&gt;&quot;&amp;[.F160]&amp;&quot;&lt;/td&gt;&lt;/tr&gt;&quot;" office:value-type="string" office:string-value="&lt;tr&gt;&lt;td&gt;claim-your-information-security-and-quality-assurance-certificate,&lt;/td&gt;&lt;td&gt;&lt;/td&gt;&lt;/tr&gt;" calcext:value-type="string">
            <text:p>&lt;tr&gt;&lt;td&gt;claim-your-information-security-and-quality-assurance-certificate,&lt;/td&gt;&lt;td&gt;&lt;/td&gt;&lt;/tr&gt;</text:p>
          </table:table-cell>
        </table:table-row>
        <table:table-row table:style-name="ro1">
          <table:table-cell office:value-type="string" calcext:value-type="string">
            <text:p>contribute-to-open-source-and-help-nonprofits,</text:p>
          </table:table-cell>
          <table:table-cell office:value-type="percentage" office:value="0.007" calcext:value-type="percentage">
            <text:p>0.70%</text:p>
          </table:table-cell>
          <table:table-cell table:style-name="ce1" table:formula="of:=SUM([Sheet1.B161:.B166])" office:value-type="percentage" office:value="0.1026" calcext:value-type="percentage">
            <text:p>10.26%</text:p>
          </table:table-cell>
          <table:table-cell office:value-type="string" calcext:value-type="string">
            <text:p>contribute-to-open-source-and-help-nonprofits,</text:p>
          </table:table-cell>
          <table:table-cell office:value-type="percentage" office:value="0" calcext:value-type="percentage">
            <text:p>0.00%</text:p>
          </table:table-cell>
          <table:table-cell table:style-name="ce1" table:formula="of:=SUM([Sheet1.E161:.E166])" office:value-type="percentage" office:value="0.0578" calcext:value-type="percentage">
            <text:p>5.78%</text:p>
          </table:table-cell>
          <table:table-cell/>
          <table:table-cell table:formula="of:=&quot;&lt;tr&gt;&lt;td&gt;&quot;&amp;[.A161]&amp;&quot;&lt;/td&gt;&lt;td&gt;&quot;&amp;[.F161]&amp;&quot;&lt;/td&gt;&lt;/tr&gt;&quot;" office:value-type="string" office:string-value="&lt;tr&gt;&lt;td&gt;contribute-to-open-source-and-help-nonprofits,&lt;/td&gt;&lt;td&gt;0.0578&lt;/td&gt;&lt;/tr&gt;" calcext:value-type="string">
            <text:p>&lt;tr&gt;&lt;td&gt;contribute-to-open-source-and-help-nonprofits,&lt;/td&gt;&lt;td&gt;0.0578&lt;/td&gt;&lt;/tr&gt;</text:p>
          </table:table-cell>
        </table:table-row>
        <table:table-row table:style-name="ro1">
          <table:table-cell table:style-name="ce1" office:value-type="string" calcext:value-type="string">
            <text:p>open-source-contributions,</text:p>
          </table:table-cell>
          <table:table-cell office:value-type="percentage" office:value="0.0071" calcext:value-type="percentage">
            <text:p>0.71%</text:p>
          </table:table-cell>
          <table:table-cell/>
          <table:table-cell office:value-type="string" calcext:value-type="string">
            <text:p>open-source-contribution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62]&amp;&quot;&lt;/td&gt;&lt;td&gt;&quot;&amp;[.F162]&amp;&quot;&lt;/td&gt;&lt;/tr&gt;&quot;" office:value-type="string" office:string-value="&lt;tr&gt;&lt;td&gt;open-source-contributions,&lt;/td&gt;&lt;td&gt;&lt;/td&gt;&lt;/tr&gt;" calcext:value-type="string">
            <text:p>&lt;tr&gt;&lt;td&gt;open-source-contributions,&lt;/td&gt;&lt;td&gt;&lt;/td&gt;&lt;/tr&gt;</text:p>
          </table:table-cell>
        </table:table-row>
        <table:table-row table:style-name="ro1">
          <table:table-cell office:value-type="string" calcext:value-type="string">
            <text:p>coding-interview-questions-and-take-home-assignments,</text:p>
          </table:table-cell>
          <table:table-cell office:value-type="percentage" office:value="0.0072" calcext:value-type="percentage">
            <text:p>0.72%</text:p>
          </table:table-cell>
          <table:table-cell/>
          <table:table-cell office:value-type="string" calcext:value-type="string">
            <text:p>coding-interview-questions-and-take-home-assignment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63]&amp;&quot;&lt;/td&gt;&lt;td&gt;&quot;&amp;[.F163]&amp;&quot;&lt;/td&gt;&lt;/tr&gt;&quot;" office:value-type="string" office:string-value="&lt;tr&gt;&lt;td&gt;coding-interview-questions-and-take-home-assignments,&lt;/td&gt;&lt;td&gt;&lt;/td&gt;&lt;/tr&gt;" calcext:value-type="string">
            <text:p>&lt;tr&gt;&lt;td&gt;coding-interview-questions-and-take-home-assignments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coding-interview-algorithm-questions,</text:p>
          </table:table-cell>
          <table:table-cell office:value-type="percentage" office:value="0.0102" calcext:value-type="percentage">
            <text:p>1.02%</text:p>
          </table:table-cell>
          <table:table-cell/>
          <table:table-cell office:value-type="string" calcext:value-type="string">
            <text:p>coding-interview-algorithm-questions,</text:p>
          </table:table-cell>
          <table:table-cell office:value-type="percentage" office:value="0" calcext:value-type="percentage">
            <text:p>0.00%</text:p>
          </table:table-cell>
          <table:table-cell table:number-columns-repeated="2"/>
          <table:table-cell table:formula="of:=&quot;&lt;tr&gt;&lt;td&gt;&quot;&amp;[.A164]&amp;&quot;&lt;/td&gt;&lt;td&gt;&quot;&amp;[.F164]&amp;&quot;&lt;/td&gt;&lt;/tr&gt;&quot;" office:value-type="string" office:string-value="&lt;tr&gt;&lt;td&gt;coding-interview-algorithm-questions,&lt;/td&gt;&lt;td&gt;&lt;/td&gt;&lt;/tr&gt;" calcext:value-type="string">
            <text:p>&lt;tr&gt;&lt;td&gt;coding-interview-algorithm-questions,&lt;/td&gt;&lt;td&gt;&lt;/td&gt;&lt;/tr&gt;</text:p>
          </table:table-cell>
        </table:table-row>
        <table:table-row table:style-name="ro1">
          <table:table-cell office:value-type="string" calcext:value-type="string">
            <text:p>coding-interview-data-structure-questions,</text:p>
          </table:table-cell>
          <table:table-cell office:value-type="percentage" office:value="0.0463" calcext:value-type="percentage">
            <text:p>4.63%</text:p>
          </table:table-cell>
          <table:table-cell/>
          <table:table-cell office:value-type="string" calcext:value-type="string">
            <text:p>coding-interview-data-structure-questions,</text:p>
          </table:table-cell>
          <table:table-cell office:value-type="percentage" office:value="0.0462" calcext:value-type="percentage">
            <text:p>4.62%</text:p>
          </table:table-cell>
          <table:table-cell table:number-columns-repeated="2"/>
          <table:table-cell table:formula="of:=&quot;&lt;tr&gt;&lt;td&gt;&quot;&amp;[.A165]&amp;&quot;&lt;/td&gt;&lt;td&gt;&quot;&amp;[.F165]&amp;&quot;&lt;/td&gt;&lt;/tr&gt;&quot;" office:value-type="string" office:string-value="&lt;tr&gt;&lt;td&gt;coding-interview-data-structure-questions,&lt;/td&gt;&lt;td&gt;&lt;/td&gt;&lt;/tr&gt;" calcext:value-type="string">
            <text:p>&lt;tr&gt;&lt;td&gt;coding-interview-data-structure-questions,&lt;/td&gt;&lt;td&gt;&lt;/td&gt;&lt;/tr&gt;</text:p>
          </table:table-cell>
        </table:table-row>
        <table:table-row table:style-name="ro1">
          <table:table-cell table:style-name="ce1" office:value-type="string" calcext:value-type="string">
            <text:p>coding-interview-take-home-projects,</text:p>
          </table:table-cell>
          <table:table-cell office:value-type="percentage" office:value="0.0248" calcext:value-type="percentage">
            <text:p>2.48%</text:p>
          </table:table-cell>
          <table:table-cell/>
          <table:table-cell office:value-type="string" calcext:value-type="string">
            <text:p>coding-interview-take-home-projects,</text:p>
          </table:table-cell>
          <table:table-cell office:value-type="percentage" office:value="0.0116" calcext:value-type="percentage">
            <text:p>1.16%</text:p>
          </table:table-cell>
          <table:table-cell table:number-columns-repeated="2"/>
          <table:table-cell table:formula="of:=&quot;&lt;tr&gt;&lt;td&gt;&quot;&amp;[.A166]&amp;&quot;&lt;/td&gt;&lt;td&gt;&quot;&amp;[.F166]&amp;&quot;&lt;/td&gt;&lt;/tr&gt;&quot;" office:value-type="string" office:string-value="&lt;tr&gt;&lt;td&gt;coding-interview-take-home-projects,&lt;/td&gt;&lt;td&gt;&lt;/td&gt;&lt;/tr&gt;" calcext:value-type="string">
            <text:p>&lt;tr&gt;&lt;td&gt;coding-interview-take-home-projects,&lt;/td&gt;&lt;td&gt;&lt;/td&gt;&lt;/tr&gt;</text:p>
          </table:table-cell>
        </table:table-row>
      </table:table>
      <table:table table:name="Sheet2" table:style-name="ta1">
        <table:table-column table:style-name="co2" table:number-columns-repeated="7" table:default-cell-style-name="Default"/>
        <table:table-row table:style-name="ro1">
          <table:table-cell table:style-name="ce1" office:value-type="string" calcext:value-type="string">
            <text:p>{'no-class':</text:p>
          </table:table-cell>
          <table:table-cell office:value-type="string" calcext:value-type="string">
            <text:p>24,</text:p>
          </table:table-cell>
          <table:table-cell office:value-type="string" calcext:value-type="string">
            <text:p>{'(text</text:p>
          </table:table-cell>
          <table:table-cell office:value-type="string" calcext:value-type="string">
            <text:p>)?editor|interpreter|repl':</text:p>
          </table:table-cell>
          <table:table-cell office:value-type="string" calcext:value-type="string">
            <text:p>4,</text:p>
          </table:table-cell>
          <table:table-cell table:formula="of:=&quot;&lt;tr&gt;&lt;td&gt;&lt;div class='radio'&gt;&lt;label&gt;&lt;input type='radio' name='opradio'&gt;&quot;&amp;[.A1]&amp;&quot;&lt;/label&gt;&lt;/div&gt;&lt;/td&gt;&lt;td&gt;&quot;&amp;[.B1]&amp;&quot;&lt;/td&gt;&lt;/tr&gt;&quot;" office:value-type="string" office:string-value="&lt;tr&gt;&lt;td&gt;&lt;div class='radio'&gt;&lt;label&gt;&lt;input type='radio' name='opradio'&gt;{'no-class':&lt;/label&gt;&lt;/div&gt;&lt;/td&gt;&lt;td&gt;24,&lt;/td&gt;&lt;/tr&gt;" calcext:value-type="string">
            <text:p>&lt;tr&gt;&lt;td&gt;&lt;div class='radio'&gt;&lt;label&gt;&lt;input type='radio' name='opradio'&gt;{'no-class':&lt;/label&gt;&lt;/div&gt;&lt;/td&gt;&lt;td&gt;24,&lt;/td&gt;&lt;/tr&gt;</text:p>
          </table:table-cell>
          <table:table-cell table:formula="of:=&quot;&lt;tr&gt;&lt;td&gt;&lt;div class='radio'&gt;&lt;label&gt;&lt;input type='radio' name='opradio'&gt;&quot;&amp;[.D1]&amp;&quot;&lt;/label&gt;&lt;/div&gt;&lt;/td&gt;&lt;td&gt;&quot;&amp;[.E1]&amp;&quot;&lt;/td&gt;&lt;/tr&gt;&quot;" office:value-type="string" office:string-value="&lt;tr&gt;&lt;td&gt;&lt;div class='radio'&gt;&lt;label&gt;&lt;input type='radio' name='opradio'&gt;)?editor|interpreter|repl':&lt;/label&gt;&lt;/div&gt;&lt;/td&gt;&lt;td&gt;4,&lt;/td&gt;&lt;/tr&gt;" calcext:value-type="string">
            <text:p>&lt;tr&gt;&lt;td&gt;&lt;div class='radio'&gt;&lt;label&gt;&lt;input type='radio' name='opradio'&gt;)?editor|interpreter|repl':&lt;/label&gt;&lt;/div&gt;&lt;/td&gt;&lt;td&gt;4,&lt;/td&gt;&lt;/tr&gt;</text:p>
          </table:table-cell>
        </table:table-row>
        <table:table-row table:style-name="ro1">
          <table:table-cell office:value-type="string" calcext:value-type="string">
            <text:p>'api|package|framework|librar|stack|licens|addon|app':</text:p>
          </table:table-cell>
          <table:table-cell office:value-type="string" calcext:value-type="string">
            <text:p>25,</text:p>
          </table:table-cell>
          <table:table-cell/>
          <table:table-cell office:value-type="string" calcext:value-type="string">
            <text:p>'no-class':</text:p>
          </table:table-cell>
          <table:table-cell office:value-type="string" calcext:value-type="string">
            <text:p>85,</text:p>
          </table:table-cell>
          <table:table-cell table:formula="of:=&quot;&lt;tr&gt;&lt;td&gt;&lt;div class='radio'&gt;&lt;label&gt;&lt;input type='radio' name='opradio'&gt;&quot;&amp;[.A2]&amp;&quot;&lt;/label&gt;&lt;/div&gt;&lt;/td&gt;&lt;td&gt;&quot;&amp;[.B2]&amp;&quot;&lt;/td&gt;&lt;/tr&gt;&quot;" office:value-type="string" office:string-value="&lt;tr&gt;&lt;td&gt;&lt;div class='radio'&gt;&lt;label&gt;&lt;input type='radio' name='opradio'&gt;'api|package|framework|librar|stack|licens|addon|app':&lt;/label&gt;&lt;/div&gt;&lt;/td&gt;&lt;td&gt;25,&lt;/td&gt;&lt;/tr&gt;" calcext:value-type="string">
            <text:p>&lt;tr&gt;&lt;td&gt;&lt;div class='radio'&gt;&lt;label&gt;&lt;input type='radio' name='opradio'&gt;'api|package|framework|librar|stack|licens|addon|app':&lt;/label&gt;&lt;/div&gt;&lt;/td&gt;&lt;td&gt;25,&lt;/td&gt;&lt;/tr&gt;</text:p>
          </table:table-cell>
          <table:table-cell table:formula="of:=&quot;&lt;tr&gt;&lt;td&gt;&lt;div class='radio'&gt;&lt;label&gt;&lt;input type='radio' name='opradio'&gt;&quot;&amp;[.D2]&amp;&quot;&lt;/label&gt;&lt;/div&gt;&lt;/td&gt;&lt;td&gt;&quot;&amp;[.E2]&amp;&quot;&lt;/td&gt;&lt;/tr&gt;&quot;" office:value-type="string" office:string-value="&lt;tr&gt;&lt;td&gt;&lt;div class='radio'&gt;&lt;label&gt;&lt;input type='radio' name='opradio'&gt;'no-class':&lt;/label&gt;&lt;/div&gt;&lt;/td&gt;&lt;td&gt;85,&lt;/td&gt;&lt;/tr&gt;" calcext:value-type="string">
            <text:p>&lt;tr&gt;&lt;td&gt;&lt;div class='radio'&gt;&lt;label&gt;&lt;input type='radio' name='opradio'&gt;'no-class':&lt;/label&gt;&lt;/div&gt;&lt;/td&gt;&lt;td&gt;85,&lt;/td&gt;&lt;/tr&gt;</text:p>
          </table:table-cell>
        </table:table-row>
        <table:table-row table:style-name="ro1">
          <table:table-cell office:value-type="string" calcext:value-type="string">
            <text:p>'blog|media|news|articl|content|post|journal':</text:p>
          </table:table-cell>
          <table:table-cell office:value-type="string" calcext:value-type="string">
            <text:p>23,</text:p>
          </table:table-cell>
          <table:table-cell/>
          <table:table-cell office:value-type="string" calcext:value-type="string">
            <text:p>'api|package|framework|librar|stack|licens|addon|app':</text:p>
          </table:table-cell>
          <table:table-cell office:value-type="string" calcext:value-type="string">
            <text:p>31,</text:p>
          </table:table-cell>
          <table:table-cell table:formula="of:=&quot;&lt;tr&gt;&lt;td&gt;&lt;div class='radio'&gt;&lt;label&gt;&lt;input type='radio' name='opradio'&gt;&quot;&amp;[.A3]&amp;&quot;&lt;/label&gt;&lt;/div&gt;&lt;/td&gt;&lt;td&gt;&quot;&amp;[.B3]&amp;&quot;&lt;/td&gt;&lt;/tr&gt;&quot;" office:value-type="string" office:string-value="&lt;tr&gt;&lt;td&gt;&lt;div class='radio'&gt;&lt;label&gt;&lt;input type='radio' name='opradio'&gt;'blog|media|news|articl|content|post|journal':&lt;/label&gt;&lt;/div&gt;&lt;/td&gt;&lt;td&gt;23,&lt;/td&gt;&lt;/tr&gt;" calcext:value-type="string">
            <text:p>&lt;tr&gt;&lt;td&gt;&lt;div class='radio'&gt;&lt;label&gt;&lt;input type='radio' name='opradio'&gt;'blog|media|news|articl|content|post|journal':&lt;/label&gt;&lt;/div&gt;&lt;/td&gt;&lt;td&gt;23,&lt;/td&gt;&lt;/tr&gt;</text:p>
          </table:table-cell>
          <table:table-cell table:formula="of:=&quot;&lt;tr&gt;&lt;td&gt;&lt;div class='radio'&gt;&lt;label&gt;&lt;input type='radio' name='opradio'&gt;&quot;&amp;[.D3]&amp;&quot;&lt;/label&gt;&lt;/div&gt;&lt;/td&gt;&lt;td&gt;&quot;&amp;[.E3]&amp;&quot;&lt;/td&gt;&lt;/tr&gt;&quot;" office:value-type="string" office:string-value="&lt;tr&gt;&lt;td&gt;&lt;div class='radio'&gt;&lt;label&gt;&lt;input type='radio' name='opradio'&gt;'api|package|framework|librar|stack|licens|addon|app':&lt;/label&gt;&lt;/div&gt;&lt;/td&gt;&lt;td&gt;31,&lt;/td&gt;&lt;/tr&gt;" calcext:value-type="string">
            <text:p>&lt;tr&gt;&lt;td&gt;&lt;div class='radio'&gt;&lt;label&gt;&lt;input type='radio' name='opradio'&gt;'api|package|framework|librar|stack|licens|addon|app':&lt;/label&gt;&lt;/div&gt;&lt;/td&gt;&lt;td&gt;31,&lt;/td&gt;&lt;/tr&gt;</text:p>
          </table:table-cell>
        </table:table-row>
        <table:table-row table:style-name="ro1">
          <table:table-cell office:value-type="string" calcext:value-type="string">
            <text:p>'cloud|platform|service':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'blog|media|news|articl|content|post|journal':</text:p>
          </table:table-cell>
          <table:table-cell office:value-type="string" calcext:value-type="string">
            <text:p>46,</text:p>
          </table:table-cell>
          <table:table-cell table:formula="of:=&quot;&lt;tr&gt;&lt;td&gt;&lt;div class='radio'&gt;&lt;label&gt;&lt;input type='radio' name='opradio'&gt;&quot;&amp;[.A4]&amp;&quot;&lt;/label&gt;&lt;/div&gt;&lt;/td&gt;&lt;td&gt;&quot;&amp;[.B4]&amp;&quot;&lt;/td&gt;&lt;/tr&gt;&quot;" office:value-type="string" office:string-value="&lt;tr&gt;&lt;td&gt;&lt;div class='radio'&gt;&lt;label&gt;&lt;input type='radio' name='opradio'&gt;'cloud|platform|service':&lt;/label&gt;&lt;/div&gt;&lt;/td&gt;&lt;td&gt;2,&lt;/td&gt;&lt;/tr&gt;" calcext:value-type="string">
            <text:p>&lt;tr&gt;&lt;td&gt;&lt;div class='radio'&gt;&lt;label&gt;&lt;input type='radio' name='opradio'&gt;'cloud|platform|service':&lt;/label&gt;&lt;/div&gt;&lt;/td&gt;&lt;td&gt;2,&lt;/td&gt;&lt;/tr&gt;</text:p>
          </table:table-cell>
          <table:table-cell table:formula="of:=&quot;&lt;tr&gt;&lt;td&gt;&lt;div class='radio'&gt;&lt;label&gt;&lt;input type='radio' name='opradio'&gt;&quot;&amp;[.D4]&amp;&quot;&lt;/label&gt;&lt;/div&gt;&lt;/td&gt;&lt;td&gt;&quot;&amp;[.E4]&amp;&quot;&lt;/td&gt;&lt;/tr&gt;&quot;" office:value-type="string" office:string-value="&lt;tr&gt;&lt;td&gt;&lt;div class='radio'&gt;&lt;label&gt;&lt;input type='radio' name='opradio'&gt;'blog|media|news|articl|content|post|journal':&lt;/label&gt;&lt;/div&gt;&lt;/td&gt;&lt;td&gt;46,&lt;/td&gt;&lt;/tr&gt;" calcext:value-type="string">
            <text:p>&lt;tr&gt;&lt;td&gt;&lt;div class='radio'&gt;&lt;label&gt;&lt;input type='radio' name='opradio'&gt;'blog|media|news|articl|content|post|journal':&lt;/label&gt;&lt;/div&gt;&lt;/td&gt;&lt;td&gt;46,&lt;/td&gt;&lt;/tr&gt;</text:p>
          </table:table-cell>
        </table:table-row>
        <table:table-row table:style-name="ro1">
          <table:table-cell office:value-type="string" calcext:value-type="string">
            <text:p>'community|support|people|forum':</text:p>
          </table:table-cell>
          <table:table-cell office:value-type="string" calcext:value-type="string">
            <text:p>5,</text:p>
          </table:table-cell>
          <table:table-cell/>
          <table:table-cell office:value-type="string" calcext:value-type="string">
            <text:p>'cloud|platform|service':</text:p>
          </table:table-cell>
          <table:table-cell office:value-type="string" calcext:value-type="string">
            <text:p>1,</text:p>
          </table:table-cell>
          <table:table-cell table:formula="of:=&quot;&lt;tr&gt;&lt;td&gt;&lt;div class='radio'&gt;&lt;label&gt;&lt;input type='radio' name='opradio'&gt;&quot;&amp;[.A5]&amp;&quot;&lt;/label&gt;&lt;/div&gt;&lt;/td&gt;&lt;td&gt;&quot;&amp;[.B5]&amp;&quot;&lt;/td&gt;&lt;/tr&gt;&quot;" office:value-type="string" office:string-value="&lt;tr&gt;&lt;td&gt;&lt;div class='radio'&gt;&lt;label&gt;&lt;input type='radio' name='opradio'&gt;'community|support|people|forum':&lt;/label&gt;&lt;/div&gt;&lt;/td&gt;&lt;td&gt;5,&lt;/td&gt;&lt;/tr&gt;" calcext:value-type="string">
            <text:p>&lt;tr&gt;&lt;td&gt;&lt;div class='radio'&gt;&lt;label&gt;&lt;input type='radio' name='opradio'&gt;'community|support|people|forum':&lt;/label&gt;&lt;/div&gt;&lt;/td&gt;&lt;td&gt;5,&lt;/td&gt;&lt;/tr&gt;</text:p>
          </table:table-cell>
          <table:table-cell table:formula="of:=&quot;&lt;tr&gt;&lt;td&gt;&lt;div class='radio'&gt;&lt;label&gt;&lt;input type='radio' name='opradio'&gt;&quot;&amp;[.D5]&amp;&quot;&lt;/label&gt;&lt;/div&gt;&lt;/td&gt;&lt;td&gt;&quot;&amp;[.E5]&amp;&quot;&lt;/td&gt;&lt;/tr&gt;&quot;" office:value-type="string" office:string-value="&lt;tr&gt;&lt;td&gt;&lt;div class='radio'&gt;&lt;label&gt;&lt;input type='radio' name='opradio'&gt;'cloud|platform|service':&lt;/label&gt;&lt;/div&gt;&lt;/td&gt;&lt;td&gt;1,&lt;/td&gt;&lt;/tr&gt;" calcext:value-type="string">
            <text:p>&lt;tr&gt;&lt;td&gt;&lt;div class='radio'&gt;&lt;label&gt;&lt;input type='radio' name='opradio'&gt;'cloud|platform|service':&lt;/label&gt;&lt;/div&gt;&lt;/td&gt;&lt;td&gt;1,&lt;/td&gt;&lt;/tr&gt;</text:p>
          </table:table-cell>
        </table:table-row>
        <table:table-row table:style-name="ro1">
          <table:table-cell office:value-type="string" calcext:value-type="string">
            <text:p>'design|galler|template|theme':</text:p>
          </table:table-cell>
          <table:table-cell office:value-type="string" calcext:value-type="string">
            <text:p>2,</text:p>
          </table:table-cell>
          <table:table-cell/>
          <table:table-cell office:value-type="string" calcext:value-type="string">
            <text:p>'community|support|people|forum':</text:p>
          </table:table-cell>
          <table:table-cell office:value-type="string" calcext:value-type="string">
            <text:p>18,</text:p>
          </table:table-cell>
          <table:table-cell table:formula="of:=&quot;&lt;tr&gt;&lt;td&gt;&lt;div class='radio'&gt;&lt;label&gt;&lt;input type='radio' name='opradio'&gt;&quot;&amp;[.A6]&amp;&quot;&lt;/label&gt;&lt;/div&gt;&lt;/td&gt;&lt;td&gt;&quot;&amp;[.B6]&amp;&quot;&lt;/td&gt;&lt;/tr&gt;&quot;" office:value-type="string" office:string-value="&lt;tr&gt;&lt;td&gt;&lt;div class='radio'&gt;&lt;label&gt;&lt;input type='radio' name='opradio'&gt;'design|galler|template|theme':&lt;/label&gt;&lt;/div&gt;&lt;/td&gt;&lt;td&gt;2,&lt;/td&gt;&lt;/tr&gt;" calcext:value-type="string">
            <text:p>&lt;tr&gt;&lt;td&gt;&lt;div class='radio'&gt;&lt;label&gt;&lt;input type='radio' name='opradio'&gt;'design|galler|template|theme':&lt;/label&gt;&lt;/div&gt;&lt;/td&gt;&lt;td&gt;2,&lt;/td&gt;&lt;/tr&gt;</text:p>
          </table:table-cell>
          <table:table-cell table:formula="of:=&quot;&lt;tr&gt;&lt;td&gt;&lt;div class='radio'&gt;&lt;label&gt;&lt;input type='radio' name='opradio'&gt;&quot;&amp;[.D6]&amp;&quot;&lt;/label&gt;&lt;/div&gt;&lt;/td&gt;&lt;td&gt;&quot;&amp;[.E6]&amp;&quot;&lt;/td&gt;&lt;/tr&gt;&quot;" office:value-type="string" office:string-value="&lt;tr&gt;&lt;td&gt;&lt;div class='radio'&gt;&lt;label&gt;&lt;input type='radio' name='opradio'&gt;'community|support|people|forum':&lt;/label&gt;&lt;/div&gt;&lt;/td&gt;&lt;td&gt;18,&lt;/td&gt;&lt;/tr&gt;" calcext:value-type="string">
            <text:p>&lt;tr&gt;&lt;td&gt;&lt;div class='radio'&gt;&lt;label&gt;&lt;input type='radio' name='opradio'&gt;'community|support|people|forum':&lt;/label&gt;&lt;/div&gt;&lt;/td&gt;&lt;td&gt;18,&lt;/td&gt;&lt;/tr&gt;</text:p>
          </table:table-cell>
        </table:table-row>
        <table:table-row table:style-name="ro1">
          <table:table-cell office:value-type="string" calcext:value-type="string">
            <text:p>'learn|tutorial|course|training|</text:p>
          </table:table-cell>
          <table:table-cell office:value-type="string" calcext:value-type="string">
            <text:p>36,</text:p>
          </table:table-cell>
          <table:table-cell/>
          <table:table-cell office:value-type="string" calcext:value-type="string">
            <text:p>'design|galler|template|theme':</text:p>
          </table:table-cell>
          <table:table-cell office:value-type="string" calcext:value-type="string">
            <text:p>13,</text:p>
          </table:table-cell>
          <table:table-cell table:formula="of:=&quot;&lt;tr&gt;&lt;td&gt;&lt;div class='radio'&gt;&lt;label&gt;&lt;input type='radio' name='opradio'&gt;&quot;&amp;[.A7]&amp;&quot;&lt;/label&gt;&lt;/div&gt;&lt;/td&gt;&lt;td&gt;&quot;&amp;[.B7]&amp;&quot;&lt;/td&gt;&lt;/tr&gt;&quot;" office:value-type="string" office:string-value="&lt;tr&gt;&lt;td&gt;&lt;div class='radio'&gt;&lt;label&gt;&lt;input type='radio' name='opradio'&gt;'learn|tutorial|course|training|&lt;/label&gt;&lt;/div&gt;&lt;/td&gt;&lt;td&gt;36,&lt;/td&gt;&lt;/tr&gt;" calcext:value-type="string">
            <text:p>&lt;tr&gt;&lt;td&gt;&lt;div class='radio'&gt;&lt;label&gt;&lt;input type='radio' name='opradio'&gt;'learn|tutorial|course|training|&lt;/label&gt;&lt;/div&gt;&lt;/td&gt;&lt;td&gt;36,&lt;/td&gt;&lt;/tr&gt;</text:p>
          </table:table-cell>
          <table:table-cell table:formula="of:=&quot;&lt;tr&gt;&lt;td&gt;&lt;div class='radio'&gt;&lt;label&gt;&lt;input type='radio' name='opradio'&gt;&quot;&amp;[.D7]&amp;&quot;&lt;/label&gt;&lt;/div&gt;&lt;/td&gt;&lt;td&gt;&quot;&amp;[.E7]&amp;&quot;&lt;/td&gt;&lt;/tr&gt;&quot;" office:value-type="string" office:string-value="&lt;tr&gt;&lt;td&gt;&lt;div class='radio'&gt;&lt;label&gt;&lt;input type='radio' name='opradio'&gt;'design|galler|template|theme':&lt;/label&gt;&lt;/div&gt;&lt;/td&gt;&lt;td&gt;13,&lt;/td&gt;&lt;/tr&gt;" calcext:value-type="string">
            <text:p>&lt;tr&gt;&lt;td&gt;&lt;div class='radio'&gt;&lt;label&gt;&lt;input type='radio' name='opradio'&gt;'design|galler|template|theme':&lt;/label&gt;&lt;/div&gt;&lt;/td&gt;&lt;td&gt;13,&lt;/td&gt;&lt;/tr&gt;</text:p>
          </table:table-cell>
        </table:table-row>
        <table:table-row table:style-name="ro1">
          <table:table-cell office:value-type="string" calcext:value-type="string">
            <text:p>'manual|guide|docs':</text:p>
          </table:table-cell>
          <table:table-cell office:value-type="string" calcext:value-type="string">
            <text:p>6,</text:p>
          </table:table-cell>
          <table:table-cell/>
          <table:table-cell office:value-type="string" calcext:value-type="string">
            <text:p>'learn|tutorial|course|training|</text:p>
          </table:table-cell>
          <table:table-cell office:value-type="string" calcext:value-type="string">
            <text:p>65,</text:p>
          </table:table-cell>
          <table:table-cell table:formula="of:=&quot;&lt;tr&gt;&lt;td&gt;&lt;div class='radio'&gt;&lt;label&gt;&lt;input type='radio' name='opradio'&gt;&quot;&amp;[.A8]&amp;&quot;&lt;/label&gt;&lt;/div&gt;&lt;/td&gt;&lt;td&gt;&quot;&amp;[.B8]&amp;&quot;&lt;/td&gt;&lt;/tr&gt;&quot;" office:value-type="string" office:string-value="&lt;tr&gt;&lt;td&gt;&lt;div class='radio'&gt;&lt;label&gt;&lt;input type='radio' name='opradio'&gt;'manual|guide|docs':&lt;/label&gt;&lt;/div&gt;&lt;/td&gt;&lt;td&gt;6,&lt;/td&gt;&lt;/tr&gt;" calcext:value-type="string">
            <text:p>&lt;tr&gt;&lt;td&gt;&lt;div class='radio'&gt;&lt;label&gt;&lt;input type='radio' name='opradio'&gt;'manual|guide|docs':&lt;/label&gt;&lt;/div&gt;&lt;/td&gt;&lt;td&gt;6,&lt;/td&gt;&lt;/tr&gt;</text:p>
          </table:table-cell>
          <table:table-cell table:formula="of:=&quot;&lt;tr&gt;&lt;td&gt;&lt;div class='radio'&gt;&lt;label&gt;&lt;input type='radio' name='opradio'&gt;&quot;&amp;[.D8]&amp;&quot;&lt;/label&gt;&lt;/div&gt;&lt;/td&gt;&lt;td&gt;&quot;&amp;[.E8]&amp;&quot;&lt;/td&gt;&lt;/tr&gt;&quot;" office:value-type="string" office:string-value="&lt;tr&gt;&lt;td&gt;&lt;div class='radio'&gt;&lt;label&gt;&lt;input type='radio' name='opradio'&gt;'learn|tutorial|course|training|&lt;/label&gt;&lt;/div&gt;&lt;/td&gt;&lt;td&gt;65,&lt;/td&gt;&lt;/tr&gt;" calcext:value-type="string">
            <text:p>&lt;tr&gt;&lt;td&gt;&lt;div class='radio'&gt;&lt;label&gt;&lt;input type='radio' name='opradio'&gt;'learn|tutorial|course|training|&lt;/label&gt;&lt;/div&gt;&lt;/td&gt;&lt;td&gt;65,&lt;/td&gt;&lt;/tr&gt;</text:p>
          </table:table-cell>
        </table:table-row>
        <table:table-row table:style-name="ro1">
          <table:table-cell office:value-type="string" calcext:value-type="string">
            <text:p>'on?(-|\\s)?demand|business|compan(y|ies)|enterprise':</text:p>
          </table:table-cell>
          <table:table-cell office:value-type="string" calcext:value-type="string">
            <text:p>6,</text:p>
          </table:table-cell>
          <table:table-cell/>
          <table:table-cell office:value-type="string" calcext:value-type="string">
            <text:p>'manual|guide|docs':</text:p>
          </table:table-cell>
          <table:table-cell office:value-type="string" calcext:value-type="string">
            <text:p>3,</text:p>
          </table:table-cell>
          <table:table-cell table:formula="of:=&quot;&lt;tr&gt;&lt;td&gt;&lt;div class='radio'&gt;&lt;label&gt;&lt;input type='radio' name='opradio'&gt;&quot;&amp;[.A9]&amp;&quot;&lt;/label&gt;&lt;/div&gt;&lt;/td&gt;&lt;td&gt;&quot;&amp;[.B9]&amp;&quot;&lt;/td&gt;&lt;/tr&gt;&quot;" office:value-type="string" office:string-value="&lt;tr&gt;&lt;td&gt;&lt;div class='radio'&gt;&lt;label&gt;&lt;input type='radio' name='opradio'&gt;'on?(-|\\s)?demand|business|compan(y|ies)|enterprise':&lt;/label&gt;&lt;/div&gt;&lt;/td&gt;&lt;td&gt;6,&lt;/td&gt;&lt;/tr&gt;" calcext:value-type="string">
            <text:p>&lt;tr&gt;&lt;td&gt;&lt;div class='radio'&gt;&lt;label&gt;&lt;input type='radio' name='opradio'&gt;'on?(-|\\s)?demand|business|compan(y|ies)|enterprise':&lt;/label&gt;&lt;/div&gt;&lt;/td&gt;&lt;td&gt;6,&lt;/td&gt;&lt;/tr&gt;</text:p>
          </table:table-cell>
          <table:table-cell table:formula="of:=&quot;&lt;tr&gt;&lt;td&gt;&lt;div class='radio'&gt;&lt;label&gt;&lt;input type='radio' name='opradio'&gt;&quot;&amp;[.D9]&amp;&quot;&lt;/label&gt;&lt;/div&gt;&lt;/td&gt;&lt;td&gt;&quot;&amp;[.E9]&amp;&quot;&lt;/td&gt;&lt;/tr&gt;&quot;" office:value-type="string" office:string-value="&lt;tr&gt;&lt;td&gt;&lt;div class='radio'&gt;&lt;label&gt;&lt;input type='radio' name='opradio'&gt;'manual|guide|docs':&lt;/label&gt;&lt;/div&gt;&lt;/td&gt;&lt;td&gt;3,&lt;/td&gt;&lt;/tr&gt;" calcext:value-type="string">
            <text:p>&lt;tr&gt;&lt;td&gt;&lt;div class='radio'&gt;&lt;label&gt;&lt;input type='radio' name='opradio'&gt;'manual|guide|docs':&lt;/label&gt;&lt;/div&gt;&lt;/td&gt;&lt;td&gt;3,&lt;/td&gt;&lt;/tr&gt;</text:p>
          </table:table-cell>
        </table:table-row>
        <table:table-row table:style-name="ro1">
          <table:table-cell office:value-type="string" calcext:value-type="string">
            <text:p>'shop|commerce':</text:p>
          </table:table-cell>
          <table:table-cell office:value-type="string" calcext:value-type="string">
            <text:p>1}</text:p>
          </table:table-cell>
          <table:table-cell/>
          <table:table-cell office:value-type="string" calcext:value-type="string">
            <text:p>'on?(-|\\s)?demand|business|compan(y|ies)|enterprise':</text:p>
          </table:table-cell>
          <table:table-cell office:value-type="string" calcext:value-type="string">
            <text:p>5,</text:p>
          </table:table-cell>
          <table:table-cell table:formula="of:=&quot;&lt;tr&gt;&lt;td&gt;&lt;div class='radio'&gt;&lt;label&gt;&lt;input type='radio' name='opradio'&gt;&quot;&amp;[.A10]&amp;&quot;&lt;/label&gt;&lt;/div&gt;&lt;/td&gt;&lt;td&gt;&quot;&amp;[.B10]&amp;&quot;&lt;/td&gt;&lt;/tr&gt;&quot;" office:value-type="string" office:string-value="&lt;tr&gt;&lt;td&gt;&lt;div class='radio'&gt;&lt;label&gt;&lt;input type='radio' name='opradio'&gt;'shop|commerce':&lt;/label&gt;&lt;/div&gt;&lt;/td&gt;&lt;td&gt;1}&lt;/td&gt;&lt;/tr&gt;" calcext:value-type="string">
            <text:p>&lt;tr&gt;&lt;td&gt;&lt;div class='radio'&gt;&lt;label&gt;&lt;input type='radio' name='opradio'&gt;'shop|commerce':&lt;/label&gt;&lt;/div&gt;&lt;/td&gt;&lt;td&gt;1}&lt;/td&gt;&lt;/tr&gt;</text:p>
          </table:table-cell>
          <table:table-cell table:formula="of:=&quot;&lt;tr&gt;&lt;td&gt;&lt;div class='radio'&gt;&lt;label&gt;&lt;input type='radio' name='opradio'&gt;&quot;&amp;[.D10]&amp;&quot;&lt;/label&gt;&lt;/div&gt;&lt;/td&gt;&lt;td&gt;&quot;&amp;[.E10]&amp;&quot;&lt;/td&gt;&lt;/tr&gt;&quot;" office:value-type="string" office:string-value="&lt;tr&gt;&lt;td&gt;&lt;div class='radio'&gt;&lt;label&gt;&lt;input type='radio' name='opradio'&gt;'on?(-|\\s)?demand|business|compan(y|ies)|enterprise':&lt;/label&gt;&lt;/div&gt;&lt;/td&gt;&lt;td&gt;5,&lt;/td&gt;&lt;/tr&gt;" calcext:value-type="string">
            <text:p>&lt;tr&gt;&lt;td&gt;&lt;div class='radio'&gt;&lt;label&gt;&lt;input type='radio' name='opradio'&gt;'on?(-|\\s)?demand|business|compan(y|ies)|enterprise':&lt;/label&gt;&lt;/div&gt;&lt;/td&gt;&lt;td&gt;5,&lt;/td&gt;&lt;/tr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'shop|commerce':</text:p>
          </table:table-cell>
          <table:table-cell office:value-type="string" calcext:value-type="string">
            <text:p>1}</text:p>
          </table:table-cell>
          <table:table-cell/>
          <table:table-cell table:formula="of:=&quot;&lt;tr&gt;&lt;td&gt;&lt;div class='radio'&gt;&lt;label&gt;&lt;input type='radio' name='opradio'&gt;&quot;&amp;[.D11]&amp;&quot;&lt;/label&gt;&lt;/div&gt;&lt;/td&gt;&lt;td&gt;&quot;&amp;[.E11]&amp;&quot;&lt;/td&gt;&lt;/tr&gt;&quot;" office:value-type="string" office:string-value="&lt;tr&gt;&lt;td&gt;&lt;div class='radio'&gt;&lt;label&gt;&lt;input type='radio' name='opradio'&gt;'shop|commerce':&lt;/label&gt;&lt;/div&gt;&lt;/td&gt;&lt;td&gt;1}&lt;/td&gt;&lt;/tr&gt;" calcext:value-type="string">
            <text:p>&lt;tr&gt;&lt;td&gt;&lt;div class='radio'&gt;&lt;label&gt;&lt;input type='radio' name='opradio'&gt;'shop|commerce':&lt;/label&gt;&lt;/div&gt;&lt;/td&gt;&lt;td&gt;1}&lt;/td&gt;&lt;/tr&gt;</text:p>
          </table:table-cell>
        </table:table-row>
      </table:table>
      <table:named-expressions/>
      <table:database-ranges>
        <table:database-range table:name="__Anonymous_Sheet_DB__0" table:target-range-address="Sheet1.F1:Sheet1.F161">
          <table:filter>
            <table:filter-and>
              <table:filter-condition table:field-number="0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4">00/00/0000</text:date>, <text:time style:data-style-name="N2" text:time-value="12:38:54.171881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2:01:04.702888092</meta:creation-date>
    <dc:date>2017-06-24T17:18:19.785049534</dc:date>
    <meta:editing-duration>PT6H17M44S</meta:editing-duration>
    <meta:editing-cycles>9</meta:editing-cycles>
    <meta:generator>LibreOffice/5.1.6.2$Linux_X86_64 LibreOffice_project/10m0$Build-2</meta:generator>
    <meta:document-statistic meta:table-count="2" meta:cell-count="980" meta:object-count="0"/>
  </office:meta>
</office:document-meta>
</file>